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51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0.4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0.88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125cm"/>
    </style:style>
    <style:style style:name="co11" style:family="table-column">
      <style:table-column-properties fo:break-before="auto" style:column-width="0.961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7.84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language="zxx" fo:country="none"/>
    </style:style>
    <style:style style:name="ce5" style:family="table-cell" style:parent-style-name="Default">
      <style:text-properties fo:language="zxx" fo:country="none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language="zxx" fo:country="none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language="zxx" fo:country="none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language="zxx" fo:country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language="zxx" fo:country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zxx" fo:country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zxx" fo:country="none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b 58%"/>
    </style:style>
    <style:style style:name="T2" style:family="text">
      <style:text-properties fo:font-weight="normal" style:font-weight-asian="normal" style:font-weight-complex="normal" style:text-position="super 58%"/>
    </style:style>
    <style:style style:name="T3" style:family="text">
      <style:text-properties fo:font-weight="normal" style:font-weight-asian="normal" style:font-weight-complex="normal" style:text-position="0% 100%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5" table:default-cell-style-name="Default"/>
        <table:table-column table:style-name="co8" table:default-cell-style-name="ce11"/>
        <table:table-column table:style-name="co1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1"/>
        <table:table-column table:style-name="co14" table:default-cell-style-name="Default"/>
        <table:table-column table:style-name="co15" table:number-columns-repeated="13" table:default-cell-style-name="Default"/>
        <table:table-row table:style-name="ro1">
          <table:table-cell table:style-name="ce4"/>
          <table:table-cell table:style-name="ce4" office:value-type="string" calcext:value-type="string">
            <text:p>A =</text:p>
          </table:table-cell>
          <table:table-cell table:style-name="ce4" office:value-type="float" office:value="12682" calcext:value-type="float">
            <text:p>12682</text:p>
          </table:table-cell>
          <table:table-cell table:style-name="ce4" table:number-columns-repeated="2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/>
          <table:table-cell table:style-name="ce4" office:value-type="string" calcext:value-type="string">
            <text:p>C =</text:p>
          </table:table-cell>
          <table:table-cell table:style-name="ce4" office:value-type="float" office:value="18470" calcext:value-type="float">
            <text:p>18470</text:p>
          </table:table-cell>
          <table:table-cell table:style-name="ce4" table:number-columns-repeated="2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1 =</text:p>
          </table:table-cell>
          <table:table-cell table:style-name="ce4" office:value-type="string" calcext:value-type="string">
            <text:p>A =</text:p>
          </table:table-cell>
          <table:table-cell table:style-name="ce4" table:formula="of:=[.C1]" office:value-type="float" office:value="12682" calcext:value-type="float">
            <text:p>12682</text:p>
          </table:table-cell>
          <table:table-cell table:style-name="ce4"/>
          <table:table-cell table:style-name="ce4" office:value-type="string" calcext:value-type="string">
            <text:p>B1 =</text:p>
          </table:table-cell>
          <table:table-cell table:style-name="ce4"/>
          <table:table-cell table:style-name="ce7" table:formula="of:=IF([.C4]&lt;0;1;0)" office:value-type="float" office:value="0" calcext:value-type="float">
            <text:p>0</text:p>
          </table:table-cell>
          <table:table-cell table:style-name="ce9" table:formula="of:=IF([.G4]=0;IF([.C4]-[.G4]*2^15&gt;=2^14;1;0);IF([.$Y10]=1;IF([.H10]=1;0;1);IF(SUM([.I4:.$Y4])&gt;0;IF([.H10]=1;0;1);[.H10])))" office:value-type="float" office:value="0" calcext:value-type="float">
            <text:p>0</text:p>
          </table:table-cell>
          <table:table-cell table:style-name="ce9" table:formula="of:=IF([.G4]=0;IF([.C4]-[.G4]*2^15-[.H4]*2^14&gt;=2^13;1;0);IF([.$Y4]=1;IF([.I10]=1;0;1);IF(SUM([.J4:.$Y4])&gt;0;IF([.I10]=1;0;1);[.I10])))" office:value-type="float" office:value="1" calcext:value-type="float">
            <text:p>1</text:p>
          </table:table-cell>
          <table:table-cell table:style-name="ce9" table:formula="of:=IF([.G4]=0;IF([.C4]-[.G4]*2^15-[.H4]*2^14-[.I4]*2^13&gt;=2^12;1;0);IF([.$Y4]=1;IF([.J10]=1;0;1);IF(SUM([.K4:.$Y4])&gt;0;IF([.J10]=1;0;1);[.J10])))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4]=0;IF([.C4]-[.G4]*2^15-[.H4]*2^14-[.I4]*2^13-[.J4]*2^12&gt;=2^11;1;0);IF([.$Y4]=1;IF([.L10]=1;0;1);IF(SUM([.M4:.$Y4])&gt;0;IF([.L10]=1;0;1);[.L10])))" office:value-type="float" office:value="0" calcext:value-type="float">
            <text:p>0</text:p>
          </table:table-cell>
          <table:table-cell table:style-name="ce9" table:formula="of:=IF([.G4]=0;IF([.C4]-[.G4]*2^15-[.H4]*2^14-[.I4]*2^13-[.J4]*2^12-[.L4]*2^11&gt;=2^10;1;0);IF([.$Y4]=1;IF([.M10]=1;0;1);IF(SUM([.N4:.$Y4])&gt;0;IF([.M10]=1;0;1);[.M10])))" office:value-type="float" office:value="0" calcext:value-type="float">
            <text:p>0</text:p>
          </table:table-cell>
          <table:table-cell table:style-name="ce9" table:formula="of:=IF([.G4]=0;IF([.C4]-[.G4]*2^15-[.H4]*2^14-[.I4]*2^13-[.J4]*2^12-[.L4]*2^11-[.M4]*2^10&gt;=2^9;1;0);IF([.$Y4]=1;IF([.N10]=1;0;1);IF(SUM([.O4:.$Y4])&gt;0;IF([.N10]=1;0;1);[.N10])))" office:value-type="float" office:value="0" calcext:value-type="float">
            <text:p>0</text:p>
          </table:table-cell>
          <table:table-cell table:style-name="ce9" table:formula="of:=IF([.G4]=0;IF([.C4]-[.G4]*2^15-[.H4]*2^14-[.I4]*2^13-[.J4]*2^12-[.L4]*2^11-[.M4]*2^10-[.N4]*2^9&gt;=2^8;1;0);IF([.$Y4]=1;IF([.O10]=1;0;1);IF(SUM([.P4:.$Y4])&gt;0;IF([.O10]=1;0;1);[.O10])))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4]=0;IF([.C4]-[.G4]*2^15-[.H4]*2^14-[.I4]*2^13-[.J4]*2^12-[.L4]*2^11-[.M4]*2^10-[.N4]*2^9-[.O4]*2^8&gt;=2^7;1;0);IF([.$Y4]=1;IF([.Q10]=1;0;1);IF(SUM([.R4:.$Y4])&gt;0;IF([.Q10]=1;0;1);[.Q10])))" office:value-type="float" office:value="1" calcext:value-type="float">
            <text:p>1</text:p>
          </table:table-cell>
          <table:table-cell table:style-name="ce9" table:formula="of:=IF([.G4]=0;IF([.C4]-[.G4]*2^15-[.H4]*2^14-[.I4]*2^13-[.J4]*2^12-[.L4]*2^11-[.M4]*2^10-[.N4]*2^9-[.O4]*2^8-[.Q4]*2^7&gt;=2^6;1;0);IF([.$Y4]=1;IF([.R10]=1;0;1);IF(SUM([.S4:.$Y4])&gt;0;IF([.R10]=1;0;1);[.R10])))" office:value-type="float" office:value="0" calcext:value-type="float">
            <text:p>0</text:p>
          </table:table-cell>
          <table:table-cell table:style-name="ce9" table:formula="of:=IF([.G4]=0;IF([.C4]-[.G4]*2^15-[.H4]*2^14-[.I4]*2^13-[.J4]*2^12-[.L4]*2^11-[.M4]*2^10-[.N4]*2^9-[.O4]*2^8-[.Q4]*2^7-[.R4]*2^6&gt;=2^5;1;0);IF([.$Y4]=1;IF([.S10]=1;0;1);IF(SUM([.T4:.$Y4])&gt;0;IF([.S10]=1;0;1);[.S10])))" office:value-type="float" office:value="0" calcext:value-type="float">
            <text:p>0</text:p>
          </table:table-cell>
          <table:table-cell table:style-name="ce9" table:formula="of:=IF([.G4]=0;IF([.C4]-[.G4]*2^15-[.H4]*2^14-[.I4]*2^13-[.J4]*2^12-[.L4]*2^11-[.M4]*2^10-[.N4]*2^9-[.O4]*2^8-[.Q4]*2^7-[.R4]*2^6-[.S4]*2^5&gt;=2^4;1;0);IF([.$Y4]=1;IF([.T10]=1;0;1);IF(SUM([.U4:.$Y4])&gt;0;IF([.T10]=1;0;1);[.T10])))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4]=0;IF([.C4]-[.G4]*2^15-[.H4]*2^14-[.I4]*2^13-[.J4]*2^12-[.L4]*2^11-[.M4]*2^10-[.N4]*2^9-[.O4]*2^8-[.Q4]*2^7-[.R4]*2^6-[.S4]*2^5-[.T4]*2^4&gt;=2^3;1;0);IF([.$Y4]=1;IF([.V10]=1;0;1);IF(SUM([.W4:.$Y4])&gt;0;IF([.V10]=1;0;1);[.V10])))" office:value-type="float" office:value="1" calcext:value-type="float">
            <text:p>1</text:p>
          </table:table-cell>
          <table:table-cell table:style-name="ce9" table:formula="of:=IF([.G4]=0;IF([.C4]-[.G4]*2^15-[.H4]*2^14-[.I4]*2^13-[.J4]*2^12-[.L4]*2^11-[.M4]*2^10-[.N4]*2^9-[.O4]*2^8-[.Q4]*2^7-[.R4]*2^6-[.S4]*2^5-[.T4]*2^4-[.V4]*2^3&gt;=2^2;1;0);IF([.$Y4]=1;IF([.W10]=1;0;1);IF(SUM([.X4:.$Y4])&gt;0;IF([.W10]=1;0;1);[.W10])))" office:value-type="float" office:value="0" calcext:value-type="float">
            <text:p>0</text:p>
          </table:table-cell>
          <table:table-cell table:style-name="ce9" table:formula="of:=IF([.G4]=0;IF([.C4]-[.G4]*2^15-[.H4]*2^14-[.I4]*2^13-[.J4]*2^12-[.L4]*2^11-[.M4]*2^10-[.N4]*2^9-[.O4]*2^8-[.Q4]*2^7-[.R4]*2^6-[.S4]*2^5-[.T4]*2^4-[.V4]*2^3-[.W4]*2^2&gt;=2^1;1;0);IF([.$Y4]=1;IF([.X10]=1;0;1);[.X10]))" office:value-type="float" office:value="1" calcext:value-type="float">
            <text:p>1</text:p>
          </table:table-cell>
          <table:table-cell table:style-name="ce9" table:formula="of:=IF([.G4]=0;IF([.C4]-[.G4]*2^15-[.H4]*2^14-[.I4]*2^13-[.J4]*2^12-[.L4]*2^11-[.M4]*2^10-[.N4]*2^9-[.O4]*2^8-[.Q4]*2^7-[.R4]*2^6-[.S4]*2^5-[.T4]*2^4-[.V4]*2^3-[.W4]*2^2-[.X4]*2^1&gt;=2^0;1;0);[.Y10]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2">15</text:span><text:span text:style-name="T3">; 2</text:span><text:span text:style-name="T2">15</text:span><text:span text:style-name="T3">-1</text:span>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2 =</text:p>
          </table:table-cell>
          <table:table-cell table:style-name="ce4" office:value-type="string" calcext:value-type="string">
            <text:p>C =</text:p>
          </table:table-cell>
          <table:table-cell table:style-name="ce4" table:formula="of:=[.C2]" office:value-type="float" office:value="18470" calcext:value-type="float">
            <text:p>18470</text:p>
          </table:table-cell>
          <table:table-cell table:style-name="ce4"/>
          <table:table-cell table:style-name="ce4" office:value-type="string" calcext:value-type="string">
            <text:p>B2 =</text:p>
          </table:table-cell>
          <table:table-cell table:style-name="ce4"/>
          <table:table-cell table:style-name="ce7" table:formula="of:=IF([.C5]&lt;0;1;0)" office:value-type="float" office:value="0" calcext:value-type="float">
            <text:p>0</text:p>
          </table:table-cell>
          <table:table-cell table:style-name="ce9" table:formula="of:=IF([.G5]=0;IF([.C5]-[.G5]*2^15&gt;=2^14;1;0);IF([.$Y11]=1;IF([.H11]=1;0;1);IF(SUM([.I5:.$Y5])&gt;0;IF([.H11]=1;0;1);[.H11])))" office:value-type="float" office:value="1" calcext:value-type="float">
            <text:p>1</text:p>
          </table:table-cell>
          <table:table-cell table:style-name="ce9" table:formula="of:=IF([.G5]=0;IF([.C5]-[.G5]*2^15-[.H5]*2^14&gt;=2^13;1;0);IF([.$Y5]=1;IF([.I11]=1;0;1);IF(SUM([.J5:.$Y5])&gt;0;IF([.I11]=1;0;1);[.I11])))" office:value-type="float" office:value="0" calcext:value-type="float">
            <text:p>0</text:p>
          </table:table-cell>
          <table:table-cell table:style-name="ce9" table:formula="of:=IF([.G5]=0;IF([.C5]-[.G5]*2^15-[.H5]*2^14-[.I5]*2^13&gt;=2^12;1;0);IF([.$Y5]=1;IF([.J11]=1;0;1);IF(SUM([.K5:.$Y5])&gt;0;IF([.J11]=1;0;1);[.J11])))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5]=0;IF([.C5]-[.G5]*2^15-[.H5]*2^14-[.I5]*2^13-[.J5]*2^12&gt;=2^11;1;0);IF([.$Y5]=1;IF([.L11]=1;0;1);IF(SUM([.M5:.$Y5])&gt;0;IF([.L11]=1;0;1);[.L11])))" office:value-type="float" office:value="1" calcext:value-type="float">
            <text:p>1</text:p>
          </table:table-cell>
          <table:table-cell table:style-name="ce9" table:formula="of:=IF([.G5]=0;IF([.C5]-[.G5]*2^15-[.H5]*2^14-[.I5]*2^13-[.J5]*2^12-[.L5]*2^11&gt;=2^10;1;0);IF([.$Y5]=1;IF([.M11]=1;0;1);IF(SUM([.N5:.$Y5])&gt;0;IF([.M11]=1;0;1);[.M11])))" office:value-type="float" office:value="0" calcext:value-type="float">
            <text:p>0</text:p>
          </table:table-cell>
          <table:table-cell table:style-name="ce9" table:formula="of:=IF([.G5]=0;IF([.C5]-[.G5]*2^15-[.H5]*2^14-[.I5]*2^13-[.J5]*2^12-[.L5]*2^11-[.M5]*2^10&gt;=2^9;1;0);IF([.$Y5]=1;IF([.N11]=1;0;1);IF(SUM([.O5:.$Y5])&gt;0;IF([.N11]=1;0;1);[.N11])))" office:value-type="float" office:value="0" calcext:value-type="float">
            <text:p>0</text:p>
          </table:table-cell>
          <table:table-cell table:style-name="ce9" table:formula="of:=IF([.G5]=0;IF([.C5]-[.G5]*2^15-[.H5]*2^14-[.I5]*2^13-[.J5]*2^12-[.L5]*2^11-[.M5]*2^10-[.N5]*2^9&gt;=2^8;1;0);IF([.$Y5]=1;IF([.O11]=1;0;1);IF(SUM([.P5:.$Y5])&gt;0;IF([.O11]=1;0;1);[.O11])))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5]=0;IF([.C5]-[.G5]*2^15-[.H5]*2^14-[.I5]*2^13-[.J5]*2^12-[.L5]*2^11-[.M5]*2^10-[.N5]*2^9-[.O5]*2^8&gt;=2^7;1;0);IF([.$Y5]=1;IF([.Q11]=1;0;1);IF(SUM([.R5:.$Y5])&gt;0;IF([.Q11]=1;0;1);[.Q11])))" office:value-type="float" office:value="0" calcext:value-type="float">
            <text:p>0</text:p>
          </table:table-cell>
          <table:table-cell table:style-name="ce9" table:formula="of:=IF([.G5]=0;IF([.C5]-[.G5]*2^15-[.H5]*2^14-[.I5]*2^13-[.J5]*2^12-[.L5]*2^11-[.M5]*2^10-[.N5]*2^9-[.O5]*2^8-[.Q5]*2^7&gt;=2^6;1;0);IF([.$Y5]=1;IF([.R11]=1;0;1);IF(SUM([.S5:.$Y5])&gt;0;IF([.R11]=1;0;1);[.R11])))" office:value-type="float" office:value="0" calcext:value-type="float">
            <text:p>0</text:p>
          </table:table-cell>
          <table:table-cell table:style-name="ce9" table:formula="of:=IF([.G5]=0;IF([.C5]-[.G5]*2^15-[.H5]*2^14-[.I5]*2^13-[.J5]*2^12-[.L5]*2^11-[.M5]*2^10-[.N5]*2^9-[.O5]*2^8-[.Q5]*2^7-[.R5]*2^6&gt;=2^5;1;0);IF([.$Y5]=1;IF([.S11]=1;0;1);IF(SUM([.T5:.$Y5])&gt;0;IF([.S11]=1;0;1);[.S11])))" office:value-type="float" office:value="1" calcext:value-type="float">
            <text:p>1</text:p>
          </table:table-cell>
          <table:table-cell table:style-name="ce9" table:formula="of:=IF([.G5]=0;IF([.C5]-[.G5]*2^15-[.H5]*2^14-[.I5]*2^13-[.J5]*2^12-[.L5]*2^11-[.M5]*2^10-[.N5]*2^9-[.O5]*2^8-[.Q5]*2^7-[.R5]*2^6-[.S5]*2^5&gt;=2^4;1;0);IF([.$Y5]=1;IF([.T11]=1;0;1);IF(SUM([.U5:.$Y5])&gt;0;IF([.T11]=1;0;1);[.T11])))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5]=0;IF([.C5]-[.G5]*2^15-[.H5]*2^14-[.I5]*2^13-[.J5]*2^12-[.L5]*2^11-[.M5]*2^10-[.N5]*2^9-[.O5]*2^8-[.Q5]*2^7-[.R5]*2^6-[.S5]*2^5-[.T5]*2^4&gt;=2^3;1;0);IF([.$Y5]=1;IF([.V11]=1;0;1);IF(SUM([.W5:.$Y5])&gt;0;IF([.V11]=1;0;1);[.V11])))" office:value-type="float" office:value="0" calcext:value-type="float">
            <text:p>0</text:p>
          </table:table-cell>
          <table:table-cell table:style-name="ce9" table:formula="of:=IF([.G5]=0;IF([.C5]-[.G5]*2^15-[.H5]*2^14-[.I5]*2^13-[.J5]*2^12-[.L5]*2^11-[.M5]*2^10-[.N5]*2^9-[.O5]*2^8-[.Q5]*2^7-[.R5]*2^6-[.S5]*2^5-[.T5]*2^4-[.V5]*2^3&gt;=2^2;1;0);IF([.$Y5]=1;IF([.W11]=1;0;1);IF(SUM([.X5:.$Y5])&gt;0;IF([.W11]=1;0;1);[.W11])))" office:value-type="float" office:value="1" calcext:value-type="float">
            <text:p>1</text:p>
          </table:table-cell>
          <table:table-cell table:style-name="ce9" table:formula="of:=IF([.G5]=0;IF([.C5]-[.G5]*2^15-[.H5]*2^14-[.I5]*2^13-[.J5]*2^12-[.L5]*2^11-[.M5]*2^10-[.N5]*2^9-[.O5]*2^8-[.Q5]*2^7-[.R5]*2^6-[.S5]*2^5-[.T5]*2^4-[.V5]*2^3-[.W5]*2^2&gt;=2^1;1;0);IF([.$Y5]=1;IF([.X11]=1;0;1);[.X11]))" office:value-type="float" office:value="1" calcext:value-type="float">
            <text:p>1</text:p>
          </table:table-cell>
          <table:table-cell table:style-name="ce9" table:formula="of:=IF([.G5]=0;IF([.C5]-[.G5]*2^15-[.H5]*2^14-[.I5]*2^13-[.J5]*2^12-[.L5]*2^11-[.M5]*2^10-[.N5]*2^9-[.O5]*2^8-[.Q5]*2^7-[.R5]*2^6-[.S5]*2^5-[.T5]*2^4-[.V5]*2^3-[.W5]*2^2-[.X5]*2^1&gt;=2^0;1;0);[.Y11]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2">15</text:span><text:span text:style-name="T3">; 2</text:span><text:span text:style-name="T2">15</text:span><text:span text:style-name="T3">-1</text:span>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3 =</text:p>
          </table:table-cell>
          <table:table-cell table:style-name="ce4" office:value-type="string" calcext:value-type="string">
            <text:p>A + C =</text:p>
          </table:table-cell>
          <table:table-cell table:style-name="ce4" table:formula="of:=[.C1]+[.C2]" office:value-type="float" office:value="31152" calcext:value-type="float">
            <text:p>31152</text:p>
          </table:table-cell>
          <table:table-cell table:style-name="ce4"/>
          <table:table-cell table:style-name="ce4" office:value-type="string" calcext:value-type="string">
            <text:p>B3 =</text:p>
          </table:table-cell>
          <table:table-cell table:style-name="ce4"/>
          <table:table-cell table:style-name="ce7" table:formula="of:=IF([.C6]&lt;0;1;0)" office:value-type="float" office:value="0" calcext:value-type="float">
            <text:p>0</text:p>
          </table:table-cell>
          <table:table-cell table:style-name="ce9" table:formula="of:=IF([.G6]=0;IF([.C6]-[.G6]*2^15&gt;=2^14;1;0);IF([.$Y12]=1;IF([.H12]=1;0;1);IF(SUM([.I6:.$Y6])&gt;0;IF([.H12]=1;0;1);[.H12])))" office:value-type="float" office:value="1" calcext:value-type="float">
            <text:p>1</text:p>
          </table:table-cell>
          <table:table-cell table:style-name="ce9" table:formula="of:=IF([.G6]=0;IF([.C6]-[.G6]*2^15-[.H6]*2^14&gt;=2^13;1;0);IF([.$Y6]=1;IF([.I12]=1;0;1);IF(SUM([.J6:.$Y6])&gt;0;IF([.I12]=1;0;1);[.I12])))" office:value-type="float" office:value="1" calcext:value-type="float">
            <text:p>1</text:p>
          </table:table-cell>
          <table:table-cell table:style-name="ce9" table:formula="of:=IF([.G6]=0;IF([.C6]-[.G6]*2^15-[.H6]*2^14-[.I6]*2^13&gt;=2^12;1;0);IF([.$Y6]=1;IF([.J12]=1;0;1);IF(SUM([.K6:.$Y6])&gt;0;IF([.J12]=1;0;1);[.J12])))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6]=0;IF([.C6]-[.G6]*2^15-[.H6]*2^14-[.I6]*2^13-[.J6]*2^12&gt;=2^11;1;0);IF([.$Y6]=1;IF([.L12]=1;0;1);IF(SUM([.M6:.$Y6])&gt;0;IF([.L12]=1;0;1);[.L12])))" office:value-type="float" office:value="1" calcext:value-type="float">
            <text:p>1</text:p>
          </table:table-cell>
          <table:table-cell table:style-name="ce9" table:formula="of:=IF([.G6]=0;IF([.C6]-[.G6]*2^15-[.H6]*2^14-[.I6]*2^13-[.J6]*2^12-[.L6]*2^11&gt;=2^10;1;0);IF([.$Y6]=1;IF([.M12]=1;0;1);IF(SUM([.N6:.$Y6])&gt;0;IF([.M12]=1;0;1);[.M12])))" office:value-type="float" office:value="0" calcext:value-type="float">
            <text:p>0</text:p>
          </table:table-cell>
          <table:table-cell table:style-name="ce9" table:formula="of:=IF([.G6]=0;IF([.C6]-[.G6]*2^15-[.H6]*2^14-[.I6]*2^13-[.J6]*2^12-[.L6]*2^11-[.M6]*2^10&gt;=2^9;1;0);IF([.$Y6]=1;IF([.N12]=1;0;1);IF(SUM([.O6:.$Y6])&gt;0;IF([.N12]=1;0;1);[.N12])))" office:value-type="float" office:value="0" calcext:value-type="float">
            <text:p>0</text:p>
          </table:table-cell>
          <table:table-cell table:style-name="ce9" table:formula="of:=IF([.G6]=0;IF([.C6]-[.G6]*2^15-[.H6]*2^14-[.I6]*2^13-[.J6]*2^12-[.L6]*2^11-[.M6]*2^10-[.N6]*2^9&gt;=2^8;1;0);IF([.$Y6]=1;IF([.O12]=1;0;1);IF(SUM([.P6:.$Y6])&gt;0;IF([.O12]=1;0;1);[.O12])))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6]=0;IF([.C6]-[.G6]*2^15-[.H6]*2^14-[.I6]*2^13-[.J6]*2^12-[.L6]*2^11-[.M6]*2^10-[.N6]*2^9-[.O6]*2^8&gt;=2^7;1;0);IF([.$Y6]=1;IF([.Q12]=1;0;1);IF(SUM([.R6:.$Y6])&gt;0;IF([.Q12]=1;0;1);[.Q12])))" office:value-type="float" office:value="1" calcext:value-type="float">
            <text:p>1</text:p>
          </table:table-cell>
          <table:table-cell table:style-name="ce9" table:formula="of:=IF([.G6]=0;IF([.C6]-[.G6]*2^15-[.H6]*2^14-[.I6]*2^13-[.J6]*2^12-[.L6]*2^11-[.M6]*2^10-[.N6]*2^9-[.O6]*2^8-[.Q6]*2^7&gt;=2^6;1;0);IF([.$Y6]=1;IF([.R12]=1;0;1);IF(SUM([.S6:.$Y6])&gt;0;IF([.R12]=1;0;1);[.R12])))" office:value-type="float" office:value="0" calcext:value-type="float">
            <text:p>0</text:p>
          </table:table-cell>
          <table:table-cell table:style-name="ce9" table:formula="of:=IF([.G6]=0;IF([.C6]-[.G6]*2^15-[.H6]*2^14-[.I6]*2^13-[.J6]*2^12-[.L6]*2^11-[.M6]*2^10-[.N6]*2^9-[.O6]*2^8-[.Q6]*2^7-[.R6]*2^6&gt;=2^5;1;0);IF([.$Y6]=1;IF([.S12]=1;0;1);IF(SUM([.T6:.$Y6])&gt;0;IF([.S12]=1;0;1);[.S12])))" office:value-type="float" office:value="1" calcext:value-type="float">
            <text:p>1</text:p>
          </table:table-cell>
          <table:table-cell table:style-name="ce9" table:formula="of:=IF([.G6]=0;IF([.C6]-[.G6]*2^15-[.H6]*2^14-[.I6]*2^13-[.J6]*2^12-[.L6]*2^11-[.M6]*2^10-[.N6]*2^9-[.O6]*2^8-[.Q6]*2^7-[.R6]*2^6-[.S6]*2^5&gt;=2^4;1;0);IF([.$Y6]=1;IF([.T12]=1;0;1);IF(SUM([.U6:.$Y6])&gt;0;IF([.T12]=1;0;1);[.T12])))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6]=0;IF([.C6]-[.G6]*2^15-[.H6]*2^14-[.I6]*2^13-[.J6]*2^12-[.L6]*2^11-[.M6]*2^10-[.N6]*2^9-[.O6]*2^8-[.Q6]*2^7-[.R6]*2^6-[.S6]*2^5-[.T6]*2^4&gt;=2^3;1;0);IF([.$Y6]=1;IF([.V12]=1;0;1);IF(SUM([.W6:.$Y6])&gt;0;IF([.V12]=1;0;1);[.V12])))" office:value-type="float" office:value="0" calcext:value-type="float">
            <text:p>0</text:p>
          </table:table-cell>
          <table:table-cell table:style-name="ce9" table:formula="of:=IF([.G6]=0;IF([.C6]-[.G6]*2^15-[.H6]*2^14-[.I6]*2^13-[.J6]*2^12-[.L6]*2^11-[.M6]*2^10-[.N6]*2^9-[.O6]*2^8-[.Q6]*2^7-[.R6]*2^6-[.S6]*2^5-[.T6]*2^4-[.V6]*2^3&gt;=2^2;1;0);IF([.$Y6]=1;IF([.W12]=1;0;1);IF(SUM([.X6:.$Y6])&gt;0;IF([.W12]=1;0;1);[.W12])))" office:value-type="float" office:value="0" calcext:value-type="float">
            <text:p>0</text:p>
          </table:table-cell>
          <table:table-cell table:style-name="ce9" table:formula="of:=IF([.G6]=0;IF([.C6]-[.G6]*2^15-[.H6]*2^14-[.I6]*2^13-[.J6]*2^12-[.L6]*2^11-[.M6]*2^10-[.N6]*2^9-[.O6]*2^8-[.Q6]*2^7-[.R6]*2^6-[.S6]*2^5-[.T6]*2^4-[.V6]*2^3-[.W6]*2^2&gt;=2^1;1;0);IF([.$Y6]=1;IF([.X12]=1;0;1);[.X12]))" office:value-type="float" office:value="0" calcext:value-type="float">
            <text:p>0</text:p>
          </table:table-cell>
          <table:table-cell table:style-name="ce9" table:formula="of:=IF([.G6]=0;IF([.C6]-[.G6]*2^15-[.H6]*2^14-[.I6]*2^13-[.J6]*2^12-[.L6]*2^11-[.M6]*2^10-[.N6]*2^9-[.O6]*2^8-[.Q6]*2^7-[.R6]*2^6-[.S6]*2^5-[.T6]*2^4-[.V6]*2^3-[.W6]*2^2-[.X6]*2^1&gt;=2^0;1;0);[.Y12]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2">15</text:span><text:span text:style-name="T3">; 2</text:span><text:span text:style-name="T2">15</text:span><text:span text:style-name="T3">-1</text:span>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4 =</text:p>
          </table:table-cell>
          <table:table-cell table:style-name="ce4" office:value-type="string" calcext:value-type="string">
            <text:p>A + C + C =</text:p>
          </table:table-cell>
          <table:table-cell table:style-name="ce4" table:formula="of:=[.C1]+2*[.C2]" office:value-type="float" office:value="49622" calcext:value-type="float">
            <text:p>49622</text:p>
          </table:table-cell>
          <table:table-cell table:style-name="ce4"/>
          <table:table-cell table:style-name="ce4" office:value-type="string" calcext:value-type="string">
            <text:p>B4 =</text:p>
          </table:table-cell>
          <table:table-cell table:style-name="ce4"/>
          <table:table-cell table:style-name="ce7" table:formula="of:=IF([.C7]&gt;=2^15;1;0)" office:value-type="float" office:value="1" calcext:value-type="float">
            <text:p>1</text:p>
          </table:table-cell>
          <table:table-cell table:style-name="ce9" table:formula="of:=IF([.C7]-[.G7]*2^15&gt;=2^14;1;0)" office:value-type="float" office:value="1" calcext:value-type="float">
            <text:p>1</text:p>
          </table:table-cell>
          <table:table-cell table:style-name="ce9" table:formula="of:=IF([.C7]-[.G7]*2^15-[.H7]*2^14&gt;=2^13;1;0)" office:value-type="float" office:value="0" calcext:value-type="float">
            <text:p>0</text:p>
          </table:table-cell>
          <table:table-cell table:style-name="ce9" table:formula="of:=IF([.C7]-[.G7]*2^15-[.H7]*2^14-[.I7]*2^13&gt;=2^12;1;0)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C7]-[.G7]*2^15-[.H7]*2^14-[.I7]*2^13-[.J7]*2^12&gt;=2^11;1;0)" office:value-type="float" office:value="0" calcext:value-type="float">
            <text:p>0</text:p>
          </table:table-cell>
          <table:table-cell table:style-name="ce9" table:formula="of:=IF([.C7]-[.G7]*2^15-[.H7]*2^14-[.I7]*2^13-[.J7]*2^12-[.L7]*2^11&gt;=2^10;1;0)" office:value-type="float" office:value="0" calcext:value-type="float">
            <text:p>0</text:p>
          </table:table-cell>
          <table:table-cell table:style-name="ce9" table:formula="of:=IF([.C7]-[.G7]*2^15-[.H7]*2^14-[.I7]*2^13-[.J7]*2^12-[.L7]*2^11-[.M7]*2^10&gt;=2^9;1;0)" office:value-type="float" office:value="0" calcext:value-type="float">
            <text:p>0</text:p>
          </table:table-cell>
          <table:table-cell table:style-name="ce9" table:formula="of:=IF([.C7]-[.G7]*2^15-[.H7]*2^14-[.I7]*2^13-[.J7]*2^12-[.L7]*2^11-[.M7]*2^10-[.N7]*2^9&gt;=2^8;1;0)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C7]-[.G7]*2^15-[.H7]*2^14-[.I7]*2^13-[.J7]*2^12-[.L7]*2^11-[.M7]*2^10-[.N7]*2^9-[.O7]*2^8&gt;=2^7;1;0)" office:value-type="float" office:value="1" calcext:value-type="float">
            <text:p>1</text:p>
          </table:table-cell>
          <table:table-cell table:style-name="ce9" table:formula="of:=IF([.C7]-[.G7]*2^15-[.H7]*2^14-[.I7]*2^13-[.J7]*2^12-[.L7]*2^11-[.M7]*2^10-[.N7]*2^9-[.O7]*2^8-[.Q7]*2^7&gt;=2^6;1;0)" office:value-type="float" office:value="1" calcext:value-type="float">
            <text:p>1</text:p>
          </table:table-cell>
          <table:table-cell table:style-name="ce9" table:formula="of:=IF([.C7]-[.G7]*2^15-[.H7]*2^14-[.I7]*2^13-[.J7]*2^12-[.L7]*2^11-[.M7]*2^10-[.N7]*2^9-[.O7]*2^8-[.Q7]*2^7-[.R7]*2^6&gt;=2^5;1;0)" office:value-type="float" office:value="0" calcext:value-type="float">
            <text:p>0</text:p>
          </table:table-cell>
          <table:table-cell table:style-name="ce9" table:formula="of:=IF([.C7]-[.G7]*2^15-[.H7]*2^14-[.I7]*2^13-[.J7]*2^12-[.L7]*2^11-[.M7]*2^10-[.N7]*2^9-[.O7]*2^8-[.Q7]*2^7-[.R7]*2^6-[.S7]*2^5&gt;=2^4;1;0)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C7]-[.G7]*2^15-[.H7]*2^14-[.I7]*2^13-[.J7]*2^12-[.L7]*2^11-[.M7]*2^10-[.N7]*2^9-[.O7]*2^8-[.Q7]*2^7-[.R7]*2^6-[.S7]*2^5-[.T7]*2^4&gt;=2^3;1;0)" office:value-type="float" office:value="0" calcext:value-type="float">
            <text:p>0</text:p>
          </table:table-cell>
          <table:table-cell table:style-name="ce9" table:formula="of:=IF([.C7]-[.G7]*2^15-[.H7]*2^14-[.I7]*2^13-[.J7]*2^12-[.L7]*2^11-[.M7]*2^10-[.N7]*2^9-[.O7]*2^8-[.Q7]*2^7-[.R7]*2^6-[.S7]*2^5-[.T7]*2^4-[.V7]*2^3&gt;=2^2;1;0)" office:value-type="float" office:value="1" calcext:value-type="float">
            <text:p>1</text:p>
          </table:table-cell>
          <table:table-cell table:style-name="ce9" table:formula="of:=IF([.C7]-[.G7]*2^15-[.H7]*2^14-[.I7]*2^13-[.J7]*2^12-[.L7]*2^11-[.M7]*2^10-[.N7]*2^9-[.O7]*2^8-[.Q7]*2^7-[.R7]*2^6-[.S7]*2^5-[.T7]*2^4-[.V7]*2^3-[.W7]*2^2&gt;=2^1;1;0)" office:value-type="float" office:value="1" calcext:value-type="float">
            <text:p>1</text:p>
          </table:table-cell>
          <table:table-cell table:style-name="ce9" table:formula="of:=IF([.C7]-[.G7]*2^15-[.H7]*2^14-[.I7]*2^13-[.J7]*2^12-[.L7]*2^11-[.M7]*2^10-[.N7]*2^9-[.O7]*2^8-[.Q7]*2^7-[.R7]*2^6-[.S7]*2^5-[.T7]*2^4-[.V7]*2^3-[.W7]*2^2-[.X7]*2^1&gt;=2^0;1;0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0; 2<text:span text:style-name="T4">16</text:span>-1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5 =</text:p>
          </table:table-cell>
          <table:table-cell table:style-name="ce4" office:value-type="string" calcext:value-type="string">
            <text:p>C - A =</text:p>
          </table:table-cell>
          <table:table-cell table:style-name="ce4" table:formula="of:=[.C2]-[.C1]" office:value-type="float" office:value="5788" calcext:value-type="float">
            <text:p>5788</text:p>
          </table:table-cell>
          <table:table-cell table:style-name="ce4"/>
          <table:table-cell table:style-name="ce4" office:value-type="string" calcext:value-type="string">
            <text:p>B5 =</text:p>
          </table:table-cell>
          <table:table-cell table:style-name="ce4"/>
          <table:table-cell table:style-name="ce7" table:formula="of:=IF([.C8]&lt;0;1;0)" office:value-type="float" office:value="0" calcext:value-type="float">
            <text:p>0</text:p>
          </table:table-cell>
          <table:table-cell table:style-name="ce9" table:formula="of:=IF([.G8]=0;IF([.C8]-[.G8]*2^15&gt;=2^14;1;0);IF([.$Y14]=1;IF([.H14]=1;0;1);IF(SUM([.I8:.$Y8])&gt;0;IF([.H14]=1;0;1);[.H14])))" office:value-type="float" office:value="0" calcext:value-type="float">
            <text:p>0</text:p>
          </table:table-cell>
          <table:table-cell table:style-name="ce9" table:formula="of:=IF([.G8]=0;IF([.C8]-[.G8]*2^15-[.H8]*2^14&gt;=2^13;1;0);IF([.$Y8]=1;IF([.I14]=1;0;1);IF(SUM([.J8:.$Y8])&gt;0;IF([.I14]=1;0;1);[.I14])))" office:value-type="float" office:value="0" calcext:value-type="float">
            <text:p>0</text:p>
          </table:table-cell>
          <table:table-cell table:style-name="ce9" table:formula="of:=IF([.G8]=0;IF([.C8]-[.G8]*2^15-[.H8]*2^14-[.I8]*2^13&gt;=2^12;1;0);IF([.$Y8]=1;IF([.J14]=1;0;1);IF(SUM([.K8:.$Y8])&gt;0;IF([.J14]=1;0;1);[.J14])))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8]=0;IF([.C8]-[.G8]*2^15-[.H8]*2^14-[.I8]*2^13-[.J8]*2^12&gt;=2^11;1;0);IF([.$Y8]=1;IF([.L14]=1;0;1);IF(SUM([.M8:.$Y8])&gt;0;IF([.L14]=1;0;1);[.L14])))" office:value-type="float" office:value="0" calcext:value-type="float">
            <text:p>0</text:p>
          </table:table-cell>
          <table:table-cell table:style-name="ce9" table:formula="of:=IF([.G8]=0;IF([.C8]-[.G8]*2^15-[.H8]*2^14-[.I8]*2^13-[.J8]*2^12-[.L8]*2^11&gt;=2^10;1;0);IF([.$Y8]=1;IF([.M14]=1;0;1);IF(SUM([.N8:.$Y8])&gt;0;IF([.M14]=1;0;1);[.M14])))" office:value-type="float" office:value="1" calcext:value-type="float">
            <text:p>1</text:p>
          </table:table-cell>
          <table:table-cell table:style-name="ce9" table:formula="of:=IF([.G8]=0;IF([.C8]-[.G8]*2^15-[.H8]*2^14-[.I8]*2^13-[.J8]*2^12-[.L8]*2^11-[.M8]*2^10&gt;=2^9;1;0);IF([.$Y8]=1;IF([.N14]=1;0;1);IF(SUM([.O8:.$Y8])&gt;0;IF([.N14]=1;0;1);[.N14])))" office:value-type="float" office:value="1" calcext:value-type="float">
            <text:p>1</text:p>
          </table:table-cell>
          <table:table-cell table:style-name="ce9" table:formula="of:=IF([.G8]=0;IF([.C8]-[.G8]*2^15-[.H8]*2^14-[.I8]*2^13-[.J8]*2^12-[.L8]*2^11-[.M8]*2^10-[.N8]*2^9&gt;=2^8;1;0);IF([.$Y8]=1;IF([.O14]=1;0;1);IF(SUM([.P8:.$Y8])&gt;0;IF([.O14]=1;0;1);[.O14])))" office:value-type="float" office:value="0" calcext:value-type="float">
            <text:p>0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8]=0;IF([.C8]-[.G8]*2^15-[.H8]*2^14-[.I8]*2^13-[.J8]*2^12-[.L8]*2^11-[.M8]*2^10-[.N8]*2^9-[.O8]*2^8&gt;=2^7;1;0);IF([.$Y8]=1;IF([.Q14]=1;0;1);IF(SUM([.R8:.$Y8])&gt;0;IF([.Q14]=1;0;1);[.Q14])))" office:value-type="float" office:value="1" calcext:value-type="float">
            <text:p>1</text:p>
          </table:table-cell>
          <table:table-cell table:style-name="ce9" table:formula="of:=IF([.G8]=0;IF([.C8]-[.G8]*2^15-[.H8]*2^14-[.I8]*2^13-[.J8]*2^12-[.L8]*2^11-[.M8]*2^10-[.N8]*2^9-[.O8]*2^8-[.Q8]*2^7&gt;=2^6;1;0);IF([.$Y8]=1;IF([.R14]=1;0;1);IF(SUM([.S8:.$Y8])&gt;0;IF([.R14]=1;0;1);[.R14])))" office:value-type="float" office:value="0" calcext:value-type="float">
            <text:p>0</text:p>
          </table:table-cell>
          <table:table-cell table:style-name="ce9" table:formula="of:=IF([.G8]=0;IF([.C8]-[.G8]*2^15-[.H8]*2^14-[.I8]*2^13-[.J8]*2^12-[.L8]*2^11-[.M8]*2^10-[.N8]*2^9-[.O8]*2^8-[.Q8]*2^7-[.R8]*2^6&gt;=2^5;1;0);IF([.$Y8]=1;IF([.S14]=1;0;1);IF(SUM([.T8:.$Y8])&gt;0;IF([.S14]=1;0;1);[.S14])))" office:value-type="float" office:value="0" calcext:value-type="float">
            <text:p>0</text:p>
          </table:table-cell>
          <table:table-cell table:style-name="ce9" table:formula="of:=IF([.G8]=0;IF([.C8]-[.G8]*2^15-[.H8]*2^14-[.I8]*2^13-[.J8]*2^12-[.L8]*2^11-[.M8]*2^10-[.N8]*2^9-[.O8]*2^8-[.Q8]*2^7-[.R8]*2^6-[.S8]*2^5&gt;=2^4;1;0);IF([.$Y8]=1;IF([.T14]=1;0;1);IF(SUM([.U8:.$Y8])&gt;0;IF([.T14]=1;0;1);[.T14])))" office:value-type="float" office:value="1" calcext:value-type="float">
            <text:p>1</text:p>
          </table:table-cell>
          <table:table-cell table:style-name="ce9" office:value-type="string" calcext:value-type="string">
            <text:p>.</text:p>
          </table:table-cell>
          <table:table-cell table:style-name="ce9" table:formula="of:=IF([.G8]=0;IF([.C8]-[.G8]*2^15-[.H8]*2^14-[.I8]*2^13-[.J8]*2^12-[.L8]*2^11-[.M8]*2^10-[.N8]*2^9-[.O8]*2^8-[.Q8]*2^7-[.R8]*2^6-[.S8]*2^5-[.T8]*2^4&gt;=2^3;1;0);IF([.$Y8]=1;IF([.V14]=1;0;1);IF(SUM([.W8:.$Y8])&gt;0;IF([.V14]=1;0;1);[.V14])))" office:value-type="float" office:value="1" calcext:value-type="float">
            <text:p>1</text:p>
          </table:table-cell>
          <table:table-cell table:style-name="ce9" table:formula="of:=IF([.G8]=0;IF([.C8]-[.G8]*2^15-[.H8]*2^14-[.I8]*2^13-[.J8]*2^12-[.L8]*2^11-[.M8]*2^10-[.N8]*2^9-[.O8]*2^8-[.Q8]*2^7-[.R8]*2^6-[.S8]*2^5-[.T8]*2^4-[.V8]*2^3&gt;=2^2;1;0);IF([.$Y8]=1;IF([.W14]=1;0;1);IF(SUM([.X8:.$Y8])&gt;0;IF([.W14]=1;0;1);[.W14])))" office:value-type="float" office:value="1" calcext:value-type="float">
            <text:p>1</text:p>
          </table:table-cell>
          <table:table-cell table:style-name="ce9" table:formula="of:=IF([.G8]=0;IF([.C8]-[.G8]*2^15-[.H8]*2^14-[.I8]*2^13-[.J8]*2^12-[.L8]*2^11-[.M8]*2^10-[.N8]*2^9-[.O8]*2^8-[.Q8]*2^7-[.R8]*2^6-[.S8]*2^5-[.T8]*2^4-[.V8]*2^3-[.W8]*2^2&gt;=2^1;1;0);IF([.$Y8]=1;IF([.X14]=1;0;1);[.X14]))" office:value-type="float" office:value="0" calcext:value-type="float">
            <text:p>0</text:p>
          </table:table-cell>
          <table:table-cell table:style-name="ce9" table:formula="of:=IF([.G8]=0;IF([.C8]-[.G8]*2^15-[.H8]*2^14-[.I8]*2^13-[.J8]*2^12-[.L8]*2^11-[.M8]*2^10-[.N8]*2^9-[.O8]*2^8-[.Q8]*2^7-[.R8]*2^6-[.S8]*2^5-[.T8]*2^4-[.V8]*2^3-[.W8]*2^2-[.X8]*2^1&gt;=2^0;1;0);[.Y14]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2">15</text:span><text:span text:style-name="T3">; 2</text:span><text:span text:style-name="T2">15</text:span><text:span text:style-name="T3">-1</text:span>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6 =</text:p>
          </table:table-cell>
          <table:table-cell table:style-name="ce4" office:value-type="string" calcext:value-type="string">
            <text:p>65536 - X4 =</text:p>
          </table:table-cell>
          <table:table-cell table:style-name="ce4" table:formula="of:=65536-[.C7]" office:value-type="float" office:value="15914" calcext:value-type="float">
            <text:p>15914</text:p>
          </table:table-cell>
          <table:table-cell table:style-name="ce4"/>
          <table:table-cell table:style-name="ce4" office:value-type="string" calcext:value-type="string">
            <text:p>B6 =</text:p>
          </table:table-cell>
          <table:table-cell table:style-name="ce4"/>
          <table:table-cell table:style-name="ce8" table:formula="of:=IF([.C9]&gt;=2^15;1;0)" office:value-type="float" office:value="0" calcext:value-type="float">
            <text:p>0</text:p>
          </table:table-cell>
          <table:table-cell table:style-name="ce4" table:formula="of:=IF([.C9]-[.G9]*2^15&gt;=2^14;1;0)" office:value-type="float" office:value="0" calcext:value-type="float">
            <text:p>0</text:p>
          </table:table-cell>
          <table:table-cell table:style-name="ce4" table:formula="of:=IF([.C9]-[.G9]*2^15-[.H9]*2^14&gt;=2^13;1;0)" office:value-type="float" office:value="1" calcext:value-type="float">
            <text:p>1</text:p>
          </table:table-cell>
          <table:table-cell table:style-name="ce4" table:formula="of:=IF([.C9]-[.G9]*2^15-[.H9]*2^14-[.I9]*2^13&gt;=2^12;1;0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IF([.C9]-[.G9]*2^15-[.H9]*2^14-[.I9]*2^13-[.J9]*2^12&gt;=2^11;1;0)" office:value-type="float" office:value="1" calcext:value-type="float">
            <text:p>1</text:p>
          </table:table-cell>
          <table:table-cell table:style-name="ce4" table:formula="of:=IF([.C9]-[.G9]*2^15-[.H9]*2^14-[.I9]*2^13-[.J9]*2^12-[.L9]*2^11&gt;=2^10;1;0)" office:value-type="float" office:value="1" calcext:value-type="float">
            <text:p>1</text:p>
          </table:table-cell>
          <table:table-cell table:style-name="ce4" table:formula="of:=IF([.C9]-[.G9]*2^15-[.H9]*2^14-[.I9]*2^13-[.J9]*2^12-[.L9]*2^11-[.M9]*2^10&gt;=2^9;1;0)" office:value-type="float" office:value="1" calcext:value-type="float">
            <text:p>1</text:p>
          </table:table-cell>
          <table:table-cell table:style-name="ce4" table:formula="of:=IF([.C9]-[.G9]*2^15-[.H9]*2^14-[.I9]*2^13-[.J9]*2^12-[.L9]*2^11-[.M9]*2^10-[.N9]*2^9&gt;=2^8;1;0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IF([.C9]-[.G9]*2^15-[.H9]*2^14-[.I9]*2^13-[.J9]*2^12-[.L9]*2^11-[.M9]*2^10-[.N9]*2^9-[.O9]*2^8&gt;=2^7;1;0)" office:value-type="float" office:value="0" calcext:value-type="float">
            <text:p>0</text:p>
          </table:table-cell>
          <table:table-cell table:style-name="ce4" table:formula="of:=IF([.C9]-[.G9]*2^15-[.H9]*2^14-[.I9]*2^13-[.J9]*2^12-[.L9]*2^11-[.M9]*2^10-[.N9]*2^9-[.O9]*2^8-[.Q9]*2^7&gt;=2^6;1;0)" office:value-type="float" office:value="0" calcext:value-type="float">
            <text:p>0</text:p>
          </table:table-cell>
          <table:table-cell table:style-name="ce4" table:formula="of:=IF([.C9]-[.G9]*2^15-[.H9]*2^14-[.I9]*2^13-[.J9]*2^12-[.L9]*2^11-[.M9]*2^10-[.N9]*2^9-[.O9]*2^8-[.Q9]*2^7-[.R9]*2^6&gt;=2^5;1;0)" office:value-type="float" office:value="1" calcext:value-type="float">
            <text:p>1</text:p>
          </table:table-cell>
          <table:table-cell table:style-name="ce4" table:formula="of:=IF([.C9]-[.G9]*2^15-[.H9]*2^14-[.I9]*2^13-[.J9]*2^12-[.L9]*2^11-[.M9]*2^10-[.N9]*2^9-[.O9]*2^8-[.Q9]*2^7-[.R9]*2^6-[.S9]*2^5&gt;=2^4;1;0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IF([.C9]-[.G9]*2^15-[.H9]*2^14-[.I9]*2^13-[.J9]*2^12-[.L9]*2^11-[.M9]*2^10-[.N9]*2^9-[.O9]*2^8-[.Q9]*2^7-[.R9]*2^6-[.S9]*2^5-[.T9]*2^4&gt;=2^3;1;0)" office:value-type="float" office:value="1" calcext:value-type="float">
            <text:p>1</text:p>
          </table:table-cell>
          <table:table-cell table:style-name="ce4" table:formula="of:=IF([.C9]-[.G9]*2^15-[.H9]*2^14-[.I9]*2^13-[.J9]*2^12-[.L9]*2^11-[.M9]*2^10-[.N9]*2^9-[.O9]*2^8-[.Q9]*2^7-[.R9]*2^6-[.S9]*2^5-[.T9]*2^4-[.V9]*2^3&gt;=2^2;1;0)" office:value-type="float" office:value="0" calcext:value-type="float">
            <text:p>0</text:p>
          </table:table-cell>
          <table:table-cell table:style-name="ce4" table:formula="of:=IF([.C9]-[.G9]*2^15-[.H9]*2^14-[.I9]*2^13-[.J9]*2^12-[.L9]*2^11-[.M9]*2^10-[.N9]*2^9-[.O9]*2^8-[.Q9]*2^7-[.R9]*2^6-[.S9]*2^5-[.T9]*2^4-[.V9]*2^3-[.W9]*2^2&gt;=2^1;1;0)" office:value-type="float" office:value="1" calcext:value-type="float">
            <text:p>1</text:p>
          </table:table-cell>
          <table:table-cell table:style-name="ce4" table:formula="of:=IF([.C9]-[.G9]*2^15-[.H9]*2^14-[.I9]*2^13-[.J9]*2^12-[.L9]*2^11-[.M9]*2^10-[.N9]*2^9-[.O9]*2^8-[.Q9]*2^7-[.R9]*2^6-[.S9]*2^5-[.T9]*2^4-[.V9]*2^3-[.W9]*2^2-[.X9]*2^1&gt;=2^0;1;0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1; 2<text:span text:style-name="T4">16</text:span>-1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7 =</text:p>
          </table:table-cell>
          <table:table-cell table:style-name="ce6" office:value-type="string" calcext:value-type="string">
            <text:p>-X1 =</text:p>
          </table:table-cell>
          <table:table-cell table:style-name="ce4" table:formula="of:=-[.C4]" office:value-type="float" office:value="-12682" calcext:value-type="float">
            <text:p>-12682</text:p>
          </table:table-cell>
          <table:table-cell table:style-name="ce4"/>
          <table:table-cell table:style-name="ce4" office:value-type="string" calcext:value-type="string">
            <text:p>B7 =</text:p>
          </table:table-cell>
          <table:table-cell table:style-name="ce4" office:value-type="string" calcext:value-type="string">
            <text:p>-B1 =</text:p>
          </table:table-cell>
          <table:table-cell table:style-name="ce4" table:formula="of:=IF([.G4]=0;IF([.$Y10]=1;IF([.G4]=1;0;1);IF(SUM([.H10:.$Y10])&gt;0;IF([.G4]=1;0;1);[.G4]));0)" office:value-type="float" office:value="1" calcext:value-type="float">
            <text:p>1</text:p>
          </table:table-cell>
          <table:table-cell table:style-name="ce4" table:formula="of:=IF([.G4]=1;IF([.C10]-[.G10]*2^15&gt;=2^14;1;0);IF([.$Y4]=1;IF([.H4]=1;0;1);IF(SUM([.I10:.$Y10])&gt;0;IF([.H4]=1;0;1);[.H4])))" office:value-type="float" office:value="1" calcext:value-type="float">
            <text:p>1</text:p>
          </table:table-cell>
          <table:table-cell table:style-name="ce4" table:formula="of:=IF([.G4]=1;IF([.C10]-[.G10]*2^15-[.H10]*2^14&gt;=2^13;1;0);IF([.$Y10]=1;IF([.I4]=1;0;1);IF(SUM([.J10:.$Y10])&gt;0;IF([.I4]=1;0;1);[.I4])))" office:value-type="float" office:value="0" calcext:value-type="float">
            <text:p>0</text:p>
          </table:table-cell>
          <table:table-cell table:style-name="ce4" table:formula="of:=IF([.G4]=1;IF([.C10]-[.G10]*2^15-[.H10]*2^14-[.I10]*2^13&gt;=2^12;1;0);IF([.$Y10]=1;IF([.J4]=1;0;1);IF(SUM([.K10:.$Y10])&gt;0;IF([.J4]=1;0;1);[.J4])))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4]=1;IF([.C10]-[.G10]*2^15-[.H10]*2^14-[.I10]*2^13-[.J10]*2^12&gt;=2^11;1;0);IF([.$Y10]=1;IF([.L4]=1;0;1);IF(SUM([.M10:.$Y10])&gt;0;IF([.L4]=1;0;1);[.L4])))" office:value-type="float" office:value="1" calcext:value-type="float">
            <text:p>1</text:p>
          </table:table-cell>
          <table:table-cell table:style-name="ce4" table:formula="of:=IF([.G4]=1;IF([.C10]-[.G10]*2^15-[.H10]*2^14-[.I10]*2^13-[.J10]*2^12-[.L10]*2^11&gt;=2^10;1;0);IF([.$Y10]=1;IF([.M4]=1;0;1);IF(SUM([.N10:.$Y10])&gt;0;IF([.M4]=1;0;1);[.M4])))" office:value-type="float" office:value="1" calcext:value-type="float">
            <text:p>1</text:p>
          </table:table-cell>
          <table:table-cell table:style-name="ce4" table:formula="of:=IF([.G4]=1;IF([.C10]-[.G10]*2^15-[.H10]*2^14-[.I10]*2^13-[.J10]*2^12-[.L10]*2^11-[.M10]*2^10&gt;=2^9;1;0);IF([.$Y10]=1;IF([.N4]=1;0;1);IF(SUM([.O10:.$Y10])&gt;0;IF([.N4]=1;0;1);[.N4])))" office:value-type="float" office:value="1" calcext:value-type="float">
            <text:p>1</text:p>
          </table:table-cell>
          <table:table-cell table:style-name="ce4" table:formula="of:=IF([.G4]=1;IF([.C10]-[.G10]*2^15-[.H10]*2^14-[.I10]*2^13-[.J10]*2^12-[.L10]*2^11-[.M10]*2^10-[.N10]*2^9&gt;=2^8;1;0);IF([.$Y10]=1;IF([.O4]=1;0;1);IF(SUM([.P10:.$Y10])&gt;0;IF([.O4]=1;0;1);[.O4])))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4]=1;IF([.C10]-[.G10]*2^15-[.H10]*2^14-[.I10]*2^13-[.J10]*2^12-[.L10]*2^11-[.M10]*2^10-[.N10]*2^9-[.O10]*2^8&gt;=2^7;1;0);IF([.$Y10]=1;IF([.Q4]=1;0;1);IF(SUM([.R10:.$Y10])&gt;0;IF([.Q4]=1;0;1);[.Q4])))" office:value-type="float" office:value="0" calcext:value-type="float">
            <text:p>0</text:p>
          </table:table-cell>
          <table:table-cell table:style-name="ce4" table:formula="of:=IF([.G4]=1;IF([.C10]-[.G10]*2^15-[.H10]*2^14-[.I10]*2^13-[.J10]*2^12-[.L10]*2^11-[.M10]*2^10-[.N10]*2^9-[.O10]*2^8-[.Q10]*2^7&gt;=2^6;1;0);IF([.$Y10]=1;IF([.R4]=1;0;1);IF(SUM([.S10:.$Y10])&gt;0;IF([.R4]=1;0;1);[.R4])))" office:value-type="float" office:value="1" calcext:value-type="float">
            <text:p>1</text:p>
          </table:table-cell>
          <table:table-cell table:style-name="ce4" table:formula="of:=IF([.G4]=1;IF([.C10]-[.G10]*2^15-[.H10]*2^14-[.I10]*2^13-[.J10]*2^12-[.L10]*2^11-[.M10]*2^10-[.N10]*2^9-[.O10]*2^8-[.Q10]*2^7-[.R10]*2^6&gt;=2^5;1;0);IF([.$Y10]=1;IF([.S4]=1;0;1);IF(SUM([.T10:.$Y10])&gt;0;IF([.S4]=1;0;1);[.S4])))" office:value-type="float" office:value="1" calcext:value-type="float">
            <text:p>1</text:p>
          </table:table-cell>
          <table:table-cell table:style-name="ce4" table:formula="of:=IF([.G4]=1;IF([.C10]-[.G10]*2^15-[.H10]*2^14-[.I10]*2^13-[.J10]*2^12-[.L10]*2^11-[.M10]*2^10-[.N10]*2^9-[.O10]*2^8-[.Q10]*2^7-[.R10]*2^6-[.S10]*2^5&gt;=2^4;1;0);IF([.$Y10]=1;IF([.T4]=1;0;1);IF(SUM([.U10:.$Y10])&gt;0;IF([.T4]=1;0;1);[.T4])))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4]=1;IF([.C10]-[.G10]*2^15-[.H10]*2^14-[.I10]*2^13-[.J10]*2^12-[.L10]*2^11-[.M10]*2^10-[.N10]*2^9-[.O10]*2^8-[.Q10]*2^7-[.R10]*2^6-[.S10]*2^5-[.T10]*2^4&gt;=2^3;1;0);IF([.$Y10]=1;IF([.V4]=1;0;1);IF(SUM([.W10:.$Y10])&gt;0;IF([.V4]=1;0;1);[.V4])))" office:value-type="float" office:value="0" calcext:value-type="float">
            <text:p>0</text:p>
          </table:table-cell>
          <table:table-cell table:style-name="ce4" table:formula="of:=IF([.G4]=1;IF([.C10]-[.G10]*2^15-[.H10]*2^14-[.I10]*2^13-[.J10]*2^12-[.L10]*2^11-[.M10]*2^10-[.N10]*2^9-[.O10]*2^8-[.Q10]*2^7-[.R10]*2^6-[.S10]*2^5-[.T10]*2^4-[.V10]*2^3&gt;=2^2;1;0);IF([.$Y10]=1;IF([.W4]=1;0;1);IF(SUM([.X10:.$Y10])&gt;0;IF([.W4]=1;0;1);[.W4])))" office:value-type="float" office:value="1" calcext:value-type="float">
            <text:p>1</text:p>
          </table:table-cell>
          <table:table-cell table:style-name="ce4" table:formula="of:=IF([.G4]=1;IF([.C10]-[.G10]*2^15-[.H10]*2^14-[.I10]*2^13-[.J10]*2^12-[.L10]*2^11-[.M10]*2^10-[.N10]*2^9-[.O10]*2^8-[.Q10]*2^7-[.R10]*2^6-[.S10]*2^5-[.T10]*2^4-[.V10]*2^3-[.W10]*2^2&gt;=2^1;1;0);IF([.$Y10]=1;IF([.X4]=1;0;1);[.X4]))" office:value-type="float" office:value="1" calcext:value-type="float">
            <text:p>1</text:p>
          </table:table-cell>
          <table:table-cell table:style-name="ce4" table:formula="of:=IF([.G4]=1;IF([.C10]-[.G10]*2^15-[.H10]*2^14-[.I10]*2^13-[.J10]*2^12-[.L10]*2^11-[.M10]*2^10-[.N10]*2^9-[.O10]*2^8-[.Q10]*2^7-[.R10]*2^6-[.S10]*2^5-[.T10]*2^4-[.V10]*2^3-[.W10]*2^2-[.X10]*2^1&gt;=2^0;1;0);[.Y4]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2">15</text:span><text:span text:style-name="T3">; 2</text:span><text:span text:style-name="T2">15</text:span><text:span text:style-name="T3">-1</text:span>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8 =</text:p>
          </table:table-cell>
          <table:table-cell table:style-name="ce4" office:value-type="string" calcext:value-type="string">
            <text:p>-X2 =</text:p>
          </table:table-cell>
          <table:table-cell table:style-name="ce4" table:formula="of:=-[.C5]" office:value-type="float" office:value="-18470" calcext:value-type="float">
            <text:p>-18470</text:p>
          </table:table-cell>
          <table:table-cell table:style-name="ce4"/>
          <table:table-cell table:style-name="ce4" office:value-type="string" calcext:value-type="string">
            <text:p>B8 =</text:p>
          </table:table-cell>
          <table:table-cell table:style-name="ce4" office:value-type="string" calcext:value-type="string">
            <text:p>-B2 =</text:p>
          </table:table-cell>
          <table:table-cell table:style-name="ce4" table:formula="of:=IF([.G5]=0;IF([.$Y11]=1;IF([.G5]=1;0;1);IF(SUM([.H11:.$Y11])&gt;0;IF([.G5]=1;0;1);[.G5]));0)" office:value-type="float" office:value="1" calcext:value-type="float">
            <text:p>1</text:p>
          </table:table-cell>
          <table:table-cell table:style-name="ce4" table:formula="of:=IF([.G5]=1;IF([.C11]-[.G11]*2^15&gt;=2^14;1;0);IF([.$Y5]=1;IF([.H5]=1;0;1);IF(SUM([.I11:.$Y11])&gt;0;IF([.H5]=1;0;1);[.H5])))" office:value-type="float" office:value="0" calcext:value-type="float">
            <text:p>0</text:p>
          </table:table-cell>
          <table:table-cell table:style-name="ce4" table:formula="of:=IF([.G5]=1;IF([.C11]-[.G11]*2^15-[.H11]*2^14&gt;=2^13;1;0);IF([.$Y11]=1;IF([.I5]=1;0;1);IF(SUM([.J11:.$Y11])&gt;0;IF([.I5]=1;0;1);[.I5])))" office:value-type="float" office:value="1" calcext:value-type="float">
            <text:p>1</text:p>
          </table:table-cell>
          <table:table-cell table:style-name="ce4" table:formula="of:=IF([.G5]=1;IF([.C11]-[.G11]*2^15-[.H11]*2^14-[.I11]*2^13&gt;=2^12;1;0);IF([.$Y11]=1;IF([.J5]=1;0;1);IF(SUM([.K11:.$Y11])&gt;0;IF([.J5]=1;0;1);[.J5])))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5]=1;IF([.C11]-[.G11]*2^15-[.H11]*2^14-[.I11]*2^13-[.J11]*2^12&gt;=2^11;1;0);IF([.$Y11]=1;IF([.L5]=1;0;1);IF(SUM([.M11:.$Y11])&gt;0;IF([.L5]=1;0;1);[.L5])))" office:value-type="float" office:value="0" calcext:value-type="float">
            <text:p>0</text:p>
          </table:table-cell>
          <table:table-cell table:style-name="ce4" table:formula="of:=IF([.G5]=1;IF([.C11]-[.G11]*2^15-[.H11]*2^14-[.I11]*2^13-[.J11]*2^12-[.L11]*2^11&gt;=2^10;1;0);IF([.$Y11]=1;IF([.M5]=1;0;1);IF(SUM([.N11:.$Y11])&gt;0;IF([.M5]=1;0;1);[.M5])))" office:value-type="float" office:value="1" calcext:value-type="float">
            <text:p>1</text:p>
          </table:table-cell>
          <table:table-cell table:style-name="ce4" table:formula="of:=IF([.G5]=1;IF([.C11]-[.G11]*2^15-[.H11]*2^14-[.I11]*2^13-[.J11]*2^12-[.L11]*2^11-[.M11]*2^10&gt;=2^9;1;0);IF([.$Y11]=1;IF([.N5]=1;0;1);IF(SUM([.O11:.$Y11])&gt;0;IF([.N5]=1;0;1);[.N5])))" office:value-type="float" office:value="1" calcext:value-type="float">
            <text:p>1</text:p>
          </table:table-cell>
          <table:table-cell table:style-name="ce4" table:formula="of:=IF([.G5]=1;IF([.C11]-[.G11]*2^15-[.H11]*2^14-[.I11]*2^13-[.J11]*2^12-[.L11]*2^11-[.M11]*2^10-[.N11]*2^9&gt;=2^8;1;0);IF([.$Y11]=1;IF([.O5]=1;0;1);IF(SUM([.P11:.$Y11])&gt;0;IF([.O5]=1;0;1);[.O5])))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5]=1;IF([.C11]-[.G11]*2^15-[.H11]*2^14-[.I11]*2^13-[.J11]*2^12-[.L11]*2^11-[.M11]*2^10-[.N11]*2^9-[.O11]*2^8&gt;=2^7;1;0);IF([.$Y11]=1;IF([.Q5]=1;0;1);IF(SUM([.R11:.$Y11])&gt;0;IF([.Q5]=1;0;1);[.Q5])))" office:value-type="float" office:value="1" calcext:value-type="float">
            <text:p>1</text:p>
          </table:table-cell>
          <table:table-cell table:style-name="ce4" table:formula="of:=IF([.G5]=1;IF([.C11]-[.G11]*2^15-[.H11]*2^14-[.I11]*2^13-[.J11]*2^12-[.L11]*2^11-[.M11]*2^10-[.N11]*2^9-[.O11]*2^8-[.Q11]*2^7&gt;=2^6;1;0);IF([.$Y11]=1;IF([.R5]=1;0;1);IF(SUM([.S11:.$Y11])&gt;0;IF([.R5]=1;0;1);[.R5])))" office:value-type="float" office:value="1" calcext:value-type="float">
            <text:p>1</text:p>
          </table:table-cell>
          <table:table-cell table:style-name="ce4" table:formula="of:=IF([.G5]=1;IF([.C11]-[.G11]*2^15-[.H11]*2^14-[.I11]*2^13-[.J11]*2^12-[.L11]*2^11-[.M11]*2^10-[.N11]*2^9-[.O11]*2^8-[.Q11]*2^7-[.R11]*2^6&gt;=2^5;1;0);IF([.$Y11]=1;IF([.S5]=1;0;1);IF(SUM([.T11:.$Y11])&gt;0;IF([.S5]=1;0;1);[.S5])))" office:value-type="float" office:value="0" calcext:value-type="float">
            <text:p>0</text:p>
          </table:table-cell>
          <table:table-cell table:style-name="ce4" table:formula="of:=IF([.G5]=1;IF([.C11]-[.G11]*2^15-[.H11]*2^14-[.I11]*2^13-[.J11]*2^12-[.L11]*2^11-[.M11]*2^10-[.N11]*2^9-[.O11]*2^8-[.Q11]*2^7-[.R11]*2^6-[.S11]*2^5&gt;=2^4;1;0);IF([.$Y11]=1;IF([.T5]=1;0;1);IF(SUM([.U11:.$Y11])&gt;0;IF([.T5]=1;0;1);[.T5])))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5]=1;IF([.C11]-[.G11]*2^15-[.H11]*2^14-[.I11]*2^13-[.J11]*2^12-[.L11]*2^11-[.M11]*2^10-[.N11]*2^9-[.O11]*2^8-[.Q11]*2^7-[.R11]*2^6-[.S11]*2^5-[.T11]*2^4&gt;=2^3;1;0);IF([.$Y11]=1;IF([.V5]=1;0;1);IF(SUM([.W11:.$Y11])&gt;0;IF([.V5]=1;0;1);[.V5])))" office:value-type="float" office:value="1" calcext:value-type="float">
            <text:p>1</text:p>
          </table:table-cell>
          <table:table-cell table:style-name="ce4" table:formula="of:=IF([.G5]=1;IF([.C11]-[.G11]*2^15-[.H11]*2^14-[.I11]*2^13-[.J11]*2^12-[.L11]*2^11-[.M11]*2^10-[.N11]*2^9-[.O11]*2^8-[.Q11]*2^7-[.R11]*2^6-[.S11]*2^5-[.T11]*2^4-[.V11]*2^3&gt;=2^2;1;0);IF([.$Y11]=1;IF([.W5]=1;0;1);IF(SUM([.X11:.$Y11])&gt;0;IF([.W5]=1;0;1);[.W5])))" office:value-type="float" office:value="0" calcext:value-type="float">
            <text:p>0</text:p>
          </table:table-cell>
          <table:table-cell table:style-name="ce4" table:formula="of:=IF([.G5]=1;IF([.C11]-[.G11]*2^15-[.H11]*2^14-[.I11]*2^13-[.J11]*2^12-[.L11]*2^11-[.M11]*2^10-[.N11]*2^9-[.O11]*2^8-[.Q11]*2^7-[.R11]*2^6-[.S11]*2^5-[.T11]*2^4-[.V11]*2^3-[.W11]*2^2&gt;=2^1;1;0);IF([.$Y11]=1;IF([.X5]=1;0;1);[.X5]))" office:value-type="float" office:value="1" calcext:value-type="float">
            <text:p>1</text:p>
          </table:table-cell>
          <table:table-cell table:style-name="ce4" table:formula="of:=IF([.G5]=1;IF([.C11]-[.G11]*2^15-[.H11]*2^14-[.I11]*2^13-[.J11]*2^12-[.L11]*2^11-[.M11]*2^10-[.N11]*2^9-[.O11]*2^8-[.Q11]*2^7-[.R11]*2^6-[.S11]*2^5-[.T11]*2^4-[.V11]*2^3-[.W11]*2^2-[.X11]*2^1&gt;=2^0;1;0);[.Y5]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2">15</text:span><text:span text:style-name="T3">; 2</text:span><text:span text:style-name="T2">15</text:span><text:span text:style-name="T3">-1</text:span>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9 =</text:p>
          </table:table-cell>
          <table:table-cell table:style-name="ce4" office:value-type="string" calcext:value-type="string">
            <text:p>-X3 =</text:p>
          </table:table-cell>
          <table:table-cell table:style-name="ce4" table:formula="of:=-[.C6]" office:value-type="float" office:value="-31152" calcext:value-type="float">
            <text:p>-31152</text:p>
          </table:table-cell>
          <table:table-cell table:style-name="ce4"/>
          <table:table-cell table:style-name="ce4" office:value-type="string" calcext:value-type="string">
            <text:p>B9 =</text:p>
          </table:table-cell>
          <table:table-cell table:style-name="ce4" office:value-type="string" calcext:value-type="string">
            <text:p>-B3 =</text:p>
          </table:table-cell>
          <table:table-cell table:style-name="ce4" table:formula="of:=IF([.G6]=0;IF([.$Y12]=1;IF([.G6]=1;0;1);IF(SUM([.H12:.$Y12])&gt;0;IF([.G6]=1;0;1);[.G6]));0)" office:value-type="float" office:value="1" calcext:value-type="float">
            <text:p>1</text:p>
          </table:table-cell>
          <table:table-cell table:style-name="ce4" table:formula="of:=IF([.G6]=1;IF([.C12]-[.G12]*2^15&gt;=2^14;1;0);IF([.$Y6]=1;IF([.H6]=1;0;1);IF(SUM([.I12:.$Y12])&gt;0;IF([.H6]=1;0;1);[.H6])))" office:value-type="float" office:value="0" calcext:value-type="float">
            <text:p>0</text:p>
          </table:table-cell>
          <table:table-cell table:style-name="ce4" table:formula="of:=IF([.G6]=1;IF([.C12]-[.G12]*2^15-[.H12]*2^14&gt;=2^13;1;0);IF([.$Y12]=1;IF([.I6]=1;0;1);IF(SUM([.J12:.$Y12])&gt;0;IF([.I6]=1;0;1);[.I6])))" office:value-type="float" office:value="0" calcext:value-type="float">
            <text:p>0</text:p>
          </table:table-cell>
          <table:table-cell table:style-name="ce4" table:formula="of:=IF([.G6]=1;IF([.C12]-[.G12]*2^15-[.H12]*2^14-[.I12]*2^13&gt;=2^12;1;0);IF([.$Y12]=1;IF([.J6]=1;0;1);IF(SUM([.K12:.$Y12])&gt;0;IF([.J6]=1;0;1);[.J6])))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6]=1;IF([.C12]-[.G12]*2^15-[.H12]*2^14-[.I12]*2^13-[.J12]*2^12&gt;=2^11;1;0);IF([.$Y12]=1;IF([.L6]=1;0;1);IF(SUM([.M12:.$Y12])&gt;0;IF([.L6]=1;0;1);[.L6])))" office:value-type="float" office:value="0" calcext:value-type="float">
            <text:p>0</text:p>
          </table:table-cell>
          <table:table-cell table:style-name="ce4" table:formula="of:=IF([.G6]=1;IF([.C12]-[.G12]*2^15-[.H12]*2^14-[.I12]*2^13-[.J12]*2^12-[.L12]*2^11&gt;=2^10;1;0);IF([.$Y12]=1;IF([.M6]=1;0;1);IF(SUM([.N12:.$Y12])&gt;0;IF([.M6]=1;0;1);[.M6])))" office:value-type="float" office:value="1" calcext:value-type="float">
            <text:p>1</text:p>
          </table:table-cell>
          <table:table-cell table:style-name="ce4" table:formula="of:=IF([.G6]=1;IF([.C12]-[.G12]*2^15-[.H12]*2^14-[.I12]*2^13-[.J12]*2^12-[.L12]*2^11-[.M12]*2^10&gt;=2^9;1;0);IF([.$Y12]=1;IF([.N6]=1;0;1);IF(SUM([.O12:.$Y12])&gt;0;IF([.N6]=1;0;1);[.N6])))" office:value-type="float" office:value="1" calcext:value-type="float">
            <text:p>1</text:p>
          </table:table-cell>
          <table:table-cell table:style-name="ce4" table:formula="of:=IF([.G6]=1;IF([.C12]-[.G12]*2^15-[.H12]*2^14-[.I12]*2^13-[.J12]*2^12-[.L12]*2^11-[.M12]*2^10-[.N12]*2^9&gt;=2^8;1;0);IF([.$Y12]=1;IF([.O6]=1;0;1);IF(SUM([.P12:.$Y12])&gt;0;IF([.O6]=1;0;1);[.O6])))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6]=1;IF([.C12]-[.G12]*2^15-[.H12]*2^14-[.I12]*2^13-[.J12]*2^12-[.L12]*2^11-[.M12]*2^10-[.N12]*2^9-[.O12]*2^8&gt;=2^7;1;0);IF([.$Y12]=1;IF([.Q6]=1;0;1);IF(SUM([.R12:.$Y12])&gt;0;IF([.Q6]=1;0;1);[.Q6])))" office:value-type="float" office:value="0" calcext:value-type="float">
            <text:p>0</text:p>
          </table:table-cell>
          <table:table-cell table:style-name="ce4" table:formula="of:=IF([.G6]=1;IF([.C12]-[.G12]*2^15-[.H12]*2^14-[.I12]*2^13-[.J12]*2^12-[.L12]*2^11-[.M12]*2^10-[.N12]*2^9-[.O12]*2^8-[.Q12]*2^7&gt;=2^6;1;0);IF([.$Y12]=1;IF([.R6]=1;0;1);IF(SUM([.S12:.$Y12])&gt;0;IF([.R6]=1;0;1);[.R6])))" office:value-type="float" office:value="1" calcext:value-type="float">
            <text:p>1</text:p>
          </table:table-cell>
          <table:table-cell table:style-name="ce4" table:formula="of:=IF([.G6]=1;IF([.C12]-[.G12]*2^15-[.H12]*2^14-[.I12]*2^13-[.J12]*2^12-[.L12]*2^11-[.M12]*2^10-[.N12]*2^9-[.O12]*2^8-[.Q12]*2^7-[.R12]*2^6&gt;=2^5;1;0);IF([.$Y12]=1;IF([.S6]=1;0;1);IF(SUM([.T12:.$Y12])&gt;0;IF([.S6]=1;0;1);[.S6])))" office:value-type="float" office:value="0" calcext:value-type="float">
            <text:p>0</text:p>
          </table:table-cell>
          <table:table-cell table:style-name="ce4" table:formula="of:=IF([.G6]=1;IF([.C12]-[.G12]*2^15-[.H12]*2^14-[.I12]*2^13-[.J12]*2^12-[.L12]*2^11-[.M12]*2^10-[.N12]*2^9-[.O12]*2^8-[.Q12]*2^7-[.R12]*2^6-[.S12]*2^5&gt;=2^4;1;0);IF([.$Y12]=1;IF([.T6]=1;0;1);IF(SUM([.U12:.$Y12])&gt;0;IF([.T6]=1;0;1);[.T6])))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6]=1;IF([.C12]-[.G12]*2^15-[.H12]*2^14-[.I12]*2^13-[.J12]*2^12-[.L12]*2^11-[.M12]*2^10-[.N12]*2^9-[.O12]*2^8-[.Q12]*2^7-[.R12]*2^6-[.S12]*2^5-[.T12]*2^4&gt;=2^3;1;0);IF([.$Y12]=1;IF([.V6]=1;0;1);IF(SUM([.W12:.$Y12])&gt;0;IF([.V6]=1;0;1);[.V6])))" office:value-type="float" office:value="0" calcext:value-type="float">
            <text:p>0</text:p>
          </table:table-cell>
          <table:table-cell table:style-name="ce4" table:formula="of:=IF([.G6]=1;IF([.C12]-[.G12]*2^15-[.H12]*2^14-[.I12]*2^13-[.J12]*2^12-[.L12]*2^11-[.M12]*2^10-[.N12]*2^9-[.O12]*2^8-[.Q12]*2^7-[.R12]*2^6-[.S12]*2^5-[.T12]*2^4-[.V12]*2^3&gt;=2^2;1;0);IF([.$Y12]=1;IF([.W6]=1;0;1);IF(SUM([.X12:.$Y12])&gt;0;IF([.W6]=1;0;1);[.W6])))" office:value-type="float" office:value="0" calcext:value-type="float">
            <text:p>0</text:p>
          </table:table-cell>
          <table:table-cell table:style-name="ce4" table:formula="of:=IF([.G6]=1;IF([.C12]-[.G12]*2^15-[.H12]*2^14-[.I12]*2^13-[.J12]*2^12-[.L12]*2^11-[.M12]*2^10-[.N12]*2^9-[.O12]*2^8-[.Q12]*2^7-[.R12]*2^6-[.S12]*2^5-[.T12]*2^4-[.V12]*2^3-[.W12]*2^2&gt;=2^1;1;0);IF([.$Y12]=1;IF([.X6]=1;0;1);[.X6]))" office:value-type="float" office:value="0" calcext:value-type="float">
            <text:p>0</text:p>
          </table:table-cell>
          <table:table-cell table:style-name="ce4" table:formula="of:=IF([.G6]=1;IF([.C12]-[.G12]*2^15-[.H12]*2^14-[.I12]*2^13-[.J12]*2^12-[.L12]*2^11-[.M12]*2^10-[.N12]*2^9-[.O12]*2^8-[.Q12]*2^7-[.R12]*2^6-[.S12]*2^5-[.T12]*2^4-[.V12]*2^3-[.W12]*2^2-[.X12]*2^1&gt;=2^0;1;0);[.Y6]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2">15</text:span><text:span text:style-name="T3">; 2</text:span><text:span text:style-name="T2">15</text:span><text:span text:style-name="T3">-1</text:span>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10 =</text:p>
          </table:table-cell>
          <table:table-cell table:style-name="ce4" office:value-type="string" calcext:value-type="string">
            <text:p>-X4 =</text:p>
          </table:table-cell>
          <table:table-cell table:style-name="ce4" table:formula="of:=-[.C7]" office:value-type="float" office:value="-49622" calcext:value-type="float">
            <text:p>-49622</text:p>
          </table:table-cell>
          <table:table-cell table:style-name="ce4"/>
          <table:table-cell table:style-name="ce4" office:value-type="string" calcext:value-type="string">
            <text:p>B10 =</text:p>
          </table:table-cell>
          <table:table-cell table:style-name="ce4" office:value-type="string" calcext:value-type="string">
            <text:p>-B4 =</text:p>
          </table:table-cell>
          <table:table-cell table:style-name="ce4" table:formula="of:=IF([.$Y13]=1;IF([.G7]=1;0;1);IF(SUM([.H13:.$Y13])&gt;0;IF([.G7]=1;0;1);[.G7]))" office:value-type="float" office:value="0" calcext:value-type="float">
            <text:p>0</text:p>
          </table:table-cell>
          <table:table-cell table:style-name="ce4" table:formula="of:=IF([.$Y13]=1;IF([.H7]=1;0;1);IF(SUM([.I13:.$Y13])&gt;0;IF([.H7]=1;0;1);[.H7]))" office:value-type="float" office:value="0" calcext:value-type="float">
            <text:p>0</text:p>
          </table:table-cell>
          <table:table-cell table:style-name="ce4" table:formula="of:=IF([.$Y13]=1;IF([.I7]=1;0;1);IF(SUM([.J13:.$Y13])&gt;0;IF([.I7]=1;0;1);[.I7]))" office:value-type="float" office:value="1" calcext:value-type="float">
            <text:p>1</text:p>
          </table:table-cell>
          <table:table-cell table:style-name="ce4" table:formula="of:=IF([.$Y13]=1;IF([.J7]=1;0;1);IF(SUM([.K13:.$Y13])&gt;0;IF([.J7]=1;0;1);[.J7])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IF([.$Y13]=1;IF([.L7]=1;0;1);IF(SUM([.M13:.$Y13])&gt;0;IF([.L7]=1;0;1);[.L7]))" office:value-type="float" office:value="1" calcext:value-type="float">
            <text:p>1</text:p>
          </table:table-cell>
          <table:table-cell table:style-name="ce4" table:formula="of:=IF([.$Y13]=1;IF([.M7]=1;0;1);IF(SUM([.N13:.$Y13])&gt;0;IF([.M7]=1;0;1);[.M7]))" office:value-type="float" office:value="1" calcext:value-type="float">
            <text:p>1</text:p>
          </table:table-cell>
          <table:table-cell table:style-name="ce4" table:formula="of:=IF([.$Y13]=1;IF([.N7]=1;0;1);IF(SUM([.O13:.$Y13])&gt;0;IF([.N7]=1;0;1);[.N7]))" office:value-type="float" office:value="1" calcext:value-type="float">
            <text:p>1</text:p>
          </table:table-cell>
          <table:table-cell table:style-name="ce4" table:formula="of:=IF([.$Y13]=1;IF([.O7]=1;0;1);IF(SUM([.P13:.$Y13])&gt;0;IF([.O7]=1;0;1);[.O7])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IF([.$Y13]=1;IF([.Q7]=1;0;1);IF(SUM([.R13:.$Y13])&gt;0;IF([.Q7]=1;0;1);[.Q7]))" office:value-type="float" office:value="0" calcext:value-type="float">
            <text:p>0</text:p>
          </table:table-cell>
          <table:table-cell table:style-name="ce4" table:formula="of:=IF([.$Y13]=1;IF([.R7]=1;0;1);IF(SUM([.S13:.$Y13])&gt;0;IF([.R7]=1;0;1);[.R7]))" office:value-type="float" office:value="0" calcext:value-type="float">
            <text:p>0</text:p>
          </table:table-cell>
          <table:table-cell table:style-name="ce4" table:formula="of:=IF([.$Y13]=1;IF([.S7]=1;0;1);IF(SUM([.T13:.$Y13])&gt;0;IF([.S7]=1;0;1);[.S7]))" office:value-type="float" office:value="1" calcext:value-type="float">
            <text:p>1</text:p>
          </table:table-cell>
          <table:table-cell table:style-name="ce4" table:formula="of:=IF([.$Y13]=1;IF([.T7]=1;0;1);IF(SUM([.U13:.$Y13])&gt;0;IF([.T7]=1;0;1);[.T7])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IF([.$Y13]=1;IF([.V7]=1;0;1);IF(SUM([.W13:.$Y13])&gt;0;IF([.V7]=1;0;1);[.V7]))" office:value-type="float" office:value="1" calcext:value-type="float">
            <text:p>1</text:p>
          </table:table-cell>
          <table:table-cell table:style-name="ce4" table:formula="of:=IF([.$Y13]=1;IF([.W7]=1;0;1);IF(SUM([.X13:.$Y13])&gt;0;IF([.W7]=1;0;1);[.W7]))" office:value-type="float" office:value="0" calcext:value-type="float">
            <text:p>0</text:p>
          </table:table-cell>
          <table:table-cell table:style-name="ce4" table:formula="of:=IF([.$Y13]=1;IF([.X7]=1;0;1);[.X7])" office:value-type="float" office:value="1" calcext:value-type="float">
            <text:p>1</text:p>
          </table:table-cell>
          <table:table-cell table:style-name="ce4" table:formula="of:=[.Y7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4">16</text:span><text:span text:style-name="T5">+1</text:span>; 0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11 =</text:p>
          </table:table-cell>
          <table:table-cell table:style-name="ce4" office:value-type="string" calcext:value-type="string">
            <text:p>-X5 =</text:p>
          </table:table-cell>
          <table:table-cell table:style-name="ce4" table:formula="of:=-[.C8]" office:value-type="float" office:value="-5788" calcext:value-type="float">
            <text:p>-5788</text:p>
          </table:table-cell>
          <table:table-cell table:style-name="ce4"/>
          <table:table-cell table:style-name="ce4" office:value-type="string" calcext:value-type="string">
            <text:p>B11 =</text:p>
          </table:table-cell>
          <table:table-cell table:style-name="ce4" office:value-type="string" calcext:value-type="string">
            <text:p>-B5 =</text:p>
          </table:table-cell>
          <table:table-cell table:style-name="ce4" table:formula="of:=IF([.G8]=0;IF([.$Y14]=1;IF([.G8]=1;0;1);IF(SUM([.H14:.$Y14])&gt;0;IF([.G8]=1;0;1);[.G8]));0)" office:value-type="float" office:value="1" calcext:value-type="float">
            <text:p>1</text:p>
          </table:table-cell>
          <table:table-cell table:style-name="ce4" table:formula="of:=IF([.G8]=1;IF([.C14]-[.G14]*2^15&gt;=2^14;1;0);IF([.$Y8]=1;IF([.H8]=1;0;1);IF(SUM([.I14:.$Y14])&gt;0;IF([.H8]=1;0;1);[.H8])))" office:value-type="float" office:value="1" calcext:value-type="float">
            <text:p>1</text:p>
          </table:table-cell>
          <table:table-cell table:style-name="ce4" table:formula="of:=IF([.G8]=1;IF([.C14]-[.G14]*2^15-[.H14]*2^14&gt;=2^13;1;0);IF([.$Y14]=1;IF([.I8]=1;0;1);IF(SUM([.J14:.$Y14])&gt;0;IF([.I8]=1;0;1);[.I8])))" office:value-type="float" office:value="1" calcext:value-type="float">
            <text:p>1</text:p>
          </table:table-cell>
          <table:table-cell table:style-name="ce4" table:formula="of:=IF([.G8]=1;IF([.C14]-[.G14]*2^15-[.H14]*2^14-[.I14]*2^13&gt;=2^12;1;0);IF([.$Y14]=1;IF([.J8]=1;0;1);IF(SUM([.K14:.$Y14])&gt;0;IF([.J8]=1;0;1);[.J8])))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8]=1;IF([.C14]-[.G14]*2^15-[.H14]*2^14-[.I14]*2^13-[.J14]*2^12&gt;=2^11;1;0);IF([.$Y14]=1;IF([.L8]=1;0;1);IF(SUM([.M14:.$Y14])&gt;0;IF([.L8]=1;0;1);[.L8])))" office:value-type="float" office:value="1" calcext:value-type="float">
            <text:p>1</text:p>
          </table:table-cell>
          <table:table-cell table:style-name="ce4" table:formula="of:=IF([.G8]=1;IF([.C14]-[.G14]*2^15-[.H14]*2^14-[.I14]*2^13-[.J14]*2^12-[.L14]*2^11&gt;=2^10;1;0);IF([.$Y14]=1;IF([.M8]=1;0;1);IF(SUM([.N14:.$Y14])&gt;0;IF([.M8]=1;0;1);[.M8])))" office:value-type="float" office:value="0" calcext:value-type="float">
            <text:p>0</text:p>
          </table:table-cell>
          <table:table-cell table:style-name="ce4" table:formula="of:=IF([.G8]=1;IF([.C14]-[.G14]*2^15-[.H14]*2^14-[.I14]*2^13-[.J14]*2^12-[.L14]*2^11-[.M14]*2^10&gt;=2^9;1;0);IF([.$Y14]=1;IF([.N8]=1;0;1);IF(SUM([.O14:.$Y14])&gt;0;IF([.N8]=1;0;1);[.N8])))" office:value-type="float" office:value="0" calcext:value-type="float">
            <text:p>0</text:p>
          </table:table-cell>
          <table:table-cell table:style-name="ce4" table:formula="of:=IF([.G8]=1;IF([.C14]-[.G14]*2^15-[.H14]*2^14-[.I14]*2^13-[.J14]*2^12-[.L14]*2^11-[.M14]*2^10-[.N14]*2^9&gt;=2^8;1;0);IF([.$Y14]=1;IF([.O8]=1;0;1);IF(SUM([.P14:.$Y14])&gt;0;IF([.O8]=1;0;1);[.O8])))" office:value-type="float" office:value="1" calcext:value-type="float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8]=1;IF([.C14]-[.G14]*2^15-[.H14]*2^14-[.I14]*2^13-[.J14]*2^12-[.L14]*2^11-[.M14]*2^10-[.N14]*2^9-[.O14]*2^8&gt;=2^7;1;0);IF([.$Y14]=1;IF([.Q8]=1;0;1);IF(SUM([.R14:.$Y14])&gt;0;IF([.Q8]=1;0;1);[.Q8])))" office:value-type="float" office:value="0" calcext:value-type="float">
            <text:p>0</text:p>
          </table:table-cell>
          <table:table-cell table:style-name="ce4" table:formula="of:=IF([.G8]=1;IF([.C14]-[.G14]*2^15-[.H14]*2^14-[.I14]*2^13-[.J14]*2^12-[.L14]*2^11-[.M14]*2^10-[.N14]*2^9-[.O14]*2^8-[.Q14]*2^7&gt;=2^6;1;0);IF([.$Y14]=1;IF([.R8]=1;0;1);IF(SUM([.S14:.$Y14])&gt;0;IF([.R8]=1;0;1);[.R8])))" office:value-type="float" office:value="1" calcext:value-type="float">
            <text:p>1</text:p>
          </table:table-cell>
          <table:table-cell table:style-name="ce4" table:formula="of:=IF([.G8]=1;IF([.C14]-[.G14]*2^15-[.H14]*2^14-[.I14]*2^13-[.J14]*2^12-[.L14]*2^11-[.M14]*2^10-[.N14]*2^9-[.O14]*2^8-[.Q14]*2^7-[.R14]*2^6&gt;=2^5;1;0);IF([.$Y14]=1;IF([.S8]=1;0;1);IF(SUM([.T14:.$Y14])&gt;0;IF([.S8]=1;0;1);[.S8])))" office:value-type="float" office:value="1" calcext:value-type="float">
            <text:p>1</text:p>
          </table:table-cell>
          <table:table-cell table:style-name="ce4" table:formula="of:=IF([.G8]=1;IF([.C14]-[.G14]*2^15-[.H14]*2^14-[.I14]*2^13-[.J14]*2^12-[.L14]*2^11-[.M14]*2^10-[.N14]*2^9-[.O14]*2^8-[.Q14]*2^7-[.R14]*2^6-[.S14]*2^5&gt;=2^4;1;0);IF([.$Y14]=1;IF([.T8]=1;0;1);IF(SUM([.U14:.$Y14])&gt;0;IF([.T8]=1;0;1);[.T8])))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4" table:formula="of:=IF([.G8]=1;IF([.C14]-[.G14]*2^15-[.H14]*2^14-[.I14]*2^13-[.J14]*2^12-[.L14]*2^11-[.M14]*2^10-[.N14]*2^9-[.O14]*2^8-[.Q14]*2^7-[.R14]*2^6-[.S14]*2^5-[.T14]*2^4&gt;=2^3;1;0);IF([.$Y14]=1;IF([.V8]=1;0;1);IF(SUM([.W14:.$Y14])&gt;0;IF([.V8]=1;0;1);[.V8])))" office:value-type="float" office:value="0" calcext:value-type="float">
            <text:p>0</text:p>
          </table:table-cell>
          <table:table-cell table:style-name="ce4" table:formula="of:=IF([.G8]=1;IF([.C14]-[.G14]*2^15-[.H14]*2^14-[.I14]*2^13-[.J14]*2^12-[.L14]*2^11-[.M14]*2^10-[.N14]*2^9-[.O14]*2^8-[.Q14]*2^7-[.R14]*2^6-[.S14]*2^5-[.T14]*2^4-[.V14]*2^3&gt;=2^2;1;0);IF([.$Y14]=1;IF([.W8]=1;0;1);IF(SUM([.X14:.$Y14])&gt;0;IF([.W8]=1;0;1);[.W8])))" office:value-type="float" office:value="1" calcext:value-type="float">
            <text:p>1</text:p>
          </table:table-cell>
          <table:table-cell table:style-name="ce4" table:formula="of:=IF([.G8]=1;IF([.C14]-[.G14]*2^15-[.H14]*2^14-[.I14]*2^13-[.J14]*2^12-[.L14]*2^11-[.M14]*2^10-[.N14]*2^9-[.O14]*2^8-[.Q14]*2^7-[.R14]*2^6-[.S14]*2^5-[.T14]*2^4-[.V14]*2^3-[.W14]*2^2&gt;=2^1;1;0);IF([.$Y14]=1;IF([.X8]=1;0;1);[.X8]))" office:value-type="float" office:value="0" calcext:value-type="float">
            <text:p>0</text:p>
          </table:table-cell>
          <table:table-cell table:style-name="ce4" table:formula="of:=IF([.G8]=1;IF([.C14]-[.G14]*2^15-[.H14]*2^14-[.I14]*2^13-[.J14]*2^12-[.L14]*2^11-[.M14]*2^10-[.N14]*2^9-[.O14]*2^8-[.Q14]*2^7-[.R14]*2^6-[.S14]*2^5-[.T14]*2^4-[.V14]*2^3-[.W14]*2^2-[.X14]*2^1&gt;=2^0;1;0);[.Y8])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2">15</text:span><text:span text:style-name="T3">; 2</text:span><text:span text:style-name="T2">15</text:span><text:span text:style-name="T3">-1</text:span>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office:value-type="string" calcext:value-type="string">
            <text:p>X12 =</text:p>
          </table:table-cell>
          <table:table-cell table:style-name="ce4" office:value-type="string" calcext:value-type="string">
            <text:p>-X6 =</text:p>
          </table:table-cell>
          <table:table-cell table:style-name="ce4" table:formula="of:=-[.C9]" office:value-type="float" office:value="-15914" calcext:value-type="float">
            <text:p>-15914</text:p>
          </table:table-cell>
          <table:table-cell table:style-name="ce4"/>
          <table:table-cell table:style-name="ce4" office:value-type="string" calcext:value-type="string">
            <text:p>B12 =</text:p>
          </table:table-cell>
          <table:table-cell table:style-name="ce4" office:value-type="string" calcext:value-type="string">
            <text:p>-B6 =</text:p>
          </table:table-cell>
          <table:table-cell table:style-name="ce4" table:formula="of:=IF([.$Y15]=1;IF([.G9]=1;0;1);IF(SUM([.H15:.$Y15])&gt;0;IF([.G9]=1;0;1);[.G9]))" office:value-type="float" office:value="1" calcext:value-type="float">
            <text:p>1</text:p>
          </table:table-cell>
          <table:table-cell table:style-name="ce4" table:formula="of:=IF([.$Y15]=1;IF([.H9]=1;0;1);IF(SUM([.I15:.$Y15])&gt;0;IF([.H9]=1;0;1);[.H9]))" office:value-type="float" office:value="1" calcext:value-type="float">
            <text:p>1</text:p>
          </table:table-cell>
          <table:table-cell table:style-name="ce4" table:formula="of:=IF([.$Y15]=1;IF([.I9]=1;0;1);IF(SUM([.J15:.$Y15])&gt;0;IF([.I9]=1;0;1);[.I9]))" office:value-type="float" office:value="0" calcext:value-type="float">
            <text:p>0</text:p>
          </table:table-cell>
          <table:table-cell table:style-name="ce4" table:formula="of:=IF([.$Y15]=1;IF([.J9]=1;0;1);IF(SUM([.K15:.$Y15])&gt;0;IF([.J9]=1;0;1);[.J9])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IF([.$Y15]=1;IF([.L9]=1;0;1);IF(SUM([.M15:.$Y15])&gt;0;IF([.L9]=1;0;1);[.L9]))" office:value-type="float" office:value="0" calcext:value-type="float">
            <text:p>0</text:p>
          </table:table-cell>
          <table:table-cell table:style-name="ce4" table:formula="of:=IF([.$Y15]=1;IF([.M9]=1;0;1);IF(SUM([.N15:.$Y15])&gt;0;IF([.M9]=1;0;1);[.M9]))" office:value-type="float" office:value="0" calcext:value-type="float">
            <text:p>0</text:p>
          </table:table-cell>
          <table:table-cell table:style-name="ce4" table:formula="of:=IF([.$Y15]=1;IF([.N9]=1;0;1);IF(SUM([.O15:.$Y15])&gt;0;IF([.N9]=1;0;1);[.N9]))" office:value-type="float" office:value="0" calcext:value-type="float">
            <text:p>0</text:p>
          </table:table-cell>
          <table:table-cell table:style-name="ce4" table:formula="of:=IF([.$Y15]=1;IF([.O9]=1;0;1);IF(SUM([.P15:.$Y15])&gt;0;IF([.O9]=1;0;1);[.O9])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IF([.$Y15]=1;IF([.Q9]=1;0;1);IF(SUM([.R15:.$Y15])&gt;0;IF([.Q9]=1;0;1);[.Q9]))" office:value-type="float" office:value="1" calcext:value-type="float">
            <text:p>1</text:p>
          </table:table-cell>
          <table:table-cell table:style-name="ce4" table:formula="of:=IF([.$Y15]=1;IF([.R9]=1;0;1);IF(SUM([.S15:.$Y15])&gt;0;IF([.R9]=1;0;1);[.R9]))" office:value-type="float" office:value="1" calcext:value-type="float">
            <text:p>1</text:p>
          </table:table-cell>
          <table:table-cell table:style-name="ce4" table:formula="of:=IF([.$Y15]=1;IF([.S9]=1;0;1);IF(SUM([.T15:.$Y15])&gt;0;IF([.S9]=1;0;1);[.S9]))" office:value-type="float" office:value="0" calcext:value-type="float">
            <text:p>0</text:p>
          </table:table-cell>
          <table:table-cell table:style-name="ce4" table:formula="of:=IF([.$Y15]=1;IF([.T9]=1;0;1);IF(SUM([.U15:.$Y15])&gt;0;IF([.T9]=1;0;1);[.T9])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IF([.$Y15]=1;IF([.V9]=1;0;1);IF(SUM([.W15:.$Y15])&gt;0;IF([.V9]=1;0;1);[.V9]))" office:value-type="float" office:value="0" calcext:value-type="float">
            <text:p>0</text:p>
          </table:table-cell>
          <table:table-cell table:style-name="ce4" table:formula="of:=IF([.$Y15]=1;IF([.W9]=1;0;1);IF(SUM([.X15:.$Y15])&gt;0;IF([.W9]=1;0;1);[.W9]))" office:value-type="float" office:value="1" calcext:value-type="float">
            <text:p>1</text:p>
          </table:table-cell>
          <table:table-cell table:style-name="ce4" table:formula="of:=IF([.$Y15]=1;IF([.X9]=1;0;1);[.X9])" office:value-type="float" office:value="1" calcext:value-type="float">
            <text:p>1</text:p>
          </table:table-cell>
          <table:table-cell table:style-name="ce4" table:formula="of:=[.Y9]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 table:number-columns-spanned="3" table:number-rows-spanned="1">
            <text:p>ОДЗ: [-2<text:span text:style-name="T4">16</text:span><text:span text:style-name="T5">+1</text:span>; -1]</text:p>
          </table:table-cell>
          <table:covered-table-cell table:style-name="ce10"/>
          <table:covered-table-cell table:style-name="ce4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 table:number-rows-repeated="3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B1<text:span text:style-name="T1">(2)</text:span></text:p>
          </table:table-cell>
          <table:table-cell table:style-name="ce4"/>
          <table:table-cell table:style-name="ce4" table:formula="of:=[.G4]" office:value-type="float" office:value="0" calcext:value-type="float">
            <text:p>0</text:p>
          </table:table-cell>
          <table:table-cell table:style-name="ce4" table:formula="of:=[.H4]" office:value-type="float" office:value="0" calcext:value-type="float">
            <text:p>0</text:p>
          </table:table-cell>
          <table:table-cell table:style-name="ce4" table:formula="of:=[.I4]" office:value-type="float" office:value="1" calcext:value-type="float">
            <text:p>1</text:p>
          </table:table-cell>
          <table:table-cell table:style-name="ce4" table:formula="of:=[.J4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4]" office:value-type="float" office:value="0" calcext:value-type="float">
            <text:p>0</text:p>
          </table:table-cell>
          <table:table-cell table:style-name="ce4" table:formula="of:=[.M4]" office:value-type="float" office:value="0" calcext:value-type="float">
            <text:p>0</text:p>
          </table:table-cell>
          <table:table-cell table:style-name="ce4" table:formula="of:=[.N4]" office:value-type="float" office:value="0" calcext:value-type="float">
            <text:p>0</text:p>
          </table:table-cell>
          <table:table-cell table:style-name="ce4" table:formula="of:=[.O4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4]" office:value-type="float" office:value="1" calcext:value-type="float">
            <text:p>1</text:p>
          </table:table-cell>
          <table:table-cell table:style-name="ce4" table:formula="of:=[.R4]" office:value-type="float" office:value="0" calcext:value-type="float">
            <text:p>0</text:p>
          </table:table-cell>
          <table:table-cell table:style-name="ce4" table:formula="of:=[.S4]" office:value-type="float" office:value="0" calcext:value-type="float">
            <text:p>0</text:p>
          </table:table-cell>
          <table:table-cell table:style-name="ce4" table:formula="of:=[.T4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4]" office:value-type="float" office:value="1" calcext:value-type="float">
            <text:p>1</text:p>
          </table:table-cell>
          <table:table-cell table:style-name="ce4" table:formula="of:=[.W4]" office:value-type="float" office:value="0" calcext:value-type="float">
            <text:p>0</text:p>
          </table:table-cell>
          <table:table-cell table:style-name="ce4" table:formula="of:=[.X4]" office:value-type="float" office:value="1" calcext:value-type="float">
            <text:p>1</text:p>
          </table:table-cell>
          <table:table-cell table:style-name="ce4" table:formula="of:=[.Y4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 table:number-columns-repeated="2"/>
          <table:table-cell table:style-name="ce4" office:value-type="string" calcext:value-type="string">
            <text:p>X1<text:span text:style-name="T1">(10)</text:span></text:p>
          </table:table-cell>
          <table:table-cell table:style-name="ce4"/>
          <table:table-cell table:style-name="ce4" table:formula="of:=[.C4]" office:value-type="float" office:value="12682" calcext:value-type="float">
            <text:p>12682</text:p>
          </table:table-cell>
          <table:table-cell table:style-name="ce10"/>
          <table:table-cell table:style-name="ce13" table:formula="of:=COM.MICROSOFT.TEXTJOIN(&quot;&quot;;1;&quot;При сложении &quot;;IF(SUM([.G19:.G20])=0;&quot;двух положительных &quot;;IF(SUM([.G19:.G20])=2;&quot;двух отрицательных &quot;;IF([.G19]=0;&quot;положительного и отрицательного &quot;;&quot;отрицательного и положительного &quot;)));&quot;слагаемых получено &quot;;IF([.G22]=1;&quot;отрицательное &quot;;&quot;положительное &quot;);&quot;число. Результат выполнения операции &quot;;IF([.AD24]=1;&quot;некорректен, присутствует переполнение, &quot;;&quot;верен и корректен, &quot;);IF([.AA22]=[.AG22];&quot;&quot;;&quot;не &quot;);&quot;совпадает с суммой десятичных эквивалентов.&quot;)" office:value-type="string" office:string-value="При сложении двух положительных слагаемых получено положительное число. Результат выполнения операции верен и корректен, совпадает с суммой десятичных эквивалентов." calcext:value-type="string" table:number-columns-spanned="1" table:number-rows-spanned="5">
            <text:p>При сложении двух положительных слагаемых получено положительное число. Результат выполнения операции верен и корректен, совпадает с суммой десятичных эквивалентов.</text:p>
          </table:table-cell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B2<text:span text:style-name="T1">(2)</text:span></text:p>
          </table:table-cell>
          <table:table-cell table:style-name="ce4"/>
          <table:table-cell table:style-name="ce4" table:formula="of:=[.G5]" office:value-type="float" office:value="0" calcext:value-type="float">
            <text:p>0</text:p>
          </table:table-cell>
          <table:table-cell table:style-name="ce4" table:formula="of:=[.H5]" office:value-type="float" office:value="1" calcext:value-type="float">
            <text:p>1</text:p>
          </table:table-cell>
          <table:table-cell table:style-name="ce4" table:formula="of:=[.I5]" office:value-type="float" office:value="0" calcext:value-type="float">
            <text:p>0</text:p>
          </table:table-cell>
          <table:table-cell table:style-name="ce4" table:formula="of:=[.J5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5]" office:value-type="float" office:value="1" calcext:value-type="float">
            <text:p>1</text:p>
          </table:table-cell>
          <table:table-cell table:style-name="ce4" table:formula="of:=[.M5]" office:value-type="float" office:value="0" calcext:value-type="float">
            <text:p>0</text:p>
          </table:table-cell>
          <table:table-cell table:style-name="ce4" table:formula="of:=[.N5]" office:value-type="float" office:value="0" calcext:value-type="float">
            <text:p>0</text:p>
          </table:table-cell>
          <table:table-cell table:style-name="ce4" table:formula="of:=[.O5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5]" office:value-type="float" office:value="0" calcext:value-type="float">
            <text:p>0</text:p>
          </table:table-cell>
          <table:table-cell table:style-name="ce4" table:formula="of:=[.R5]" office:value-type="float" office:value="0" calcext:value-type="float">
            <text:p>0</text:p>
          </table:table-cell>
          <table:table-cell table:style-name="ce4" table:formula="of:=[.S5]" office:value-type="float" office:value="1" calcext:value-type="float">
            <text:p>1</text:p>
          </table:table-cell>
          <table:table-cell table:style-name="ce4" table:formula="of:=[.T5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5]" office:value-type="float" office:value="0" calcext:value-type="float">
            <text:p>0</text:p>
          </table:table-cell>
          <table:table-cell table:style-name="ce4" table:formula="of:=[.W5]" office:value-type="float" office:value="1" calcext:value-type="float">
            <text:p>1</text:p>
          </table:table-cell>
          <table:table-cell table:style-name="ce4" table:formula="of:=[.X5]" office:value-type="float" office:value="1" calcext:value-type="float">
            <text:p>1</text:p>
          </table:table-cell>
          <table:table-cell table:style-name="ce4" table:formula="of:=[.Y5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X2<text:span text:style-name="T1">(10)</text:span></text:p>
          </table:table-cell>
          <table:table-cell table:style-name="ce4"/>
          <table:table-cell table:style-name="ce4" table:formula="of:=[.C5]" office:value-type="float" office:value="18470" calcext:value-type="float">
            <text:p>18470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number-columns-repeated="19" table:style-name="ce4" office:value-type="string" calcext:value-type="string">
            <text:p>--</text:p>
          </table:table-cell>
          <table:table-cell table:style-name="ce10"/>
          <table:table-cell table:style-name="ce4"/>
          <table:table-cell table:style-name="ce10"/>
          <table:table-cell table:style-name="ce12" office:value-type="string" calcext:value-type="string">
            <text:p>=</text:p>
          </table:table-cell>
          <table:table-cell table:style-name="ce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----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table:formula="of:=MOD(MOD([.G19]+[.G20];2)+IF(OR(SUM([.H19:.H20])=[.H22];SUM([.H19:.H20])=0);0;1);2)" office:value-type="float" office:value="0" calcext:value-type="float">
            <text:p>0</text:p>
          </table:table-cell>
          <table:table-cell table:style-name="ce4" table:formula="of:=MOD(MOD([.H19]+[.H20];2)+IF(OR(SUM([.I19:.I20])=[.I22];SUM([.I19:.I20])=0);0;1);2)" office:value-type="float" office:value="1" calcext:value-type="float">
            <text:p>1</text:p>
          </table:table-cell>
          <table:table-cell table:style-name="ce4" table:formula="of:=MOD(MOD([.I19]+[.I20];2)+IF(OR(SUM([.J19:.J20])=[.J22];SUM([.J19:.J20])=0);0;1);2)" office:value-type="float" office:value="1" calcext:value-type="float">
            <text:p>1</text:p>
          </table:table-cell>
          <table:table-cell table:style-name="ce4" table:formula="of:=MOD(MOD([.J19]+[.J20];2)+IF(OR(SUM([.L19:.L20])=[.L22];SUM([.L19:.L20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L19]+[.L20];2)+IF(OR(SUM([.M19:.M20])=[.M22];SUM([.M19:.M20])=0);0;1);2)" office:value-type="float" office:value="1" calcext:value-type="float">
            <text:p>1</text:p>
          </table:table-cell>
          <table:table-cell table:style-name="ce4" table:formula="of:=MOD(MOD([.M19]+[.M20];2)+IF(OR(SUM([.N19:.N20])=[.N22];SUM([.N19:.N20])=0);0;1);2)" office:value-type="float" office:value="0" calcext:value-type="float">
            <text:p>0</text:p>
          </table:table-cell>
          <table:table-cell table:style-name="ce4" table:formula="of:=MOD(MOD([.N19]+[.N20];2)+IF(OR(SUM([.O19:.O20])=[.O22];SUM([.O19:.O20])=0);0;1);2)" office:value-type="float" office:value="0" calcext:value-type="float">
            <text:p>0</text:p>
          </table:table-cell>
          <table:table-cell table:style-name="ce4" table:formula="of:=MOD(MOD([.O19]+[.O20];2)+IF(OR(SUM([.Q19:.Q20])=[.Q22];SUM([.Q19:.Q20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Q19]+[.Q20];2)+IF(OR(SUM([.R19:.R20])=[.R22];SUM([.R19:.R20])=0);0;1);2)" office:value-type="float" office:value="1" calcext:value-type="float">
            <text:p>1</text:p>
          </table:table-cell>
          <table:table-cell table:style-name="ce4" table:formula="of:=MOD(MOD([.R19]+[.R20];2)+IF(OR(SUM([.S19:.S20])=[.S22];SUM([.S19:.S20])=0);0;1);2)" office:value-type="float" office:value="0" calcext:value-type="float">
            <text:p>0</text:p>
          </table:table-cell>
          <table:table-cell table:style-name="ce4" table:formula="of:=MOD(MOD([.S19]+[.S20];2)+IF(OR(SUM([.T19:.T20])=[.T22];SUM([.T19:.T20])=0);0;1);2)" office:value-type="float" office:value="1" calcext:value-type="float">
            <text:p>1</text:p>
          </table:table-cell>
          <table:table-cell table:style-name="ce4" table:formula="of:=MOD(MOD([.T19]+[.T20];2)+IF(OR(SUM([.V19:.V20])=[.V22];SUM([.V19:.V20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V19]+[.V20];2)+IF(OR(SUM([.W19:.W20])=[.W22];SUM([.W19:.W20])=0);0;1);2)" office:value-type="float" office:value="0" calcext:value-type="float">
            <text:p>0</text:p>
          </table:table-cell>
          <table:table-cell table:style-name="ce4" table:formula="of:=MOD(MOD([.W19]+[.W20];2)+IF(OR(SUM([.X19:.X20])=[.X22];SUM([.X19:.X20])=0);0;1);2)" office:value-type="float" office:value="0" calcext:value-type="float">
            <text:p>0</text:p>
          </table:table-cell>
          <table:table-cell table:style-name="ce4" table:formula="of:=MOD(MOD([.X19]+[.X20];2)+IF(OR(SUM([.Y19:.Y20])=[.Y22];SUM([.Y19:.Y20])=0);0;1);2)" office:value-type="float" office:value="0" calcext:value-type="float">
            <text:p>0</text:p>
          </table:table-cell>
          <table:table-cell table:style-name="ce4" table:formula="of:=MOD([.Y19]+[.Y20];2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(2)</text:span> =</text:p>
          </table:table-cell>
          <table:table-cell table:style-name="ce4" table:formula="of:=([.H22]*2^14+[.I22]*2^13+[.J22]*2^12+[.L22]*2^11+[.M22]*2^10+[.N22]*2^9+[.O22]*2^8+[.Q22]*2^7+[.R22]*2^6+[.S22]*2^5+[.T22]*2^4+[.V22]*2^3+[.W22]*2^2+[.X22]*2+[.Y22])-IF([.G22]=1;32768;0)" office:value-type="float" office:value="31152" calcext:value-type="float">
            <text:p>31152</text:p>
          </table:table-cell>
          <table:table-cell table:style-name="ce10" office:value-type="string" calcext:value-type="string">
            <text:p><text:span text:style-name="T1">(10)</text:span></text:p>
          </table:table-cell>
          <table:table-cell table:style-name="ce4" table:number-columns-repeated="4"/>
          <table:table-cell table:style-name="ce4" table:formula="of:=SUM([.AG19:.AG20])" office:value-type="float" office:value="31152" calcext:value-type="float">
            <text:p>31152</text:p>
          </table:table-cell>
          <table:table-cell table:style-name="ce10" office:value-type="string" calcext:value-type="string">
            <text:p><text:span text:style-name="T1">(10)</text:span></text:p>
          </table:table-cell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office:value-type="string" calcext:value-type="string" table:number-columns-spanned="3" table:number-rows-spanned="1">
            <text:p>CF =</text:p>
          </table:table-cell>
          <table:covered-table-cell table:number-columns-repeated="2" table:style-name="ce4"/>
          <table:table-cell table:style-name="ce4" table:formula="of:=IF(OR([.G19]+[.G20]=2;AND([.G19]+[.G20]=1;[.G22]=0));1;0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PF =</text:p>
          </table:table-cell>
          <table:covered-table-cell table:number-columns-repeated="2" table:style-name="ce4"/>
          <table:table-cell table:style-name="ce4" table:formula="of:=IF(MOD(SUM([.Q22:.Y22]);2)=1;0;1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AF =</text:p>
          </table:table-cell>
          <table:covered-table-cell table:number-columns-repeated="2" table:style-name="ce4"/>
          <table:table-cell table:style-name="ce4" table:formula="of:=IF(MOD(SUM([.T19:.T20]);2)=[.T22];0;1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ZF =</text:p>
          </table:table-cell>
          <table:covered-table-cell table:number-columns-repeated="2" table:style-name="ce4"/>
          <table:table-cell table:style-name="ce4" table:formula="of:=IF(SUM([.G22:.Y22])=0;1;0)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SF =</text:p>
          </table:table-cell>
          <table:table-cell table:style-name="ce10" table:formula="of:=[.G22]" office:value-type="float" office:value="0" calcext:value-type="float">
            <text:p>0</text:p>
          </table:table-cell>
          <table:table-cell table:style-name="ce4" office:value-type="string" calcext:value-type="string">
            <text:p>OF =</text:p>
          </table:table-cell>
          <table:table-cell table:style-name="ce4" table:formula="of:=IF(OR(AND(SUM([.G19:.G20])=0;NOT([.G22]=0));AND(SUM([.G19:.G20])=2;NOT([.G22]=1)));1;0)" office:value-type="float" office:value="0" calcext:value-type="float">
            <text:p>0</text:p>
          </table:table-cell>
          <table:table-cell table:style-name="ce4" table:number-columns-repeated="3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B2<text:span text:style-name="T1">(2)</text:span></text:p>
          </table:table-cell>
          <table:table-cell table:style-name="ce4"/>
          <table:table-cell table:style-name="ce4" table:formula="of:=[.G5]" office:value-type="float" office:value="0" calcext:value-type="float">
            <text:p>0</text:p>
          </table:table-cell>
          <table:table-cell table:style-name="ce4" table:formula="of:=[.H5]" office:value-type="float" office:value="1" calcext:value-type="float">
            <text:p>1</text:p>
          </table:table-cell>
          <table:table-cell table:style-name="ce4" table:formula="of:=[.I5]" office:value-type="float" office:value="0" calcext:value-type="float">
            <text:p>0</text:p>
          </table:table-cell>
          <table:table-cell table:style-name="ce4" table:formula="of:=[.J5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5]" office:value-type="float" office:value="1" calcext:value-type="float">
            <text:p>1</text:p>
          </table:table-cell>
          <table:table-cell table:style-name="ce4" table:formula="of:=[.M5]" office:value-type="float" office:value="0" calcext:value-type="float">
            <text:p>0</text:p>
          </table:table-cell>
          <table:table-cell table:style-name="ce4" table:formula="of:=[.N5]" office:value-type="float" office:value="0" calcext:value-type="float">
            <text:p>0</text:p>
          </table:table-cell>
          <table:table-cell table:style-name="ce4" table:formula="of:=[.O5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5]" office:value-type="float" office:value="0" calcext:value-type="float">
            <text:p>0</text:p>
          </table:table-cell>
          <table:table-cell table:style-name="ce4" table:formula="of:=[.R5]" office:value-type="float" office:value="0" calcext:value-type="float">
            <text:p>0</text:p>
          </table:table-cell>
          <table:table-cell table:style-name="ce4" table:formula="of:=[.S5]" office:value-type="float" office:value="1" calcext:value-type="float">
            <text:p>1</text:p>
          </table:table-cell>
          <table:table-cell table:style-name="ce4" table:formula="of:=[.T5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5]" office:value-type="float" office:value="0" calcext:value-type="float">
            <text:p>0</text:p>
          </table:table-cell>
          <table:table-cell table:style-name="ce4" table:formula="of:=[.W5]" office:value-type="float" office:value="1" calcext:value-type="float">
            <text:p>1</text:p>
          </table:table-cell>
          <table:table-cell table:style-name="ce4" table:formula="of:=[.X5]" office:value-type="float" office:value="1" calcext:value-type="float">
            <text:p>1</text:p>
          </table:table-cell>
          <table:table-cell table:style-name="ce4" table:formula="of:=[.Y5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 table:number-columns-repeated="2"/>
          <table:table-cell table:style-name="ce4" office:value-type="string" calcext:value-type="string">
            <text:p>X2<text:span text:style-name="T1">(10)</text:span></text:p>
          </table:table-cell>
          <table:table-cell table:style-name="ce4"/>
          <table:table-cell table:style-name="ce4" table:formula="of:=[.C5]" office:value-type="float" office:value="18470" calcext:value-type="float">
            <text:p>18470</text:p>
          </table:table-cell>
          <table:table-cell table:style-name="ce10"/>
          <table:table-cell table:style-name="ce13" table:formula="of:=COM.MICROSOFT.TEXTJOIN(&quot;&quot;;1;&quot;При сложении &quot;;IF(SUM([.G26:.G27])=0;&quot;двух положительных &quot;;IF(SUM([.G26:.G27])=2;&quot;двух отрицательных &quot;;IF([.G26]=0;&quot;положительного и отрицательного &quot;;&quot;отрицательного и положительного &quot;)));&quot;слагаемых получено &quot;;IF([.G29]=1;&quot;отрицательное &quot;;&quot;положительное &quot;);&quot;число. Результат выполнения операции &quot;;IF([.AD31]=1;&quot;некорректен, присутствует переполнение, &quot;;&quot;верен и корректен, &quot;);IF([.AA29]=[.AG29];&quot;&quot;;&quot;не &quot;);&quot;совпадает с суммой десятичных эквивалентов.&quot;)" office:value-type="string" office:string-value="При сложении двух положительных слагаемых получено отрицательное число. Результат выполнения операции некорректен, присутствует переполнение, не совпадает с суммой десятичных эквивалентов." calcext:value-type="string" table:number-columns-spanned="1" table:number-rows-spanned="5">
            <text:p>При сложении двух положительных слагаемых получено отрицательное число. Результат выполнения операции некорректен, присутствует переполнение, не совпадает с суммой десятичных эквивалентов.</text:p>
          </table:table-cell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B3<text:span text:style-name="T1">(2)</text:span></text:p>
          </table:table-cell>
          <table:table-cell table:style-name="ce4"/>
          <table:table-cell table:style-name="ce4" table:formula="of:=[.G6]" office:value-type="float" office:value="0" calcext:value-type="float">
            <text:p>0</text:p>
          </table:table-cell>
          <table:table-cell table:style-name="ce4" table:formula="of:=[.H6]" office:value-type="float" office:value="1" calcext:value-type="float">
            <text:p>1</text:p>
          </table:table-cell>
          <table:table-cell table:style-name="ce4" table:formula="of:=[.I6]" office:value-type="float" office:value="1" calcext:value-type="float">
            <text:p>1</text:p>
          </table:table-cell>
          <table:table-cell table:style-name="ce4" table:formula="of:=[.J6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6]" office:value-type="float" office:value="1" calcext:value-type="float">
            <text:p>1</text:p>
          </table:table-cell>
          <table:table-cell table:style-name="ce4" table:formula="of:=[.M6]" office:value-type="float" office:value="0" calcext:value-type="float">
            <text:p>0</text:p>
          </table:table-cell>
          <table:table-cell table:style-name="ce4" table:formula="of:=[.N6]" office:value-type="float" office:value="0" calcext:value-type="float">
            <text:p>0</text:p>
          </table:table-cell>
          <table:table-cell table:style-name="ce4" table:formula="of:=[.O6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6]" office:value-type="float" office:value="1" calcext:value-type="float">
            <text:p>1</text:p>
          </table:table-cell>
          <table:table-cell table:style-name="ce4" table:formula="of:=[.R6]" office:value-type="float" office:value="0" calcext:value-type="float">
            <text:p>0</text:p>
          </table:table-cell>
          <table:table-cell table:style-name="ce4" table:formula="of:=[.S6]" office:value-type="float" office:value="1" calcext:value-type="float">
            <text:p>1</text:p>
          </table:table-cell>
          <table:table-cell table:style-name="ce4" table:formula="of:=[.T6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6]" office:value-type="float" office:value="0" calcext:value-type="float">
            <text:p>0</text:p>
          </table:table-cell>
          <table:table-cell table:style-name="ce4" table:formula="of:=[.W6]" office:value-type="float" office:value="0" calcext:value-type="float">
            <text:p>0</text:p>
          </table:table-cell>
          <table:table-cell table:style-name="ce4" table:formula="of:=[.X6]" office:value-type="float" office:value="0" calcext:value-type="float">
            <text:p>0</text:p>
          </table:table-cell>
          <table:table-cell table:style-name="ce4" table:formula="of:=[.Y6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X3<text:span text:style-name="T1">(10)</text:span></text:p>
          </table:table-cell>
          <table:table-cell table:style-name="ce4"/>
          <table:table-cell table:style-name="ce4" table:formula="of:=[.C6]" office:value-type="float" office:value="31152" calcext:value-type="float">
            <text:p>31152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number-columns-repeated="19" table:style-name="ce4" office:value-type="string" calcext:value-type="string">
            <text:p>--</text:p>
          </table:table-cell>
          <table:table-cell table:style-name="ce10"/>
          <table:table-cell table:style-name="ce4"/>
          <table:table-cell table:style-name="ce10"/>
          <table:table-cell table:style-name="ce12" office:value-type="string" calcext:value-type="string">
            <text:p>=</text:p>
          </table:table-cell>
          <table:table-cell table:style-name="ce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----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table:formula="of:=MOD(MOD([.G26]+[.G27];2)+IF(OR(SUM([.H26:.H27])=[.H29];SUM([.H26:.H27])=0);0;1);2)" office:value-type="float" office:value="1" calcext:value-type="float">
            <text:p>1</text:p>
          </table:table-cell>
          <table:table-cell table:style-name="ce4" table:formula="of:=MOD(MOD([.H26]+[.H27];2)+IF(OR(SUM([.I26:.I27])=[.I29];SUM([.I26:.I27])=0);0;1);2)" office:value-type="float" office:value="1" calcext:value-type="float">
            <text:p>1</text:p>
          </table:table-cell>
          <table:table-cell table:style-name="ce4" table:formula="of:=MOD(MOD([.I26]+[.I27];2)+IF(OR(SUM([.J26:.J27])=[.J29];SUM([.J26:.J27])=0);0;1);2)" office:value-type="float" office:value="0" calcext:value-type="float">
            <text:p>0</text:p>
          </table:table-cell>
          <table:table-cell table:style-name="ce4" table:formula="of:=MOD(MOD([.J26]+[.J27];2)+IF(OR(SUM([.L26:.L27])=[.L29];SUM([.L26:.L27])=0);0;1);2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L26]+[.L27];2)+IF(OR(SUM([.M26:.M27])=[.M29];SUM([.M26:.M27])=0);0;1);2)" office:value-type="float" office:value="0" calcext:value-type="float">
            <text:p>0</text:p>
          </table:table-cell>
          <table:table-cell table:style-name="ce4" table:formula="of:=MOD(MOD([.M26]+[.M27];2)+IF(OR(SUM([.N26:.N27])=[.N29];SUM([.N26:.N27])=0);0;1);2)" office:value-type="float" office:value="0" calcext:value-type="float">
            <text:p>0</text:p>
          </table:table-cell>
          <table:table-cell table:style-name="ce4" table:formula="of:=MOD(MOD([.N26]+[.N27];2)+IF(OR(SUM([.O26:.O27])=[.O29];SUM([.O26:.O27])=0);0;1);2)" office:value-type="float" office:value="0" calcext:value-type="float">
            <text:p>0</text:p>
          </table:table-cell>
          <table:table-cell table:style-name="ce4" table:formula="of:=MOD(MOD([.O26]+[.O27];2)+IF(OR(SUM([.Q26:.Q27])=[.Q29];SUM([.Q26:.Q27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Q26]+[.Q27];2)+IF(OR(SUM([.R26:.R27])=[.R29];SUM([.R26:.R27])=0);0;1);2)" office:value-type="float" office:value="1" calcext:value-type="float">
            <text:p>1</text:p>
          </table:table-cell>
          <table:table-cell table:style-name="ce4" table:formula="of:=MOD(MOD([.R26]+[.R27];2)+IF(OR(SUM([.S26:.S27])=[.S29];SUM([.S26:.S27])=0);0;1);2)" office:value-type="float" office:value="1" calcext:value-type="float">
            <text:p>1</text:p>
          </table:table-cell>
          <table:table-cell table:style-name="ce4" table:formula="of:=MOD(MOD([.S26]+[.S27];2)+IF(OR(SUM([.T26:.T27])=[.T29];SUM([.T26:.T27])=0);0;1);2)" office:value-type="float" office:value="0" calcext:value-type="float">
            <text:p>0</text:p>
          </table:table-cell>
          <table:table-cell table:style-name="ce4" table:formula="of:=MOD(MOD([.T26]+[.T27];2)+IF(OR(SUM([.V26:.V27])=[.V29];SUM([.V26:.V27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V26]+[.V27];2)+IF(OR(SUM([.W26:.W27])=[.W29];SUM([.W26:.W27])=0);0;1);2)" office:value-type="float" office:value="0" calcext:value-type="float">
            <text:p>0</text:p>
          </table:table-cell>
          <table:table-cell table:style-name="ce4" table:formula="of:=MOD(MOD([.W26]+[.W27];2)+IF(OR(SUM([.X26:.X27])=[.X29];SUM([.X26:.X27])=0);0;1);2)" office:value-type="float" office:value="1" calcext:value-type="float">
            <text:p>1</text:p>
          </table:table-cell>
          <table:table-cell table:style-name="ce4" table:formula="of:=MOD(MOD([.X26]+[.X27];2)+IF(OR(SUM([.Y26:.Y27])=[.Y29];SUM([.Y26:.Y27])=0);0;1);2)" office:value-type="float" office:value="1" calcext:value-type="float">
            <text:p>1</text:p>
          </table:table-cell>
          <table:table-cell table:style-name="ce4" table:formula="of:=MOD([.Y26]+[.Y27];2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(2)</text:span> =</text:p>
          </table:table-cell>
          <table:table-cell table:style-name="ce4" table:formula="of:=([.H29]*2^14+[.I29]*2^13+[.J29]*2^12+[.L29]*2^11+[.M29]*2^10+[.N29]*2^9+[.O29]*2^8+[.Q29]*2^7+[.R29]*2^6+[.S29]*2^5+[.T29]*2^4+[.V29]*2^3+[.W29]*2^2+[.X29]*2+[.Y29])-IF([.G29]=1;32768;0)" office:value-type="float" office:value="-15914" calcext:value-type="float">
            <text:p>-15914</text:p>
          </table:table-cell>
          <table:table-cell table:style-name="ce10" office:value-type="string" calcext:value-type="string">
            <text:p><text:span text:style-name="T1">(10)</text:span></text:p>
          </table:table-cell>
          <table:table-cell table:style-name="ce4" table:number-columns-repeated="4"/>
          <table:table-cell table:style-name="ce4" table:formula="of:=SUM([.AG26:.AG27])" office:value-type="float" office:value="49622" calcext:value-type="float">
            <text:p>49622</text:p>
          </table:table-cell>
          <table:table-cell table:style-name="ce10" office:value-type="string" calcext:value-type="string">
            <text:p><text:span text:style-name="T1">(10)</text:span></text:p>
          </table:table-cell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office:value-type="string" calcext:value-type="string" table:number-columns-spanned="3" table:number-rows-spanned="1">
            <text:p>CF =</text:p>
          </table:table-cell>
          <table:covered-table-cell table:number-columns-repeated="2" table:style-name="ce4"/>
          <table:table-cell table:style-name="ce4" table:formula="of:=IF(OR([.G26]+[.G27]=2;AND([.G26]+[.G27]=1;[.G29]=0));1;0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PF =</text:p>
          </table:table-cell>
          <table:covered-table-cell table:number-columns-repeated="2" table:style-name="ce4"/>
          <table:table-cell table:style-name="ce4" table:formula="of:=IF(MOD(SUM([.Q29:.Y29]);2)=1;0;1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AF =</text:p>
          </table:table-cell>
          <table:covered-table-cell table:number-columns-repeated="2" table:style-name="ce4"/>
          <table:table-cell table:style-name="ce4" table:formula="of:=IF(MOD(SUM([.T26:.T27]);2)=[.T29];0;1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ZF =</text:p>
          </table:table-cell>
          <table:covered-table-cell table:number-columns-repeated="2" table:style-name="ce4"/>
          <table:table-cell table:style-name="ce4" table:formula="of:=IF(SUM([.G29:.Y29])=0;1;0)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SF =</text:p>
          </table:table-cell>
          <table:table-cell table:style-name="ce10" table:formula="of:=[.G29]" office:value-type="float" office:value="1" calcext:value-type="float">
            <text:p>1</text:p>
          </table:table-cell>
          <table:table-cell table:style-name="ce4" office:value-type="string" calcext:value-type="string">
            <text:p>OF =</text:p>
          </table:table-cell>
          <table:table-cell table:style-name="ce4" table:formula="of:=IF(OR(AND(SUM([.G26:.G27])=0;NOT([.G29]=0));AND(SUM([.G26:.G27])=2;NOT([.G29]=1)));1;0)" office:value-type="float" office:value="1" calcext:value-type="float">
            <text:p>1</text:p>
          </table:table-cell>
          <table:table-cell table:style-name="ce4" table:number-columns-repeated="3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B2<text:span text:style-name="T1">(2)</text:span></text:p>
          </table:table-cell>
          <table:table-cell table:style-name="ce4"/>
          <table:table-cell table:style-name="ce4" table:formula="of:=[.G5]" office:value-type="float" office:value="0" calcext:value-type="float">
            <text:p>0</text:p>
          </table:table-cell>
          <table:table-cell table:style-name="ce4" table:formula="of:=[.H5]" office:value-type="float" office:value="1" calcext:value-type="float">
            <text:p>1</text:p>
          </table:table-cell>
          <table:table-cell table:style-name="ce4" table:formula="of:=[.I5]" office:value-type="float" office:value="0" calcext:value-type="float">
            <text:p>0</text:p>
          </table:table-cell>
          <table:table-cell table:style-name="ce4" table:formula="of:=[.J5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5]" office:value-type="float" office:value="1" calcext:value-type="float">
            <text:p>1</text:p>
          </table:table-cell>
          <table:table-cell table:style-name="ce4" table:formula="of:=[.M5]" office:value-type="float" office:value="0" calcext:value-type="float">
            <text:p>0</text:p>
          </table:table-cell>
          <table:table-cell table:style-name="ce4" table:formula="of:=[.N5]" office:value-type="float" office:value="0" calcext:value-type="float">
            <text:p>0</text:p>
          </table:table-cell>
          <table:table-cell table:style-name="ce4" table:formula="of:=[.O5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5]" office:value-type="float" office:value="0" calcext:value-type="float">
            <text:p>0</text:p>
          </table:table-cell>
          <table:table-cell table:style-name="ce4" table:formula="of:=[.R5]" office:value-type="float" office:value="0" calcext:value-type="float">
            <text:p>0</text:p>
          </table:table-cell>
          <table:table-cell table:style-name="ce4" table:formula="of:=[.S5]" office:value-type="float" office:value="1" calcext:value-type="float">
            <text:p>1</text:p>
          </table:table-cell>
          <table:table-cell table:style-name="ce4" table:formula="of:=[.T5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5]" office:value-type="float" office:value="0" calcext:value-type="float">
            <text:p>0</text:p>
          </table:table-cell>
          <table:table-cell table:style-name="ce4" table:formula="of:=[.W5]" office:value-type="float" office:value="1" calcext:value-type="float">
            <text:p>1</text:p>
          </table:table-cell>
          <table:table-cell table:style-name="ce4" table:formula="of:=[.X5]" office:value-type="float" office:value="1" calcext:value-type="float">
            <text:p>1</text:p>
          </table:table-cell>
          <table:table-cell table:style-name="ce4" table:formula="of:=[.Y5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 table:number-columns-repeated="2"/>
          <table:table-cell table:style-name="ce4" office:value-type="string" calcext:value-type="string">
            <text:p>X2<text:span text:style-name="T1">(10)</text:span></text:p>
          </table:table-cell>
          <table:table-cell table:style-name="ce4"/>
          <table:table-cell table:style-name="ce4" table:formula="of:=[.C5]" office:value-type="float" office:value="18470" calcext:value-type="float">
            <text:p>18470</text:p>
          </table:table-cell>
          <table:table-cell table:style-name="ce10"/>
          <table:table-cell table:style-name="ce13" table:formula="of:=COM.MICROSOFT.TEXTJOIN(&quot;&quot;;1;&quot;При сложении &quot;;IF(SUM([.G33:.G34])=0;&quot;двух положительных &quot;;IF(SUM([.G33:.G34])=2;&quot;двух отрицательных &quot;;IF([.G33]=0;&quot;положительного и отрицательного &quot;;&quot;отрицательного и положительного &quot;)));&quot;слагаемых получено &quot;;IF([.G36]=1;&quot;отрицательное &quot;;&quot;положительное &quot;);&quot;число. Результат выполнения операции &quot;;IF([.AD38]=1;&quot;некорректен, присутствует переполнение, &quot;;&quot;верен и корректен, &quot;);IF([.AA36]=[.AG36];&quot;&quot;;&quot;не &quot;);&quot;совпадает с суммой десятичных эквивалентов.&quot;)" office:value-type="string" office:string-value="При сложении положительного и отрицательного слагаемых получено положительное число. Результат выполнения операции верен и корректен, совпадает с суммой десятичных эквивалентов." calcext:value-type="string" table:number-columns-spanned="1" table:number-rows-spanned="5">
            <text:p>При сложении положительного и отрицательного слагаемых получено положительное число. Результат выполнения операции верен и корректен, совпадает с суммой десятичных эквивалентов.</text:p>
          </table:table-cell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B7<text:span text:style-name="T1">(2)</text:span></text:p>
          </table:table-cell>
          <table:table-cell table:style-name="ce4"/>
          <table:table-cell table:style-name="ce4" table:formula="of:=[.G10]" office:value-type="float" office:value="1" calcext:value-type="float">
            <text:p>1</text:p>
          </table:table-cell>
          <table:table-cell table:style-name="ce4" table:formula="of:=[.H10]" office:value-type="float" office:value="1" calcext:value-type="float">
            <text:p>1</text:p>
          </table:table-cell>
          <table:table-cell table:style-name="ce4" table:formula="of:=[.I10]" office:value-type="float" office:value="0" calcext:value-type="float">
            <text:p>0</text:p>
          </table:table-cell>
          <table:table-cell table:style-name="ce4" table:formula="of:=[.J10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10]" office:value-type="float" office:value="1" calcext:value-type="float">
            <text:p>1</text:p>
          </table:table-cell>
          <table:table-cell table:style-name="ce4" table:formula="of:=[.M10]" office:value-type="float" office:value="1" calcext:value-type="float">
            <text:p>1</text:p>
          </table:table-cell>
          <table:table-cell table:style-name="ce4" table:formula="of:=[.N10]" office:value-type="float" office:value="1" calcext:value-type="float">
            <text:p>1</text:p>
          </table:table-cell>
          <table:table-cell table:style-name="ce4" table:formula="of:=[.O10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10]" office:value-type="float" office:value="0" calcext:value-type="float">
            <text:p>0</text:p>
          </table:table-cell>
          <table:table-cell table:style-name="ce4" table:formula="of:=[.R10]" office:value-type="float" office:value="1" calcext:value-type="float">
            <text:p>1</text:p>
          </table:table-cell>
          <table:table-cell table:style-name="ce4" table:formula="of:=[.S10]" office:value-type="float" office:value="1" calcext:value-type="float">
            <text:p>1</text:p>
          </table:table-cell>
          <table:table-cell table:style-name="ce4" table:formula="of:=[.T10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10]" office:value-type="float" office:value="0" calcext:value-type="float">
            <text:p>0</text:p>
          </table:table-cell>
          <table:table-cell table:style-name="ce4" table:formula="of:=[.W10]" office:value-type="float" office:value="1" calcext:value-type="float">
            <text:p>1</text:p>
          </table:table-cell>
          <table:table-cell table:style-name="ce4" table:formula="of:=[.X10]" office:value-type="float" office:value="1" calcext:value-type="float">
            <text:p>1</text:p>
          </table:table-cell>
          <table:table-cell table:style-name="ce4" table:formula="of:=[.Y10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X7<text:span text:style-name="T1">(10)</text:span></text:p>
          </table:table-cell>
          <table:table-cell table:style-name="ce4"/>
          <table:table-cell table:style-name="ce4" table:formula="of:=[.C10]" office:value-type="float" office:value="-12682" calcext:value-type="float">
            <text:p>-12682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number-columns-repeated="19" table:style-name="ce4" office:value-type="string" calcext:value-type="string">
            <text:p>--</text:p>
          </table:table-cell>
          <table:table-cell table:style-name="ce10"/>
          <table:table-cell table:style-name="ce4"/>
          <table:table-cell table:style-name="ce10"/>
          <table:table-cell table:style-name="ce12" office:value-type="string" calcext:value-type="string">
            <text:p>=</text:p>
          </table:table-cell>
          <table:table-cell table:style-name="ce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----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table:formula="of:=MOD(MOD([.G33]+[.G34];2)+IF(OR(SUM([.H33:.H34])=[.H36];SUM([.H33:.H34])=0);0;1);2)" office:value-type="float" office:value="0" calcext:value-type="float">
            <text:p>0</text:p>
          </table:table-cell>
          <table:table-cell table:style-name="ce4" table:formula="of:=MOD(MOD([.H33]+[.H34];2)+IF(OR(SUM([.I33:.I34])=[.I36];SUM([.I33:.I34])=0);0;1);2)" office:value-type="float" office:value="0" calcext:value-type="float">
            <text:p>0</text:p>
          </table:table-cell>
          <table:table-cell table:style-name="ce4" table:formula="of:=MOD(MOD([.I33]+[.I34];2)+IF(OR(SUM([.J33:.J34])=[.J36];SUM([.J33:.J34])=0);0;1);2)" office:value-type="float" office:value="0" calcext:value-type="float">
            <text:p>0</text:p>
          </table:table-cell>
          <table:table-cell table:style-name="ce4" table:formula="of:=MOD(MOD([.J33]+[.J34];2)+IF(OR(SUM([.L33:.L34])=[.L36];SUM([.L33:.L34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L33]+[.L34];2)+IF(OR(SUM([.M33:.M34])=[.M36];SUM([.M33:.M34])=0);0;1);2)" office:value-type="float" office:value="0" calcext:value-type="float">
            <text:p>0</text:p>
          </table:table-cell>
          <table:table-cell table:style-name="ce4" table:formula="of:=MOD(MOD([.M33]+[.M34];2)+IF(OR(SUM([.N33:.N34])=[.N36];SUM([.N33:.N34])=0);0;1);2)" office:value-type="float" office:value="1" calcext:value-type="float">
            <text:p>1</text:p>
          </table:table-cell>
          <table:table-cell table:style-name="ce4" table:formula="of:=MOD(MOD([.N33]+[.N34];2)+IF(OR(SUM([.O33:.O34])=[.O36];SUM([.O33:.O34])=0);0;1);2)" office:value-type="float" office:value="1" calcext:value-type="float">
            <text:p>1</text:p>
          </table:table-cell>
          <table:table-cell table:style-name="ce4" table:formula="of:=MOD(MOD([.O33]+[.O34];2)+IF(OR(SUM([.Q33:.Q34])=[.Q36];SUM([.Q33:.Q34])=0);0;1);2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Q33]+[.Q34];2)+IF(OR(SUM([.R33:.R34])=[.R36];SUM([.R33:.R34])=0);0;1);2)" office:value-type="float" office:value="1" calcext:value-type="float">
            <text:p>1</text:p>
          </table:table-cell>
          <table:table-cell table:style-name="ce4" table:formula="of:=MOD(MOD([.R33]+[.R34];2)+IF(OR(SUM([.S33:.S34])=[.S36];SUM([.S33:.S34])=0);0;1);2)" office:value-type="float" office:value="0" calcext:value-type="float">
            <text:p>0</text:p>
          </table:table-cell>
          <table:table-cell table:style-name="ce4" table:formula="of:=MOD(MOD([.S33]+[.S34];2)+IF(OR(SUM([.T33:.T34])=[.T36];SUM([.T33:.T34])=0);0;1);2)" office:value-type="float" office:value="0" calcext:value-type="float">
            <text:p>0</text:p>
          </table:table-cell>
          <table:table-cell table:style-name="ce4" table:formula="of:=MOD(MOD([.T33]+[.T34];2)+IF(OR(SUM([.V33:.V34])=[.V36];SUM([.V33:.V34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V33]+[.V34];2)+IF(OR(SUM([.W33:.W34])=[.W36];SUM([.W33:.W34])=0);0;1);2)" office:value-type="float" office:value="1" calcext:value-type="float">
            <text:p>1</text:p>
          </table:table-cell>
          <table:table-cell table:style-name="ce4" table:formula="of:=MOD(MOD([.W33]+[.W34];2)+IF(OR(SUM([.X33:.X34])=[.X36];SUM([.X33:.X34])=0);0;1);2)" office:value-type="float" office:value="1" calcext:value-type="float">
            <text:p>1</text:p>
          </table:table-cell>
          <table:table-cell table:style-name="ce4" table:formula="of:=MOD(MOD([.X33]+[.X34];2)+IF(OR(SUM([.Y33:.Y34])=[.Y36];SUM([.Y33:.Y34])=0);0;1);2)" office:value-type="float" office:value="0" calcext:value-type="float">
            <text:p>0</text:p>
          </table:table-cell>
          <table:table-cell table:style-name="ce4" table:formula="of:=MOD([.Y33]+[.Y34];2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(2)</text:span> =</text:p>
          </table:table-cell>
          <table:table-cell table:style-name="ce4" table:formula="of:=([.H36]*2^14+[.I36]*2^13+[.J36]*2^12+[.L36]*2^11+[.M36]*2^10+[.N36]*2^9+[.O36]*2^8+[.Q36]*2^7+[.R36]*2^6+[.S36]*2^5+[.T36]*2^4+[.V36]*2^3+[.W36]*2^2+[.X36]*2+[.Y36])-IF([.G36]=1;32768;0)" office:value-type="float" office:value="5788" calcext:value-type="float">
            <text:p>5788</text:p>
          </table:table-cell>
          <table:table-cell table:style-name="ce10" office:value-type="string" calcext:value-type="string">
            <text:p><text:span text:style-name="T1">(10)</text:span></text:p>
          </table:table-cell>
          <table:table-cell table:style-name="ce4" table:number-columns-repeated="4"/>
          <table:table-cell table:style-name="ce4" table:formula="of:=SUM([.AG33:.AG34])" office:value-type="float" office:value="5788" calcext:value-type="float">
            <text:p>5788</text:p>
          </table:table-cell>
          <table:table-cell table:style-name="ce10" office:value-type="string" calcext:value-type="string">
            <text:p><text:span text:style-name="T1">(10)</text:span></text:p>
          </table:table-cell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office:value-type="string" calcext:value-type="string" table:number-columns-spanned="3" table:number-rows-spanned="1">
            <text:p>CF =</text:p>
          </table:table-cell>
          <table:covered-table-cell table:number-columns-repeated="2" table:style-name="ce4"/>
          <table:table-cell table:style-name="ce4" table:formula="of:=IF(OR([.G33]+[.G34]=2;AND([.G33]+[.G34]=1;[.G36]=0));1;0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PF =</text:p>
          </table:table-cell>
          <table:covered-table-cell table:number-columns-repeated="2" table:style-name="ce4"/>
          <table:table-cell table:style-name="ce4" table:formula="of:=IF(MOD(SUM([.Q36:.Y36]);2)=1;0;1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AF =</text:p>
          </table:table-cell>
          <table:covered-table-cell table:number-columns-repeated="2" table:style-name="ce4"/>
          <table:table-cell table:style-name="ce4" table:formula="of:=IF(MOD(SUM([.T33:.T34]);2)=[.T36];0;1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ZF =</text:p>
          </table:table-cell>
          <table:covered-table-cell table:number-columns-repeated="2" table:style-name="ce4"/>
          <table:table-cell table:style-name="ce4" table:formula="of:=IF(SUM([.G36:.Y36])=0;1;0)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SF =</text:p>
          </table:table-cell>
          <table:table-cell table:style-name="ce10" table:formula="of:=[.G36]" office:value-type="float" office:value="0" calcext:value-type="float">
            <text:p>0</text:p>
          </table:table-cell>
          <table:table-cell table:style-name="ce4" office:value-type="string" calcext:value-type="string">
            <text:p>OF =</text:p>
          </table:table-cell>
          <table:table-cell table:style-name="ce4" table:formula="of:=IF(OR(AND(SUM([.G33:.G34])=0;NOT([.G36]=0));AND(SUM([.G33:.G34])=2;NOT([.G36]=1)));1;0)" office:value-type="float" office:value="0" calcext:value-type="float">
            <text:p>0</text:p>
          </table:table-cell>
          <table:table-cell table:style-name="ce4" table:number-columns-repeated="3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B7<text:span text:style-name="T1">(2)</text:span></text:p>
          </table:table-cell>
          <table:table-cell table:style-name="ce4"/>
          <table:table-cell table:style-name="ce4" table:formula="of:=[.G10]" office:value-type="float" office:value="1" calcext:value-type="float">
            <text:p>1</text:p>
          </table:table-cell>
          <table:table-cell table:style-name="ce4" table:formula="of:=[.H10]" office:value-type="float" office:value="1" calcext:value-type="float">
            <text:p>1</text:p>
          </table:table-cell>
          <table:table-cell table:style-name="ce4" table:formula="of:=[.I10]" office:value-type="float" office:value="0" calcext:value-type="float">
            <text:p>0</text:p>
          </table:table-cell>
          <table:table-cell table:style-name="ce4" table:formula="of:=[.J10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10]" office:value-type="float" office:value="1" calcext:value-type="float">
            <text:p>1</text:p>
          </table:table-cell>
          <table:table-cell table:style-name="ce4" table:formula="of:=[.M10]" office:value-type="float" office:value="1" calcext:value-type="float">
            <text:p>1</text:p>
          </table:table-cell>
          <table:table-cell table:style-name="ce4" table:formula="of:=[.N10]" office:value-type="float" office:value="1" calcext:value-type="float">
            <text:p>1</text:p>
          </table:table-cell>
          <table:table-cell table:style-name="ce4" table:formula="of:=[.O10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10]" office:value-type="float" office:value="0" calcext:value-type="float">
            <text:p>0</text:p>
          </table:table-cell>
          <table:table-cell table:style-name="ce4" table:formula="of:=[.R10]" office:value-type="float" office:value="1" calcext:value-type="float">
            <text:p>1</text:p>
          </table:table-cell>
          <table:table-cell table:style-name="ce4" table:formula="of:=[.S10]" office:value-type="float" office:value="1" calcext:value-type="float">
            <text:p>1</text:p>
          </table:table-cell>
          <table:table-cell table:style-name="ce4" table:formula="of:=[.T10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10]" office:value-type="float" office:value="0" calcext:value-type="float">
            <text:p>0</text:p>
          </table:table-cell>
          <table:table-cell table:style-name="ce4" table:formula="of:=[.W10]" office:value-type="float" office:value="1" calcext:value-type="float">
            <text:p>1</text:p>
          </table:table-cell>
          <table:table-cell table:style-name="ce4" table:formula="of:=[.X10]" office:value-type="float" office:value="1" calcext:value-type="float">
            <text:p>1</text:p>
          </table:table-cell>
          <table:table-cell table:style-name="ce4" table:formula="of:=[.Y10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 table:number-columns-repeated="2"/>
          <table:table-cell table:style-name="ce4" office:value-type="string" calcext:value-type="string">
            <text:p>X7<text:span text:style-name="T1">(10)</text:span></text:p>
          </table:table-cell>
          <table:table-cell table:style-name="ce4"/>
          <table:table-cell table:style-name="ce4" table:formula="of:=[.C10]" office:value-type="float" office:value="-12682" calcext:value-type="float">
            <text:p>-12682</text:p>
          </table:table-cell>
          <table:table-cell table:style-name="ce10"/>
          <table:table-cell table:style-name="ce13" table:formula="of:=COM.MICROSOFT.TEXTJOIN(&quot;&quot;;1;&quot;При сложении &quot;;IF(SUM([.G40:.G41])=0;&quot;двух положительных &quot;;IF(SUM([.G40:.G41])=2;&quot;двух отрицательных &quot;;IF([.G40]=0;&quot;положительного и отрицательного &quot;;&quot;отрицательного и положительного &quot;)));&quot;слагаемых получено &quot;;IF([.G43]=1;&quot;отрицательное &quot;;&quot;положительное &quot;);&quot;число. Результат выполнения операции &quot;;IF([.AD45]=1;&quot;некорректен, присутствует переполнение, &quot;;&quot;верен и корректен, &quot;);IF([.AA43]=[.AG43];&quot;&quot;;&quot;не &quot;);&quot;совпадает с суммой десятичных эквивалентов.&quot;)" office:value-type="string" office:string-value="При сложении двух отрицательных слагаемых получено отрицательное число. Результат выполнения операции верен и корректен, совпадает с суммой десятичных эквивалентов." calcext:value-type="string" table:number-columns-spanned="1" table:number-rows-spanned="5">
            <text:p>При сложении двух отрицательных слагаемых получено отрицательное число. Результат выполнения операции верен и корректен, совпадает с суммой десятичных эквивалентов.</text:p>
          </table:table-cell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B8<text:span text:style-name="T1">(2)</text:span></text:p>
          </table:table-cell>
          <table:table-cell table:style-name="ce4"/>
          <table:table-cell table:style-name="ce4" table:formula="of:=[.G11]" office:value-type="float" office:value="1" calcext:value-type="float">
            <text:p>1</text:p>
          </table:table-cell>
          <table:table-cell table:style-name="ce4" table:formula="of:=[.H11]" office:value-type="float" office:value="0" calcext:value-type="float">
            <text:p>0</text:p>
          </table:table-cell>
          <table:table-cell table:style-name="ce4" table:formula="of:=[.I11]" office:value-type="float" office:value="1" calcext:value-type="float">
            <text:p>1</text:p>
          </table:table-cell>
          <table:table-cell table:style-name="ce4" table:formula="of:=[.J11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11]" office:value-type="float" office:value="0" calcext:value-type="float">
            <text:p>0</text:p>
          </table:table-cell>
          <table:table-cell table:style-name="ce4" table:formula="of:=[.M11]" office:value-type="float" office:value="1" calcext:value-type="float">
            <text:p>1</text:p>
          </table:table-cell>
          <table:table-cell table:style-name="ce4" table:formula="of:=[.N11]" office:value-type="float" office:value="1" calcext:value-type="float">
            <text:p>1</text:p>
          </table:table-cell>
          <table:table-cell table:style-name="ce4" table:formula="of:=[.O11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11]" office:value-type="float" office:value="1" calcext:value-type="float">
            <text:p>1</text:p>
          </table:table-cell>
          <table:table-cell table:style-name="ce4" table:formula="of:=[.R11]" office:value-type="float" office:value="1" calcext:value-type="float">
            <text:p>1</text:p>
          </table:table-cell>
          <table:table-cell table:style-name="ce4" table:formula="of:=[.S11]" office:value-type="float" office:value="0" calcext:value-type="float">
            <text:p>0</text:p>
          </table:table-cell>
          <table:table-cell table:style-name="ce4" table:formula="of:=[.T11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11]" office:value-type="float" office:value="1" calcext:value-type="float">
            <text:p>1</text:p>
          </table:table-cell>
          <table:table-cell table:style-name="ce4" table:formula="of:=[.W11]" office:value-type="float" office:value="0" calcext:value-type="float">
            <text:p>0</text:p>
          </table:table-cell>
          <table:table-cell table:style-name="ce4" table:formula="of:=[.X11]" office:value-type="float" office:value="1" calcext:value-type="float">
            <text:p>1</text:p>
          </table:table-cell>
          <table:table-cell table:style-name="ce4" table:formula="of:=[.Y11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X8<text:span text:style-name="T1">(10)</text:span></text:p>
          </table:table-cell>
          <table:table-cell table:style-name="ce4"/>
          <table:table-cell table:style-name="ce4" table:formula="of:=[.C11]" office:value-type="float" office:value="-18470" calcext:value-type="float">
            <text:p>-18470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number-columns-repeated="19" table:style-name="ce4" office:value-type="string" calcext:value-type="string">
            <text:p>--</text:p>
          </table:table-cell>
          <table:table-cell table:style-name="ce10"/>
          <table:table-cell table:style-name="ce4"/>
          <table:table-cell table:style-name="ce10"/>
          <table:table-cell table:style-name="ce12" office:value-type="string" calcext:value-type="string">
            <text:p>=</text:p>
          </table:table-cell>
          <table:table-cell table:style-name="ce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----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table:formula="of:=MOD(MOD([.G40]+[.G41];2)+IF(OR(SUM([.H40:.H41])=[.H43];SUM([.H40:.H41])=0);0;1);2)" office:value-type="float" office:value="1" calcext:value-type="float">
            <text:p>1</text:p>
          </table:table-cell>
          <table:table-cell table:style-name="ce4" table:formula="of:=MOD(MOD([.H40]+[.H41];2)+IF(OR(SUM([.I40:.I41])=[.I43];SUM([.I40:.I41])=0);0;1);2)" office:value-type="float" office:value="0" calcext:value-type="float">
            <text:p>0</text:p>
          </table:table-cell>
          <table:table-cell table:style-name="ce4" table:formula="of:=MOD(MOD([.I40]+[.I41];2)+IF(OR(SUM([.J40:.J41])=[.J43];SUM([.J40:.J41])=0);0;1);2)" office:value-type="float" office:value="0" calcext:value-type="float">
            <text:p>0</text:p>
          </table:table-cell>
          <table:table-cell table:style-name="ce4" table:formula="of:=MOD(MOD([.J40]+[.J41];2)+IF(OR(SUM([.L40:.L41])=[.L43];SUM([.L40:.L41])=0);0;1);2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L40]+[.L41];2)+IF(OR(SUM([.M40:.M41])=[.M43];SUM([.M40:.M41])=0);0;1);2)" office:value-type="float" office:value="0" calcext:value-type="float">
            <text:p>0</text:p>
          </table:table-cell>
          <table:table-cell table:style-name="ce4" table:formula="of:=MOD(MOD([.M40]+[.M41];2)+IF(OR(SUM([.N40:.N41])=[.N43];SUM([.N40:.N41])=0);0;1);2)" office:value-type="float" office:value="1" calcext:value-type="float">
            <text:p>1</text:p>
          </table:table-cell>
          <table:table-cell table:style-name="ce4" table:formula="of:=MOD(MOD([.N40]+[.N41];2)+IF(OR(SUM([.O40:.O41])=[.O43];SUM([.O40:.O41])=0);0;1);2)" office:value-type="float" office:value="1" calcext:value-type="float">
            <text:p>1</text:p>
          </table:table-cell>
          <table:table-cell table:style-name="ce4" table:formula="of:=MOD(MOD([.O40]+[.O41];2)+IF(OR(SUM([.Q40:.Q41])=[.Q43];SUM([.Q40:.Q41])=0);0;1);2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Q40]+[.Q41];2)+IF(OR(SUM([.R40:.R41])=[.R43];SUM([.R40:.R41])=0);0;1);2)" office:value-type="float" office:value="0" calcext:value-type="float">
            <text:p>0</text:p>
          </table:table-cell>
          <table:table-cell table:style-name="ce4" table:formula="of:=MOD(MOD([.R40]+[.R41];2)+IF(OR(SUM([.S40:.S41])=[.S43];SUM([.S40:.S41])=0);0;1);2)" office:value-type="float" office:value="1" calcext:value-type="float">
            <text:p>1</text:p>
          </table:table-cell>
          <table:table-cell table:style-name="ce4" table:formula="of:=MOD(MOD([.S40]+[.S41];2)+IF(OR(SUM([.T40:.T41])=[.T43];SUM([.T40:.T41])=0);0;1);2)" office:value-type="float" office:value="0" calcext:value-type="float">
            <text:p>0</text:p>
          </table:table-cell>
          <table:table-cell table:style-name="ce4" table:formula="of:=MOD(MOD([.T40]+[.T41];2)+IF(OR(SUM([.V40:.V41])=[.V43];SUM([.V40:.V41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V40]+[.V41];2)+IF(OR(SUM([.W40:.W41])=[.W43];SUM([.W40:.W41])=0);0;1);2)" office:value-type="float" office:value="0" calcext:value-type="float">
            <text:p>0</text:p>
          </table:table-cell>
          <table:table-cell table:style-name="ce4" table:formula="of:=MOD(MOD([.W40]+[.W41];2)+IF(OR(SUM([.X40:.X41])=[.X43];SUM([.X40:.X41])=0);0;1);2)" office:value-type="float" office:value="0" calcext:value-type="float">
            <text:p>0</text:p>
          </table:table-cell>
          <table:table-cell table:style-name="ce4" table:formula="of:=MOD(MOD([.X40]+[.X41];2)+IF(OR(SUM([.Y40:.Y41])=[.Y43];SUM([.Y40:.Y41])=0);0;1);2)" office:value-type="float" office:value="0" calcext:value-type="float">
            <text:p>0</text:p>
          </table:table-cell>
          <table:table-cell table:style-name="ce4" table:formula="of:=MOD([.Y40]+[.Y41];2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(2)</text:span> =</text:p>
          </table:table-cell>
          <table:table-cell table:style-name="ce4" table:formula="of:=([.H43]*2^14+[.I43]*2^13+[.J43]*2^12+[.L43]*2^11+[.M43]*2^10+[.N43]*2^9+[.O43]*2^8+[.Q43]*2^7+[.R43]*2^6+[.S43]*2^5+[.T43]*2^4+[.V43]*2^3+[.W43]*2^2+[.X43]*2+[.Y43])-IF([.G43]=1;32768;0)" office:value-type="float" office:value="-31152" calcext:value-type="float">
            <text:p>-31152</text:p>
          </table:table-cell>
          <table:table-cell table:style-name="ce10" office:value-type="string" calcext:value-type="string">
            <text:p><text:span text:style-name="T1">(10)</text:span></text:p>
          </table:table-cell>
          <table:table-cell table:style-name="ce4" table:number-columns-repeated="4"/>
          <table:table-cell table:style-name="ce4" table:formula="of:=SUM([.AG40:.AG41])" office:value-type="float" office:value="-31152" calcext:value-type="float">
            <text:p>-31152</text:p>
          </table:table-cell>
          <table:table-cell table:style-name="ce10" office:value-type="string" calcext:value-type="string">
            <text:p><text:span text:style-name="T1">(10)</text:span></text:p>
          </table:table-cell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office:value-type="string" calcext:value-type="string" table:number-columns-spanned="3" table:number-rows-spanned="1">
            <text:p>CF =</text:p>
          </table:table-cell>
          <table:covered-table-cell table:number-columns-repeated="2" table:style-name="ce4"/>
          <table:table-cell table:style-name="ce4" table:formula="of:=IF(OR([.G40]+[.G41]=2;AND([.G40]+[.G41]=1;[.G43]=0));1;0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PF =</text:p>
          </table:table-cell>
          <table:covered-table-cell table:number-columns-repeated="2" table:style-name="ce4"/>
          <table:table-cell table:style-name="ce4" table:formula="of:=IF(MOD(SUM([.Q43:.Y43]);2)=1;0;1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AF =</text:p>
          </table:table-cell>
          <table:covered-table-cell table:number-columns-repeated="2" table:style-name="ce4"/>
          <table:table-cell table:style-name="ce4" table:formula="of:=IF(MOD(SUM([.T40:.T41]);2)=[.T43];0;1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ZF =</text:p>
          </table:table-cell>
          <table:covered-table-cell table:number-columns-repeated="2" table:style-name="ce4"/>
          <table:table-cell table:style-name="ce4" table:formula="of:=IF(SUM([.G43:.Y43])=0;1;0)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SF =</text:p>
          </table:table-cell>
          <table:table-cell table:style-name="ce10" table:formula="of:=[.G43]" office:value-type="float" office:value="1" calcext:value-type="float">
            <text:p>1</text:p>
          </table:table-cell>
          <table:table-cell table:style-name="ce4" office:value-type="string" calcext:value-type="string">
            <text:p>OF =</text:p>
          </table:table-cell>
          <table:table-cell table:style-name="ce4" table:formula="of:=IF(OR(AND(SUM([.G40:.G41])=0;NOT([.G43]=0));AND(SUM([.G40:.G41])=2;NOT([.G43]=1)));1;0)" office:value-type="float" office:value="0" calcext:value-type="float">
            <text:p>0</text:p>
          </table:table-cell>
          <table:table-cell table:style-name="ce4" table:number-columns-repeated="3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B8<text:span text:style-name="T1">(2)</text:span></text:p>
          </table:table-cell>
          <table:table-cell table:style-name="ce4"/>
          <table:table-cell table:style-name="ce4" table:formula="of:=[.G11]" office:value-type="float" office:value="1" calcext:value-type="float">
            <text:p>1</text:p>
          </table:table-cell>
          <table:table-cell table:style-name="ce4" table:formula="of:=[.H11]" office:value-type="float" office:value="0" calcext:value-type="float">
            <text:p>0</text:p>
          </table:table-cell>
          <table:table-cell table:style-name="ce4" table:formula="of:=[.I11]" office:value-type="float" office:value="1" calcext:value-type="float">
            <text:p>1</text:p>
          </table:table-cell>
          <table:table-cell table:style-name="ce4" table:formula="of:=[.J11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11]" office:value-type="float" office:value="0" calcext:value-type="float">
            <text:p>0</text:p>
          </table:table-cell>
          <table:table-cell table:style-name="ce4" table:formula="of:=[.M11]" office:value-type="float" office:value="1" calcext:value-type="float">
            <text:p>1</text:p>
          </table:table-cell>
          <table:table-cell table:style-name="ce4" table:formula="of:=[.N11]" office:value-type="float" office:value="1" calcext:value-type="float">
            <text:p>1</text:p>
          </table:table-cell>
          <table:table-cell table:style-name="ce4" table:formula="of:=[.O11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11]" office:value-type="float" office:value="1" calcext:value-type="float">
            <text:p>1</text:p>
          </table:table-cell>
          <table:table-cell table:style-name="ce4" table:formula="of:=[.R11]" office:value-type="float" office:value="1" calcext:value-type="float">
            <text:p>1</text:p>
          </table:table-cell>
          <table:table-cell table:style-name="ce4" table:formula="of:=[.S11]" office:value-type="float" office:value="0" calcext:value-type="float">
            <text:p>0</text:p>
          </table:table-cell>
          <table:table-cell table:style-name="ce4" table:formula="of:=[.T11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11]" office:value-type="float" office:value="1" calcext:value-type="float">
            <text:p>1</text:p>
          </table:table-cell>
          <table:table-cell table:style-name="ce4" table:formula="of:=[.W11]" office:value-type="float" office:value="0" calcext:value-type="float">
            <text:p>0</text:p>
          </table:table-cell>
          <table:table-cell table:style-name="ce4" table:formula="of:=[.X11]" office:value-type="float" office:value="1" calcext:value-type="float">
            <text:p>1</text:p>
          </table:table-cell>
          <table:table-cell table:style-name="ce4" table:formula="of:=[.Y11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 table:number-columns-repeated="2"/>
          <table:table-cell table:style-name="ce4" office:value-type="string" calcext:value-type="string">
            <text:p>X8<text:span text:style-name="T1">(10)</text:span></text:p>
          </table:table-cell>
          <table:table-cell table:style-name="ce4"/>
          <table:table-cell table:style-name="ce4" table:formula="of:=[.C11]" office:value-type="float" office:value="-18470" calcext:value-type="float">
            <text:p>-18470</text:p>
          </table:table-cell>
          <table:table-cell table:style-name="ce10"/>
          <table:table-cell table:style-name="ce13" table:formula="of:=COM.MICROSOFT.TEXTJOIN(&quot;&quot;;1;&quot;При сложении &quot;;IF(SUM([.G47:.G48])=0;&quot;двух положительных &quot;;IF(SUM([.G47:.G48])=2;&quot;двух отрицательных &quot;;IF([.G47]=0;&quot;положительного и отрицательного &quot;;&quot;отрицательного и положительного &quot;)));&quot;слагаемых получено &quot;;IF([.G50]=1;&quot;отрицательное &quot;;&quot;положительное &quot;);&quot;число. Результат выполнения операции &quot;;IF([.AD52]=1;&quot;некорректен, присутствует переполнение, &quot;;&quot;верен и корректен, &quot;);IF([.AA50]=[.AG50];&quot;&quot;;&quot;не &quot;);&quot;совпадает с суммой десятичных эквивалентов.&quot;)" office:value-type="string" office:string-value="При сложении двух отрицательных слагаемых получено положительное число. Результат выполнения операции некорректен, присутствует переполнение, не совпадает с суммой десятичных эквивалентов." calcext:value-type="string" table:number-columns-spanned="1" table:number-rows-spanned="5">
            <text:p>При сложении двух отрицательных слагаемых получено положительное число. Результат выполнения операции некорректен, присутствует переполнение, не совпадает с суммой десятичных эквивалентов.</text:p>
          </table:table-cell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B9<text:span text:style-name="T1">(2)</text:span></text:p>
          </table:table-cell>
          <table:table-cell table:style-name="ce4"/>
          <table:table-cell table:style-name="ce4" table:formula="of:=[.G12]" office:value-type="float" office:value="1" calcext:value-type="float">
            <text:p>1</text:p>
          </table:table-cell>
          <table:table-cell table:style-name="ce4" table:formula="of:=[.H12]" office:value-type="float" office:value="0" calcext:value-type="float">
            <text:p>0</text:p>
          </table:table-cell>
          <table:table-cell table:style-name="ce4" table:formula="of:=[.I12]" office:value-type="float" office:value="0" calcext:value-type="float">
            <text:p>0</text:p>
          </table:table-cell>
          <table:table-cell table:style-name="ce4" table:formula="of:=[.J12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12]" office:value-type="float" office:value="0" calcext:value-type="float">
            <text:p>0</text:p>
          </table:table-cell>
          <table:table-cell table:style-name="ce4" table:formula="of:=[.M12]" office:value-type="float" office:value="1" calcext:value-type="float">
            <text:p>1</text:p>
          </table:table-cell>
          <table:table-cell table:style-name="ce4" table:formula="of:=[.N12]" office:value-type="float" office:value="1" calcext:value-type="float">
            <text:p>1</text:p>
          </table:table-cell>
          <table:table-cell table:style-name="ce4" table:formula="of:=[.O12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12]" office:value-type="float" office:value="0" calcext:value-type="float">
            <text:p>0</text:p>
          </table:table-cell>
          <table:table-cell table:style-name="ce4" table:formula="of:=[.R12]" office:value-type="float" office:value="1" calcext:value-type="float">
            <text:p>1</text:p>
          </table:table-cell>
          <table:table-cell table:style-name="ce4" table:formula="of:=[.S12]" office:value-type="float" office:value="0" calcext:value-type="float">
            <text:p>0</text:p>
          </table:table-cell>
          <table:table-cell table:style-name="ce4" table:formula="of:=[.T12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12]" office:value-type="float" office:value="0" calcext:value-type="float">
            <text:p>0</text:p>
          </table:table-cell>
          <table:table-cell table:style-name="ce4" table:formula="of:=[.W12]" office:value-type="float" office:value="0" calcext:value-type="float">
            <text:p>0</text:p>
          </table:table-cell>
          <table:table-cell table:style-name="ce4" table:formula="of:=[.X12]" office:value-type="float" office:value="0" calcext:value-type="float">
            <text:p>0</text:p>
          </table:table-cell>
          <table:table-cell table:style-name="ce4" table:formula="of:=[.Y12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X9<text:span text:style-name="T1">(10)</text:span></text:p>
          </table:table-cell>
          <table:table-cell table:style-name="ce4"/>
          <table:table-cell table:style-name="ce4" table:formula="of:=[.C12]" office:value-type="float" office:value="-31152" calcext:value-type="float">
            <text:p>-31152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number-columns-repeated="19" table:style-name="ce4" office:value-type="string" calcext:value-type="string">
            <text:p>--</text:p>
          </table:table-cell>
          <table:table-cell table:style-name="ce10"/>
          <table:table-cell table:style-name="ce4"/>
          <table:table-cell table:style-name="ce10"/>
          <table:table-cell table:style-name="ce12" office:value-type="string" calcext:value-type="string">
            <text:p>=</text:p>
          </table:table-cell>
          <table:table-cell table:style-name="ce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----</text:p>
          </table:table-cell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table:formula="of:=MOD(MOD([.G47]+[.G48];2)+IF(OR(SUM([.H47:.H48])=[.H50];SUM([.H47:.H48])=0);0;1);2)" office:value-type="float" office:value="0" calcext:value-type="float">
            <text:p>0</text:p>
          </table:table-cell>
          <table:table-cell table:style-name="ce4" table:formula="of:=MOD(MOD([.H47]+[.H48];2)+IF(OR(SUM([.I47:.I48])=[.I50];SUM([.I47:.I48])=0);0;1);2)" office:value-type="float" office:value="0" calcext:value-type="float">
            <text:p>0</text:p>
          </table:table-cell>
          <table:table-cell table:style-name="ce4" table:formula="of:=MOD(MOD([.I47]+[.I48];2)+IF(OR(SUM([.J47:.J48])=[.J50];SUM([.J47:.J48])=0);0;1);2)" office:value-type="float" office:value="1" calcext:value-type="float">
            <text:p>1</text:p>
          </table:table-cell>
          <table:table-cell table:style-name="ce4" table:formula="of:=MOD(MOD([.J47]+[.J48];2)+IF(OR(SUM([.L47:.L48])=[.L50];SUM([.L47:.L48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L47]+[.L48];2)+IF(OR(SUM([.M47:.M48])=[.M50];SUM([.M47:.M48])=0);0;1);2)" office:value-type="float" office:value="1" calcext:value-type="float">
            <text:p>1</text:p>
          </table:table-cell>
          <table:table-cell table:style-name="ce4" table:formula="of:=MOD(MOD([.M47]+[.M48];2)+IF(OR(SUM([.N47:.N48])=[.N50];SUM([.N47:.N48])=0);0;1);2)" office:value-type="float" office:value="1" calcext:value-type="float">
            <text:p>1</text:p>
          </table:table-cell>
          <table:table-cell table:style-name="ce4" table:formula="of:=MOD(MOD([.N47]+[.N48];2)+IF(OR(SUM([.O47:.O48])=[.O50];SUM([.O47:.O48])=0);0;1);2)" office:value-type="float" office:value="1" calcext:value-type="float">
            <text:p>1</text:p>
          </table:table-cell>
          <table:table-cell table:style-name="ce4" table:formula="of:=MOD(MOD([.O47]+[.O48];2)+IF(OR(SUM([.Q47:.Q48])=[.Q50];SUM([.Q47:.Q48])=0);0;1);2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Q47]+[.Q48];2)+IF(OR(SUM([.R47:.R48])=[.R50];SUM([.R47:.R48])=0);0;1);2)" office:value-type="float" office:value="0" calcext:value-type="float">
            <text:p>0</text:p>
          </table:table-cell>
          <table:table-cell table:style-name="ce4" table:formula="of:=MOD(MOD([.R47]+[.R48];2)+IF(OR(SUM([.S47:.S48])=[.S50];SUM([.S47:.S48])=0);0;1);2)" office:value-type="float" office:value="0" calcext:value-type="float">
            <text:p>0</text:p>
          </table:table-cell>
          <table:table-cell table:style-name="ce4" table:formula="of:=MOD(MOD([.S47]+[.S48];2)+IF(OR(SUM([.T47:.T48])=[.T50];SUM([.T47:.T48])=0);0;1);2)" office:value-type="float" office:value="1" calcext:value-type="float">
            <text:p>1</text:p>
          </table:table-cell>
          <table:table-cell table:style-name="ce4" table:formula="of:=MOD(MOD([.T47]+[.T48];2)+IF(OR(SUM([.V47:.V48])=[.V50];SUM([.V47:.V48])=0);0;1);2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V47]+[.V48];2)+IF(OR(SUM([.W47:.W48])=[.W50];SUM([.W47:.W48])=0);0;1);2)" office:value-type="float" office:value="1" calcext:value-type="float">
            <text:p>1</text:p>
          </table:table-cell>
          <table:table-cell table:style-name="ce4" table:formula="of:=MOD(MOD([.W47]+[.W48];2)+IF(OR(SUM([.X47:.X48])=[.X50];SUM([.X47:.X48])=0);0;1);2)" office:value-type="float" office:value="0" calcext:value-type="float">
            <text:p>0</text:p>
          </table:table-cell>
          <table:table-cell table:style-name="ce4" table:formula="of:=MOD(MOD([.X47]+[.X48];2)+IF(OR(SUM([.Y47:.Y48])=[.Y50];SUM([.Y47:.Y48])=0);0;1);2)" office:value-type="float" office:value="1" calcext:value-type="float">
            <text:p>1</text:p>
          </table:table-cell>
          <table:table-cell table:style-name="ce4" table:formula="of:=MOD([.Y47]+[.Y48];2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(2)</text:span> =</text:p>
          </table:table-cell>
          <table:table-cell table:style-name="ce4" table:formula="of:=([.H50]*2^14+[.I50]*2^13+[.J50]*2^12+[.L50]*2^11+[.M50]*2^10+[.N50]*2^9+[.O50]*2^8+[.Q50]*2^7+[.R50]*2^6+[.S50]*2^5+[.T50]*2^4+[.V50]*2^3+[.W50]*2^2+[.X50]*2+[.Y50])-IF([.G50]=1;32768;0)" office:value-type="float" office:value="15914" calcext:value-type="float">
            <text:p>15914</text:p>
          </table:table-cell>
          <table:table-cell table:style-name="ce10" office:value-type="string" calcext:value-type="string">
            <text:p><text:span text:style-name="T1">(10)</text:span></text:p>
          </table:table-cell>
          <table:table-cell table:style-name="ce4" table:number-columns-repeated="4"/>
          <table:table-cell table:style-name="ce4" table:formula="of:=SUM([.AG47:.AG48])" office:value-type="float" office:value="-49622" calcext:value-type="float">
            <text:p>-49622</text:p>
          </table:table-cell>
          <table:table-cell table:style-name="ce10" office:value-type="string" calcext:value-type="string">
            <text:p><text:span text:style-name="T1">(10)</text:span></text:p>
          </table:table-cell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covered-table-cell table:style-name="ce4"/>
          <table:table-cell table:style-name="ce4"/>
          <table:table-cell table:style-name="ce1" table:number-columns-repeated="12"/>
        </table:table-row>
        <table:table-row table:style-name="ro1">
          <table:table-cell table:style-name="ce4" table:number-columns-repeated="6"/>
          <table:table-cell table:style-name="ce4" office:value-type="string" calcext:value-type="string" table:number-columns-spanned="3" table:number-rows-spanned="1">
            <text:p>CF =</text:p>
          </table:table-cell>
          <table:covered-table-cell table:number-columns-repeated="2" table:style-name="ce4"/>
          <table:table-cell table:style-name="ce4" table:formula="of:=IF(OR([.G47]+[.G48]=2;AND([.G47]+[.G48]=1;[.G50]=0));1;0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PF =</text:p>
          </table:table-cell>
          <table:covered-table-cell table:number-columns-repeated="2" table:style-name="ce4"/>
          <table:table-cell table:style-name="ce4" table:formula="of:=IF(MOD(SUM([.Q50:.Y50]);2)=1;0;1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AF =</text:p>
          </table:table-cell>
          <table:covered-table-cell table:number-columns-repeated="2" table:style-name="ce4"/>
          <table:table-cell table:style-name="ce4" table:formula="of:=IF(MOD(SUM([.T47:.T48]);2)=[.T50];0;1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ZF =</text:p>
          </table:table-cell>
          <table:covered-table-cell table:number-columns-repeated="2" table:style-name="ce4"/>
          <table:table-cell table:style-name="ce4" table:formula="of:=IF(SUM([.G50:.Y50])=0;1;0)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SF =</text:p>
          </table:table-cell>
          <table:table-cell table:style-name="ce10" table:formula="of:=[.G50]" office:value-type="float" office:value="0" calcext:value-type="float">
            <text:p>0</text:p>
          </table:table-cell>
          <table:table-cell table:style-name="ce4" office:value-type="string" calcext:value-type="string">
            <text:p>OF =</text:p>
          </table:table-cell>
          <table:table-cell table:style-name="ce4" table:formula="of:=IF(OR(AND(SUM([.G47:.G48])=0;NOT([.G50]=0));AND(SUM([.G47:.G48])=2;NOT([.G50]=1)));1;0)" office:value-type="float" office:value="1" calcext:value-type="float">
            <text:p>1</text:p>
          </table:table-cell>
          <table:table-cell table:style-name="ce4" table:number-columns-repeated="3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4" table:number-columns-repeated="25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" table:number-columns-repeated="12"/>
        </table:table-row>
        <table:table-row table:style-name="ro1">
          <table:table-cell table:style-name="ce5" table:number-columns-repeated="3"/>
          <table:table-cell table:style-name="ce4"/>
          <table:table-cell table:style-name="ce4" office:value-type="string" calcext:value-type="string">
            <text:p>B1<text:span text:style-name="T1">(2)</text:span></text:p>
          </table:table-cell>
          <table:table-cell table:style-name="ce4"/>
          <table:table-cell table:style-name="ce4" table:formula="of:=[.G4]" office:value-type="float" office:value="0" calcext:value-type="float">
            <text:p>0</text:p>
          </table:table-cell>
          <table:table-cell table:style-name="ce4" table:formula="of:=[.H4]" office:value-type="float" office:value="0" calcext:value-type="float">
            <text:p>0</text:p>
          </table:table-cell>
          <table:table-cell table:style-name="ce4" table:formula="of:=[.I4]" office:value-type="float" office:value="1" calcext:value-type="float">
            <text:p>1</text:p>
          </table:table-cell>
          <table:table-cell table:style-name="ce4" table:formula="of:=[.J4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4]" office:value-type="float" office:value="0" calcext:value-type="float">
            <text:p>0</text:p>
          </table:table-cell>
          <table:table-cell table:style-name="ce4" table:formula="of:=[.M4]" office:value-type="float" office:value="0" calcext:value-type="float">
            <text:p>0</text:p>
          </table:table-cell>
          <table:table-cell table:style-name="ce4" table:formula="of:=[.N4]" office:value-type="float" office:value="0" calcext:value-type="float">
            <text:p>0</text:p>
          </table:table-cell>
          <table:table-cell table:style-name="ce4" table:formula="of:=[.O4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4]" office:value-type="float" office:value="1" calcext:value-type="float">
            <text:p>1</text:p>
          </table:table-cell>
          <table:table-cell table:style-name="ce4" table:formula="of:=[.R4]" office:value-type="float" office:value="0" calcext:value-type="float">
            <text:p>0</text:p>
          </table:table-cell>
          <table:table-cell table:style-name="ce4" table:formula="of:=[.S4]" office:value-type="float" office:value="0" calcext:value-type="float">
            <text:p>0</text:p>
          </table:table-cell>
          <table:table-cell table:style-name="ce4" table:formula="of:=[.T4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4]" office:value-type="float" office:value="1" calcext:value-type="float">
            <text:p>1</text:p>
          </table:table-cell>
          <table:table-cell table:style-name="ce4" table:formula="of:=[.W4]" office:value-type="float" office:value="0" calcext:value-type="float">
            <text:p>0</text:p>
          </table:table-cell>
          <table:table-cell table:style-name="ce4" table:formula="of:=[.X4]" office:value-type="float" office:value="1" calcext:value-type="float">
            <text:p>1</text:p>
          </table:table-cell>
          <table:table-cell table:style-name="ce4" table:formula="of:=[.Y4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 table:number-columns-repeated="2"/>
          <table:table-cell table:style-name="ce4" office:value-type="string" calcext:value-type="string">
            <text:p>X1<text:span text:style-name="T1">(10)</text:span></text:p>
          </table:table-cell>
          <table:table-cell table:style-name="ce4"/>
          <table:table-cell table:style-name="ce4" table:formula="of:=[.C4]" office:value-type="float" office:value="12682" calcext:value-type="float">
            <text:p>12682</text:p>
          </table:table-cell>
          <table:table-cell table:style-name="ce10"/>
          <table:table-cell table:style-name="ce13" table:formula="of:=COM.MICROSOFT.TEXTJOIN(&quot;&quot;;1;&quot;При сложении &quot;;IF(SUM([.G54:.G55])=0;&quot;двух положительных &quot;;IF(SUM([.G54:.G55])=2;&quot;двух отрицательных &quot;;IF([.G54]=0;&quot;положительного и отрицательного &quot;;&quot;отрицательного и положительного &quot;)));&quot;слагаемых получено &quot;;IF([.G57]=1;&quot;отрицательное &quot;;&quot;положительное &quot;);&quot;число. Результат выполнения операции &quot;;IF([.AD59]=1;&quot;некорректен, присутствует переполнение, &quot;;&quot;верен и корректен, &quot;);IF([.AA57]=[.AG57];&quot;&quot;;&quot;не &quot;);&quot;совпадает с суммой десятичных эквивалентов.&quot;)" office:value-type="string" office:string-value="При сложении положительного и отрицательного слагаемых получено отрицательное число. Результат выполнения операции верен и корректен, совпадает с суммой десятичных эквивалентов." calcext:value-type="string" table:number-columns-spanned="1" table:number-rows-spanned="5">
            <text:p>При сложении положительного и отрицательного слагаемых получено отрицательное число. Результат выполнения операции верен и корректен, совпадает с суммой десятичных эквивалентов.</text:p>
          </table:table-cell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B8<text:span text:style-name="T1">(2)</text:span></text:p>
          </table:table-cell>
          <table:table-cell table:style-name="ce4"/>
          <table:table-cell table:style-name="ce4" table:formula="of:=[.G11]" office:value-type="float" office:value="1" calcext:value-type="float">
            <text:p>1</text:p>
          </table:table-cell>
          <table:table-cell table:style-name="ce4" table:formula="of:=[.H11]" office:value-type="float" office:value="0" calcext:value-type="float">
            <text:p>0</text:p>
          </table:table-cell>
          <table:table-cell table:style-name="ce4" table:formula="of:=[.I11]" office:value-type="float" office:value="1" calcext:value-type="float">
            <text:p>1</text:p>
          </table:table-cell>
          <table:table-cell table:style-name="ce4" table:formula="of:=[.J11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11]" office:value-type="float" office:value="0" calcext:value-type="float">
            <text:p>0</text:p>
          </table:table-cell>
          <table:table-cell table:style-name="ce4" table:formula="of:=[.M11]" office:value-type="float" office:value="1" calcext:value-type="float">
            <text:p>1</text:p>
          </table:table-cell>
          <table:table-cell table:style-name="ce4" table:formula="of:=[.N11]" office:value-type="float" office:value="1" calcext:value-type="float">
            <text:p>1</text:p>
          </table:table-cell>
          <table:table-cell table:style-name="ce4" table:formula="of:=[.O11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11]" office:value-type="float" office:value="1" calcext:value-type="float">
            <text:p>1</text:p>
          </table:table-cell>
          <table:table-cell table:style-name="ce4" table:formula="of:=[.R11]" office:value-type="float" office:value="1" calcext:value-type="float">
            <text:p>1</text:p>
          </table:table-cell>
          <table:table-cell table:style-name="ce4" table:formula="of:=[.S11]" office:value-type="float" office:value="0" calcext:value-type="float">
            <text:p>0</text:p>
          </table:table-cell>
          <table:table-cell table:style-name="ce4" table:formula="of:=[.T11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11]" office:value-type="float" office:value="1" calcext:value-type="float">
            <text:p>1</text:p>
          </table:table-cell>
          <table:table-cell table:style-name="ce4" table:formula="of:=[.W11]" office:value-type="float" office:value="0" calcext:value-type="float">
            <text:p>0</text:p>
          </table:table-cell>
          <table:table-cell table:style-name="ce4" table:formula="of:=[.X11]" office:value-type="float" office:value="1" calcext:value-type="float">
            <text:p>1</text:p>
          </table:table-cell>
          <table:table-cell table:style-name="ce4" table:formula="of:=[.Y11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X8<text:span text:style-name="T1">(10)</text:span></text:p>
          </table:table-cell>
          <table:table-cell table:style-name="ce4"/>
          <table:table-cell table:style-name="ce4" table:formula="of:=[.C11]" office:value-type="float" office:value="-18470" calcext:value-type="float">
            <text:p>-18470</text:p>
          </table:table-cell>
          <table:table-cell table:style-name="ce10"/>
          <table:covered-table-cell table:style-name="ce4"/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number-columns-repeated="19" table:style-name="ce4" office:value-type="string" calcext:value-type="string">
            <text:p>--</text:p>
          </table:table-cell>
          <table:table-cell table:style-name="ce10"/>
          <table:table-cell table:style-name="ce4"/>
          <table:table-cell table:style-name="ce10"/>
          <table:table-cell table:style-name="ce12" office:value-type="string" calcext:value-type="string">
            <text:p>=</text:p>
          </table:table-cell>
          <table:table-cell table:style-name="ce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----</text:p>
          </table:table-cell>
          <table:table-cell table:style-name="ce10"/>
          <table:covered-table-cell table:style-name="ce4"/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table:number-columns-repeated="3"/>
          <table:table-cell table:style-name="ce4" table:formula="of:=MOD(MOD([.G54]+[.G55];2)+IF(OR(SUM([.H54:.H55])=[.H57];SUM([.H54:.H55])=0);0;1);2)" office:value-type="float" office:value="1" calcext:value-type="float">
            <text:p>1</text:p>
          </table:table-cell>
          <table:table-cell table:style-name="ce4" table:formula="of:=MOD(MOD([.H54]+[.H55];2)+IF(OR(SUM([.I54:.I55])=[.I57];SUM([.I54:.I55])=0);0;1);2)" office:value-type="float" office:value="1" calcext:value-type="float">
            <text:p>1</text:p>
          </table:table-cell>
          <table:table-cell table:style-name="ce4" table:formula="of:=MOD(MOD([.I54]+[.I55];2)+IF(OR(SUM([.J54:.J55])=[.J57];SUM([.J54:.J55])=0);0;1);2)" office:value-type="float" office:value="1" calcext:value-type="float">
            <text:p>1</text:p>
          </table:table-cell>
          <table:table-cell table:style-name="ce4" table:formula="of:=MOD(MOD([.J54]+[.J55];2)+IF(OR(SUM([.L54:.L55])=[.L57];SUM([.L54:.L55])=0);0;1);2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L54]+[.L55];2)+IF(OR(SUM([.M54:.M55])=[.M57];SUM([.M54:.M55])=0);0;1);2)" office:value-type="float" office:value="1" calcext:value-type="float">
            <text:p>1</text:p>
          </table:table-cell>
          <table:table-cell table:style-name="ce4" table:formula="of:=MOD(MOD([.M54]+[.M55];2)+IF(OR(SUM([.N54:.N55])=[.N57];SUM([.N54:.N55])=0);0;1);2)" office:value-type="float" office:value="0" calcext:value-type="float">
            <text:p>0</text:p>
          </table:table-cell>
          <table:table-cell table:style-name="ce4" table:formula="of:=MOD(MOD([.N54]+[.N55];2)+IF(OR(SUM([.O54:.O55])=[.O57];SUM([.O54:.O55])=0);0;1);2)" office:value-type="float" office:value="0" calcext:value-type="float">
            <text:p>0</text:p>
          </table:table-cell>
          <table:table-cell table:style-name="ce4" table:formula="of:=MOD(MOD([.O54]+[.O55];2)+IF(OR(SUM([.Q54:.Q55])=[.Q57];SUM([.Q54:.Q55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Q54]+[.Q55];2)+IF(OR(SUM([.R54:.R55])=[.R57];SUM([.R54:.R55])=0);0;1);2)" office:value-type="float" office:value="0" calcext:value-type="float">
            <text:p>0</text:p>
          </table:table-cell>
          <table:table-cell table:style-name="ce4" table:formula="of:=MOD(MOD([.R54]+[.R55];2)+IF(OR(SUM([.S54:.S55])=[.S57];SUM([.S54:.S55])=0);0;1);2)" office:value-type="float" office:value="1" calcext:value-type="float">
            <text:p>1</text:p>
          </table:table-cell>
          <table:table-cell table:style-name="ce4" table:formula="of:=MOD(MOD([.S54]+[.S55];2)+IF(OR(SUM([.T54:.T55])=[.T57];SUM([.T54:.T55])=0);0;1);2)" office:value-type="float" office:value="1" calcext:value-type="float">
            <text:p>1</text:p>
          </table:table-cell>
          <table:table-cell table:style-name="ce4" table:formula="of:=MOD(MOD([.T54]+[.T55];2)+IF(OR(SUM([.V54:.V55])=[.V57];SUM([.V54:.V55])=0);0;1);2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V54]+[.V55];2)+IF(OR(SUM([.W54:.W55])=[.W57];SUM([.W54:.W55])=0);0;1);2)" office:value-type="float" office:value="0" calcext:value-type="float">
            <text:p>0</text:p>
          </table:table-cell>
          <table:table-cell table:style-name="ce4" table:formula="of:=MOD(MOD([.W54]+[.W55];2)+IF(OR(SUM([.X54:.X55])=[.X57];SUM([.X54:.X55])=0);0;1);2)" office:value-type="float" office:value="1" calcext:value-type="float">
            <text:p>1</text:p>
          </table:table-cell>
          <table:table-cell table:style-name="ce4" table:formula="of:=MOD(MOD([.X54]+[.X55];2)+IF(OR(SUM([.Y54:.Y55])=[.Y57];SUM([.Y54:.Y55])=0);0;1);2)" office:value-type="float" office:value="0" calcext:value-type="float">
            <text:p>0</text:p>
          </table:table-cell>
          <table:table-cell table:style-name="ce4" table:formula="of:=MOD([.Y54]+[.Y55];2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(2)</text:span> =</text:p>
          </table:table-cell>
          <table:table-cell table:style-name="ce4" table:formula="of:=([.H57]*2^14+[.I57]*2^13+[.J57]*2^12+[.L57]*2^11+[.M57]*2^10+[.N57]*2^9+[.O57]*2^8+[.Q57]*2^7+[.R57]*2^6+[.S57]*2^5+[.T57]*2^4+[.V57]*2^3+[.W57]*2^2+[.X57]*2+[.Y57])-IF([.G57]=1;32768;0)" office:value-type="float" office:value="-5788" calcext:value-type="float">
            <text:p>-5788</text:p>
          </table:table-cell>
          <table:table-cell table:style-name="ce10" office:value-type="string" calcext:value-type="string">
            <text:p><text:span text:style-name="T1">(10)</text:span></text:p>
          </table:table-cell>
          <table:table-cell table:style-name="ce4" table:number-columns-repeated="4"/>
          <table:table-cell table:style-name="ce4" table:formula="of:=SUM([.AG54:.AG55])" office:value-type="float" office:value="-5788" calcext:value-type="float">
            <text:p>-5788</text:p>
          </table:table-cell>
          <table:table-cell table:style-name="ce10" office:value-type="string" calcext:value-type="string">
            <text:p><text:span text:style-name="T1">(10)</text:span></text:p>
          </table:table-cell>
          <table:covered-table-cell table:style-name="ce4"/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table:number-columns-repeated="2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covered-table-cell table:style-name="ce4"/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table:number-columns-repeated="3"/>
          <table:table-cell table:style-name="ce4" office:value-type="string" calcext:value-type="string" table:number-columns-spanned="3" table:number-rows-spanned="1">
            <text:p>CF =</text:p>
          </table:table-cell>
          <table:covered-table-cell table:number-columns-repeated="2" table:style-name="ce4"/>
          <table:table-cell table:style-name="ce4" table:formula="of:=IF(OR([.G54]+[.G55]=2;AND([.G54]+[.G55]=1;[.G57]=0));1;0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PF =</text:p>
          </table:table-cell>
          <table:covered-table-cell table:number-columns-repeated="2" table:style-name="ce4"/>
          <table:table-cell table:style-name="ce4" table:formula="of:=IF(MOD(SUM([.Q57:.Y57]);2)=1;0;1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AF =</text:p>
          </table:table-cell>
          <table:covered-table-cell table:number-columns-repeated="2" table:style-name="ce4"/>
          <table:table-cell table:style-name="ce4" table:formula="of:=IF(MOD(SUM([.T54:.T55]);2)=[.T57];0;1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ZF =</text:p>
          </table:table-cell>
          <table:covered-table-cell table:number-columns-repeated="2" table:style-name="ce4"/>
          <table:table-cell table:style-name="ce4" table:formula="of:=IF(SUM([.G57:.Y57])=0;1;0)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SF =</text:p>
          </table:table-cell>
          <table:table-cell table:style-name="ce10" table:formula="of:=[.G57]" office:value-type="float" office:value="1" calcext:value-type="float">
            <text:p>1</text:p>
          </table:table-cell>
          <table:table-cell table:style-name="ce4" office:value-type="string" calcext:value-type="string">
            <text:p>OF =</text:p>
          </table:table-cell>
          <table:table-cell table:style-name="ce4" table:formula="of:=IF(OR(AND(SUM([.G54:.G55])=0;NOT([.G57]=0));AND(SUM([.G54:.G55])=2;NOT([.G57]=1)));1;0)" office:value-type="float" office:value="0" calcext:value-type="float">
            <text:p>0</text:p>
          </table:table-cell>
          <table:table-cell table:style-name="ce4" table:number-columns-repeated="3"/>
          <table:table-cell table:style-name="ce10"/>
          <table:table-cell table:style-name="ce5" table:number-columns-repeated="2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table:number-columns-repeated="2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5" table:number-columns-repeated="2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/>
          <table:table-cell table:style-name="ce4" office:value-type="string" calcext:value-type="string">
            <text:p>B11<text:span text:style-name="T1">(2)</text:span></text:p>
          </table:table-cell>
          <table:table-cell table:style-name="ce4"/>
          <table:table-cell table:style-name="ce4" table:formula="of:=[.G14]" office:value-type="float" office:value="1" calcext:value-type="float">
            <text:p>1</text:p>
          </table:table-cell>
          <table:table-cell table:style-name="ce4" table:formula="of:=[.H14]" office:value-type="float" office:value="1" calcext:value-type="float">
            <text:p>1</text:p>
          </table:table-cell>
          <table:table-cell table:style-name="ce4" table:formula="of:=[.I14]" office:value-type="float" office:value="1" calcext:value-type="float">
            <text:p>1</text:p>
          </table:table-cell>
          <table:table-cell table:style-name="ce4" table:formula="of:=[.J14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14]" office:value-type="float" office:value="1" calcext:value-type="float">
            <text:p>1</text:p>
          </table:table-cell>
          <table:table-cell table:style-name="ce4" table:formula="of:=[.M14]" office:value-type="float" office:value="0" calcext:value-type="float">
            <text:p>0</text:p>
          </table:table-cell>
          <table:table-cell table:style-name="ce4" table:formula="of:=[.N14]" office:value-type="float" office:value="0" calcext:value-type="float">
            <text:p>0</text:p>
          </table:table-cell>
          <table:table-cell table:style-name="ce4" table:formula="of:=[.O14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14]" office:value-type="float" office:value="0" calcext:value-type="float">
            <text:p>0</text:p>
          </table:table-cell>
          <table:table-cell table:style-name="ce4" table:formula="of:=[.R14]" office:value-type="float" office:value="1" calcext:value-type="float">
            <text:p>1</text:p>
          </table:table-cell>
          <table:table-cell table:style-name="ce4" table:formula="of:=[.S14]" office:value-type="float" office:value="1" calcext:value-type="float">
            <text:p>1</text:p>
          </table:table-cell>
          <table:table-cell table:style-name="ce4" table:formula="of:=[.T14]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14]" office:value-type="float" office:value="0" calcext:value-type="float">
            <text:p>0</text:p>
          </table:table-cell>
          <table:table-cell table:style-name="ce4" table:formula="of:=[.W14]" office:value-type="float" office:value="1" calcext:value-type="float">
            <text:p>1</text:p>
          </table:table-cell>
          <table:table-cell table:style-name="ce4" table:formula="of:=[.X14]" office:value-type="float" office:value="0" calcext:value-type="float">
            <text:p>0</text:p>
          </table:table-cell>
          <table:table-cell table:style-name="ce4" table:formula="of:=[.Y14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 table:number-columns-repeated="2"/>
          <table:table-cell table:style-name="ce4" office:value-type="string" calcext:value-type="string">
            <text:p>X11<text:span text:style-name="T1">(10)</text:span></text:p>
          </table:table-cell>
          <table:table-cell table:style-name="ce4"/>
          <table:table-cell table:style-name="ce4" table:formula="of:=[.C14]" office:value-type="float" office:value="-5788" calcext:value-type="float">
            <text:p>-5788</text:p>
          </table:table-cell>
          <table:table-cell table:style-name="ce10"/>
          <table:table-cell table:style-name="ce13" table:formula="of:=COM.MICROSOFT.TEXTJOIN(&quot;&quot;;1;&quot;При сложении &quot;;IF(SUM([.G61:.G62])=0;&quot;двух положительных &quot;;IF(SUM([.G61:.G62])=2;&quot;двух отрицательных &quot;;IF([.G61]=0;&quot;положительного и отрицательного &quot;;&quot;отрицательного и положительного &quot;)));&quot;слагаемых получено &quot;;IF([.G64]=1;&quot;отрицательное &quot;;&quot;положительное &quot;);&quot;число. Результат выполнения операции &quot;;IF([.AD66]=1;&quot;некорректен, присутствует переполнение, &quot;;&quot;верен и корректен, &quot;);IF([.AA64]=[.AG64];&quot;&quot;;&quot;не &quot;);&quot;совпадает с суммой десятичных эквивалентов.&quot;)" office:value-type="string" office:string-value="При сложении отрицательного и положительного слагаемых получено положительное число. Результат выполнения операции верен и корректен, совпадает с суммой десятичных эквивалентов." calcext:value-type="string" table:number-columns-spanned="1" table:number-rows-spanned="5">
            <text:p>При сложении отрицательного и положительного слагаемых получено положительное число. Результат выполнения операции верен и корректен, совпадает с суммой десятичных эквивалентов.</text:p>
          </table:table-cell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B3<text:span text:style-name="T1">(2)</text:span></text:p>
          </table:table-cell>
          <table:table-cell table:style-name="ce4"/>
          <table:table-cell table:style-name="ce4" table:formula="of:=[.G6]" office:value-type="float" office:value="0" calcext:value-type="float">
            <text:p>0</text:p>
          </table:table-cell>
          <table:table-cell table:style-name="ce4" table:formula="of:=[.H6]" office:value-type="float" office:value="1" calcext:value-type="float">
            <text:p>1</text:p>
          </table:table-cell>
          <table:table-cell table:style-name="ce4" table:formula="of:=[.I6]" office:value-type="float" office:value="1" calcext:value-type="float">
            <text:p>1</text:p>
          </table:table-cell>
          <table:table-cell table:style-name="ce4" table:formula="of:=[.J6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L6]" office:value-type="float" office:value="1" calcext:value-type="float">
            <text:p>1</text:p>
          </table:table-cell>
          <table:table-cell table:style-name="ce4" table:formula="of:=[.M6]" office:value-type="float" office:value="0" calcext:value-type="float">
            <text:p>0</text:p>
          </table:table-cell>
          <table:table-cell table:style-name="ce4" table:formula="of:=[.N6]" office:value-type="float" office:value="0" calcext:value-type="float">
            <text:p>0</text:p>
          </table:table-cell>
          <table:table-cell table:style-name="ce4" table:formula="of:=[.O6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Q6]" office:value-type="float" office:value="1" calcext:value-type="float">
            <text:p>1</text:p>
          </table:table-cell>
          <table:table-cell table:style-name="ce4" table:formula="of:=[.R6]" office:value-type="float" office:value="0" calcext:value-type="float">
            <text:p>0</text:p>
          </table:table-cell>
          <table:table-cell table:style-name="ce4" table:formula="of:=[.S6]" office:value-type="float" office:value="1" calcext:value-type="float">
            <text:p>1</text:p>
          </table:table-cell>
          <table:table-cell table:style-name="ce4" table:formula="of:=[.T6]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[.V6]" office:value-type="float" office:value="0" calcext:value-type="float">
            <text:p>0</text:p>
          </table:table-cell>
          <table:table-cell table:style-name="ce4" table:formula="of:=[.W6]" office:value-type="float" office:value="0" calcext:value-type="float">
            <text:p>0</text:p>
          </table:table-cell>
          <table:table-cell table:style-name="ce4" table:formula="of:=[.X6]" office:value-type="float" office:value="0" calcext:value-type="float">
            <text:p>0</text:p>
          </table:table-cell>
          <table:table-cell table:style-name="ce4" table:formula="of:=[.Y6]" office:value-type="float" office:value="0" calcext:value-type="float">
            <text:p>0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X3<text:span text:style-name="T1">(10)</text:span></text:p>
          </table:table-cell>
          <table:table-cell table:style-name="ce4"/>
          <table:table-cell table:style-name="ce4" table:formula="of:=[.C6]" office:value-type="float" office:value="31152" calcext:value-type="float">
            <text:p>31152</text:p>
          </table:table-cell>
          <table:table-cell table:style-name="ce10"/>
          <table:covered-table-cell table:style-name="ce4"/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number-columns-repeated="19" table:style-name="ce4" office:value-type="string" calcext:value-type="string">
            <text:p>--</text:p>
          </table:table-cell>
          <table:table-cell table:style-name="ce10"/>
          <table:table-cell table:style-name="ce4"/>
          <table:table-cell table:style-name="ce10"/>
          <table:table-cell table:style-name="ce12" office:value-type="string" calcext:value-type="string">
            <text:p>=</text:p>
          </table:table-cell>
          <table:table-cell table:style-name="ce4"/>
          <table:table-cell table:style-name="ce4" office:value-type="string" calcext:value-type="string">
            <text:p>--------</text:p>
          </table:table-cell>
          <table:table-cell table:style-name="ce4" office:value-type="string" calcext:value-type="string">
            <text:p>------</text:p>
          </table:table-cell>
          <table:table-cell table:style-name="ce4" office:value-type="string" calcext:value-type="string">
            <text:p>---------</text:p>
          </table:table-cell>
          <table:table-cell table:style-name="ce10"/>
          <table:covered-table-cell table:style-name="ce4"/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table:number-columns-repeated="3"/>
          <table:table-cell table:style-name="ce4" table:formula="of:=MOD(MOD([.G61]+[.G62];2)+IF(OR(SUM([.H61:.H62])=[.H64];SUM([.H61:.H62])=0);0;1);2)" office:value-type="float" office:value="0" calcext:value-type="float">
            <text:p>0</text:p>
          </table:table-cell>
          <table:table-cell table:style-name="ce4" table:formula="of:=MOD(MOD([.H61]+[.H62];2)+IF(OR(SUM([.I61:.I62])=[.I64];SUM([.I61:.I62])=0);0;1);2)" office:value-type="float" office:value="1" calcext:value-type="float">
            <text:p>1</text:p>
          </table:table-cell>
          <table:table-cell table:style-name="ce4" table:formula="of:=MOD(MOD([.I61]+[.I62];2)+IF(OR(SUM([.J61:.J62])=[.J64];SUM([.J61:.J62])=0);0;1);2)" office:value-type="float" office:value="1" calcext:value-type="float">
            <text:p>1</text:p>
          </table:table-cell>
          <table:table-cell table:style-name="ce4" table:formula="of:=MOD(MOD([.J61]+[.J62];2)+IF(OR(SUM([.L61:.L62])=[.L64];SUM([.L61:.L62])=0);0;1);2)" office:value-type="float" office:value="0" calcext:value-type="float">
            <text:p>0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L61]+[.L62];2)+IF(OR(SUM([.M61:.M62])=[.M64];SUM([.M61:.M62])=0);0;1);2)" office:value-type="float" office:value="0" calcext:value-type="float">
            <text:p>0</text:p>
          </table:table-cell>
          <table:table-cell table:style-name="ce4" table:formula="of:=MOD(MOD([.M61]+[.M62];2)+IF(OR(SUM([.N61:.N62])=[.N64];SUM([.N61:.N62])=0);0;1);2)" office:value-type="float" office:value="0" calcext:value-type="float">
            <text:p>0</text:p>
          </table:table-cell>
          <table:table-cell table:style-name="ce4" table:formula="of:=MOD(MOD([.N61]+[.N62];2)+IF(OR(SUM([.O61:.O62])=[.O64];SUM([.O61:.O62])=0);0;1);2)" office:value-type="float" office:value="1" calcext:value-type="float">
            <text:p>1</text:p>
          </table:table-cell>
          <table:table-cell table:style-name="ce4" table:formula="of:=MOD(MOD([.O61]+[.O62];2)+IF(OR(SUM([.Q61:.Q62])=[.Q64];SUM([.Q61:.Q62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Q61]+[.Q62];2)+IF(OR(SUM([.R61:.R62])=[.R64];SUM([.R61:.R62])=0);0;1);2)" office:value-type="float" office:value="0" calcext:value-type="float">
            <text:p>0</text:p>
          </table:table-cell>
          <table:table-cell table:style-name="ce4" table:formula="of:=MOD(MOD([.R61]+[.R62];2)+IF(OR(SUM([.S61:.S62])=[.S64];SUM([.S61:.S62])=0);0;1);2)" office:value-type="float" office:value="0" calcext:value-type="float">
            <text:p>0</text:p>
          </table:table-cell>
          <table:table-cell table:style-name="ce4" table:formula="of:=MOD(MOD([.S61]+[.S62];2)+IF(OR(SUM([.T61:.T62])=[.T64];SUM([.T61:.T62])=0);0;1);2)" office:value-type="float" office:value="0" calcext:value-type="float">
            <text:p>0</text:p>
          </table:table-cell>
          <table:table-cell table:style-name="ce4" table:formula="of:=MOD(MOD([.T61]+[.T62];2)+IF(OR(SUM([.V61:.V62])=[.V64];SUM([.V61:.V62])=0);0;1);2)" office:value-type="float" office:value="1" calcext:value-type="float">
            <text:p>1</text:p>
          </table:table-cell>
          <table:table-cell table:style-name="ce4" office:value-type="string" calcext:value-type="string">
            <text:p>.</text:p>
          </table:table-cell>
          <table:table-cell table:style-name="ce4" table:formula="of:=MOD(MOD([.V61]+[.V62];2)+IF(OR(SUM([.W61:.W62])=[.W64];SUM([.W61:.W62])=0);0;1);2)" office:value-type="float" office:value="0" calcext:value-type="float">
            <text:p>0</text:p>
          </table:table-cell>
          <table:table-cell table:style-name="ce4" table:formula="of:=MOD(MOD([.W61]+[.W62];2)+IF(OR(SUM([.X61:.X62])=[.X64];SUM([.X61:.X62])=0);0;1);2)" office:value-type="float" office:value="1" calcext:value-type="float">
            <text:p>1</text:p>
          </table:table-cell>
          <table:table-cell table:style-name="ce4" table:formula="of:=MOD(MOD([.X61]+[.X62];2)+IF(OR(SUM([.Y61:.Y62])=[.Y64];SUM([.Y61:.Y62])=0);0;1);2)" office:value-type="float" office:value="0" calcext:value-type="float">
            <text:p>0</text:p>
          </table:table-cell>
          <table:table-cell table:style-name="ce4" table:formula="of:=MOD([.Y61]+[.Y62];2)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(2)</text:span> =</text:p>
          </table:table-cell>
          <table:table-cell table:style-name="ce4" table:formula="of:=([.H64]*2^14+[.I64]*2^13+[.J64]*2^12+[.L64]*2^11+[.M64]*2^10+[.N64]*2^9+[.O64]*2^8+[.Q64]*2^7+[.R64]*2^6+[.S64]*2^5+[.T64]*2^4+[.V64]*2^3+[.W64]*2^2+[.X64]*2+[.Y64])-IF([.G64]=1;32768;0)" office:value-type="float" office:value="25364" calcext:value-type="float">
            <text:p>25364</text:p>
          </table:table-cell>
          <table:table-cell table:style-name="ce10" office:value-type="string" calcext:value-type="string">
            <text:p><text:span text:style-name="T1">(10)</text:span></text:p>
          </table:table-cell>
          <table:table-cell table:style-name="ce4" table:number-columns-repeated="4"/>
          <table:table-cell table:style-name="ce4" table:formula="of:=SUM([.AG61:.AG62])" office:value-type="float" office:value="25364" calcext:value-type="float">
            <text:p>25364</text:p>
          </table:table-cell>
          <table:table-cell table:style-name="ce10" office:value-type="string" calcext:value-type="string">
            <text:p><text:span text:style-name="T1">(10)</text:span></text:p>
          </table:table-cell>
          <table:covered-table-cell table:style-name="ce4"/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table:number-columns-repeated="2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covered-table-cell table:style-name="ce4"/>
          <table:table-cell table:style-name="ce5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table:number-columns-repeated="3"/>
          <table:table-cell table:style-name="ce4" office:value-type="string" calcext:value-type="string" table:number-columns-spanned="3" table:number-rows-spanned="1">
            <text:p>CF =</text:p>
          </table:table-cell>
          <table:covered-table-cell table:number-columns-repeated="2" table:style-name="ce4"/>
          <table:table-cell table:style-name="ce4" table:formula="of:=IF(OR([.G61]+[.G62]=2;AND([.G61]+[.G62]=1;[.G64]=0));1;0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PF =</text:p>
          </table:table-cell>
          <table:covered-table-cell table:number-columns-repeated="2" table:style-name="ce4"/>
          <table:table-cell table:style-name="ce4" table:formula="of:=IF(MOD(SUM([.Q64:.Y64]);2)=1;0;1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AF =</text:p>
          </table:table-cell>
          <table:covered-table-cell table:number-columns-repeated="2" table:style-name="ce4"/>
          <table:table-cell table:style-name="ce4" table:formula="of:=IF(MOD(SUM([.T61:.T62]);2)=[.T64];0;1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 table:number-columns-spanned="3" table:number-rows-spanned="1">
            <text:p>ZF =</text:p>
          </table:table-cell>
          <table:covered-table-cell table:number-columns-repeated="2" table:style-name="ce4"/>
          <table:table-cell table:style-name="ce4" table:formula="of:=IF(SUM([.G64:.Y64])=0;1;0)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>
            <text:p>SF =</text:p>
          </table:table-cell>
          <table:table-cell table:style-name="ce10" table:formula="of:=[.G64]" office:value-type="float" office:value="0" calcext:value-type="float">
            <text:p>0</text:p>
          </table:table-cell>
          <table:table-cell table:style-name="ce4" office:value-type="string" calcext:value-type="string">
            <text:p>OF =</text:p>
          </table:table-cell>
          <table:table-cell table:style-name="ce4" table:formula="of:=IF(OR(AND(SUM([.G61:.G62])=0;NOT([.G64]=0));AND(SUM([.G61:.G62])=2;NOT([.G64]=1)));1;0)" office:value-type="float" office:value="0" calcext:value-type="float">
            <text:p>0</text:p>
          </table:table-cell>
          <table:table-cell table:style-name="ce4" table:number-columns-repeated="3"/>
          <table:table-cell table:style-name="ce10"/>
          <table:table-cell table:style-name="ce5" table:number-columns-repeated="2"/>
          <table:table-cell table:number-columns-repeated="12"/>
        </table:table-row>
        <table:table-row table:style-name="ro1">
          <table:table-cell table:style-name="ce5" table:number-columns-repeated="3"/>
          <table:table-cell table:style-name="ce4" table:number-columns-repeated="2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5" table:number-columns-repeated="2"/>
          <table:table-cell table:number-columns-repeated="12"/>
        </table:table-row>
        <table:table-row table:style-name="ro1" table:number-rows-repeated="2">
          <table:table-cell table:style-name="ce5" table:number-columns-repeated="25"/>
          <table:table-cell table:style-name="ce10"/>
          <table:table-cell table:style-name="ce5"/>
          <table:table-cell table:style-name="ce10"/>
          <table:table-cell table:style-name="ce5" table:number-columns-repeated="5"/>
          <table:table-cell table:style-name="ce10"/>
          <table:table-cell table:style-name="ce5" table:number-columns-repeated="2"/>
          <table:table-cell table:number-columns-repeated="12"/>
        </table:table-row>
        <table:table-row table:style-name="ro1" table:number-rows-repeated="1048506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00a933"/>
    </style:style>
    <style:style style:name="Без_20_имени2" style:display-name="Без имени2" style:family="table-cell" style:parent-style-name="Default">
      <style:text-properties fo:font-weight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Босенко Борис Игоревич</text:p>
        <text:p>Вариант 30</text:p>
        <text:p>ИнфЛаб5.ods</text:p>
      </style:header>
      <style:header-left style:display="false"/>
      <style:header-first style:display="false"/>
      <style:footer>
        <text:p>Создан:00:12, 15.12.2025 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.00.0000</text:date>, <text:time style:data-style-name="N2" text:time-value="04:18:16.155367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1:47:23.086629300</meta:creation-date>
    <meta:editing-duration>P1DT22H30M38S</meta:editing-duration>
    <meta:editing-cycles>6</meta:editing-cycles>
    <meta:generator>LibreOffice/25.8.3.2$Windows_X86_64 LibreOffice_project/8ca8d55c161d602844f5428fa4b58097424e324e</meta:generator>
    <dc:date>2025-12-22T15:14:38.991006200</dc:date>
    <meta:document-statistic meta:table-count="1" meta:cell-count="1054" meta:object-count="0"/>
  </office:meta>
</office:document-meta>
</file>